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609cm" svg:height="12.139cm" svg:x="2.285cm" svg:y="47.12cm">
            <draw:object draw:notify-on-update-of-ranges="Sheet1.B1:Sheet1.B1 Sheet1.C1:Sheet1.H1 Sheet1.B2:Sheet1.B2 Sheet1.C2:Sheet1.H2 Sheet1.B3:Sheet1.B3 Sheet1.C3:Sheet1.H3 Sheet1.B4:Sheet1.B4 Sheet1.C4:Sheet1.H4 Sheet1.B5:Sheet1.B5 Sheet1.C5:Sheet1.H5 Sheet1.B6:Sheet1.B6 Sheet1.C6:Sheet1.H6 Sheet1.B7:Sheet1.B7 Sheet1.C7:Sheet1.H7 Sheet1.B8:Sheet1.B8 Sheet1.C8:Sheet1.H8 Sheet1.B9:Sheet1.B9 Sheet1.C9:Sheet1.H9 Sheet1.B10:Sheet1.B10 Sheet1.C10:Sheet1.H10 Sheet1.B11:Sheet1.B11 Sheet1.C11:Sheet1.H11 Sheet1.B12:Sheet1.B12 Sheet1.C12:Sheet1.H12 Sheet1.B13:Sheet1.B13 Sheet1.C13:Sheet1.H13 Sheet1.B14:Sheet1.B14 Sheet1.C14:Sheet1.H14 Sheet1.B15:Sheet1.B15 Sheet1.C15:Sheet1.H15 Sheet1.B16:Sheet1.B16 Sheet1.C16:Sheet1.H16 Sheet1.B17:Sheet1.B17 Sheet1.C17:Sheet1.H17 Sheet1.B18:Sheet1.B18 Sheet1.C18:Sheet1.H18 Sheet1.B19:Sheet1.B19 Sheet1.C19:Sheet1.H19 Sheet1.B20:Sheet1.B20 Sheet1.C20:Sheet1.H20 Sheet1.B21:Sheet1.B21 Sheet1.C21:Sheet1.H21 Sheet1.B22:Sheet1.B22 Sheet1.C22:Sheet1.H22 Sheet1.B23:Sheet1.B23 Sheet1.C23:Sheet1.H23 Sheet1.B24:Sheet1.B24 Sheet1.C24:Sheet1.H24 Sheet1.B25:Sheet1.B25 Sheet1.C25:Sheet1.H25 Sheet1.B26:Sheet1.B26 Sheet1.C26:Sheet1.H26 Sheet1.B27:Sheet1.B27 Sheet1.C27:Sheet1.H27 Sheet1.B28:Sheet1.B28 Sheet1.C28:Sheet1.H28 Sheet1.B29:Sheet1.B29 Sheet1.C29:Sheet1.H29 Sheet1.B30:Sheet1.B30 Sheet1.C30:Sheet1.H30 Sheet1.B31:Sheet1.B31 Sheet1.C31:Sheet1.H31 Sheet1.B32:Sheet1.B32 Sheet1.C32:Sheet1.H32 Sheet1.B33:Sheet1.B33 Sheet1.C33:Sheet1.H33 Sheet1.B34:Sheet1.B34 Sheet1.C34:Sheet1.H34 Sheet1.B35:Sheet1.B35 Sheet1.C35:Sheet1.H35 Sheet1.B36:Sheet1.B36 Sheet1.C36:Sheet1.H36 Sheet1.B37:Sheet1.B37 Sheet1.C37:Sheet1.H37 Sheet1.B38:Sheet1.B38 Sheet1.C38:Sheet1.H38 Sheet1.B39:Sheet1.B39 Sheet1.C39:Sheet1.H39 Sheet1.B40:Sheet1.B40 Sheet1.C40:Sheet1.H40 Sheet1.B41:Sheet1.B41 Sheet1.C41:Sheet1.H41 Sheet1.B42:Sheet1.B42 Sheet1.C42:Sheet1.H42 Sheet1.B43:Sheet1.B43 Sheet1.C43:Sheet1.H43 Sheet1.B44:Sheet1.B44 Sheet1.C44:Sheet1.H44 Sheet1.B45:Sheet1.B45 Sheet1.C45:Sheet1.H45 Sheet1.B46:Sheet1.B46 Sheet1.C46:Sheet1.H46 Sheet1.B47:Sheet1.B47 Sheet1.C47:Sheet1.H47 Sheet1.B48:Sheet1.B48 Sheet1.C48:Sheet1.H48 Sheet1.B49:Sheet1.B49 Sheet1.C49:Sheet1.H49 Sheet1.B50:Sheet1.B50 Sheet1.C50:Sheet1.H50 Sheet1.B51:Sheet1.B51 Sheet1.C51:Sheet1.H51 Sheet1.B52:Sheet1.B52 Sheet1.C52:Sheet1.H52 Sheet1.B53:Sheet1.B53 Sheet1.C53:Sheet1.H53 Sheet1.B54:Sheet1.B54 Sheet1.C54:Sheet1.H54 Sheet1.B55:Sheet1.B55 Sheet1.C55:Sheet1.H55 Sheet1.B56:Sheet1.B56 Sheet1.C56:Sheet1.H56 Sheet1.B57:Sheet1.B57 Sheet1.C57:Sheet1.H57 Sheet1.B58:Sheet1.B58 Sheet1.C58:Sheet1.H58 Sheet1.B59:Sheet1.B59 Sheet1.C59:Sheet1.H59 Sheet1.B60:Sheet1.B60 Sheet1.C60:Sheet1.H60 Sheet1.B61:Sheet1.B61 Sheet1.C61:Sheet1.H61 Sheet1.B62:Sheet1.B62 Sheet1.C62:Sheet1.H62 Sheet1.B63:Sheet1.B63 Sheet1.C63:Sheet1.H63 Sheet1.B64:Sheet1.B64 Sheet1.C64:Sheet1.H64 Sheet1.B65:Sheet1.B65 Sheet1.C65:Sheet1.H65 Sheet1.B66:Sheet1.B66 Sheet1.C66:Sheet1.H66 Sheet1.B67:Sheet1.B67 Sheet1.C67:Sheet1.H67 Sheet1.B68:Sheet1.B68 Sheet1.C68:Sheet1.H68 Sheet1.B69:Sheet1.B69 Sheet1.C69:Sheet1.H69 Sheet1.B70:Sheet1.B70 Sheet1.C70:Sheet1.H70 Sheet1.B71:Sheet1.B71 Sheet1.C71:Sheet1.H71 Sheet1.B72:Sheet1.B72 Sheet1.C72:Sheet1.H72 Sheet1.B73:Sheet1.B73 Sheet1.C73:Sheet1.H73 Sheet1.B74:Sheet1.B74 Sheet1.C74:Sheet1.H74 Sheet1.B75:Sheet1.B75 Sheet1.C75:Sheet1.H75 Sheet1.B76:Sheet1.B76 Sheet1.C76:Sheet1.H76 Sheet1.B77:Sheet1.B77 Sheet1.C77:Sheet1.H77 Sheet1.B78:Sheet1.B78 Sheet1.C78:Sheet1.H78 Sheet1.B79:Sheet1.B79 Sheet1.C79:Sheet1.H79 Sheet1.B80:Sheet1.B80 Sheet1.C80:Sheet1.H80 Sheet1.B81:Sheet1.B81 Sheet1.C81:Sheet1.H81 Sheet1.B82:Sheet1.B82 Sheet1.C82:Sheet1.H82 Sheet1.B83:Sheet1.B83 Sheet1.C83:Sheet1.H83 Sheet1.B84:Sheet1.B84 Sheet1.C84:Sheet1.H84 Sheet1.B85:Sheet1.B85 Sheet1.C85:Sheet1.H85 Sheet1.B86:Sheet1.B86 Sheet1.C86:Sheet1.H86 Sheet1.B87:Sheet1.B87 Sheet1.C87:Sheet1.H87 Sheet1.B88:Sheet1.B88 Sheet1.C88:Sheet1.H88 Sheet1.B89:Sheet1.B89 Sheet1.C89:Sheet1.H89 Sheet1.B90:Sheet1.B90 Sheet1.C90:Sheet1.H90 Sheet1.B91:Sheet1.B91 Sheet1.C91:Sheet1.H91 Sheet1.B92:Sheet1.B92 Sheet1.C92:Sheet1.H92 Sheet1.B93:Sheet1.B93 Sheet1.C93:Sheet1.H93 Sheet1.B94:Sheet1.B94 Sheet1.C94:Sheet1.H94 Sheet1.B95:Sheet1.B95 Sheet1.C95:Sheet1.H95 Sheet1.B96:Sheet1.B96 Sheet1.C96:Sheet1.H96 Sheet1.B97:Sheet1.B97 Sheet1.C97:Sheet1.H97 Sheet1.B98:Sheet1.B98 Sheet1.C98:Sheet1.H98 Sheet1.B99:Sheet1.B99 Sheet1.C99:Sheet1.H99 Sheet1.B100:Sheet1.B100 Sheet1.C100:Sheet1.H100 Sheet1.B101:Sheet1.B101 Sheet1.C101:Sheet1.H101 Sheet1.B102:Sheet1.B102 Sheet1.C102:Sheet1.H102 Sheet1.B103:Sheet1.B103 Sheet1.C103:Sheet1.H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/>
          <table:table-cell office:value-type="string" calcext:value-type="string">
            <text:p>r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20" calcext:value-type="float">
            <text:p>2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J$2]*([.C3]-2*[.D2]+[.E2])+[.D2]" office:value-type="float" office:value="10" calcext:value-type="float">
            <text:p>10</text:p>
          </table:table-cell>
          <table:table-cell table:formula="of:=[.$J$2]*([.D2:.E2]-2*[.E2]+[.F2])+[.E2]" office:value-type="float" office:value="20" calcext:value-type="float">
            <text:p>20</text:p>
          </table:table-cell>
          <table:table-cell table:formula="of:=[.$J$2]*([.E2:.F2]-2*[.F2]+[.G2])+[.F2]" office:value-type="float" office:value="20" calcext:value-type="float">
            <text:p>20</text:p>
          </table:table-cell>
          <table:table-cell table:formula="of:=[.$J$2]*([.F2:.G2]-2*[.G2]+[.H2])+[.G2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2]*([.C3]-2*[.D3]+[.E3])+[.D3]" office:value-type="float" office:value="10" calcext:value-type="float">
            <text:p>10</text:p>
          </table:table-cell>
          <table:table-cell table:formula="of:=[.$J$2]*([.D3]-2*[.E3]+[.F3])+[.E3]" office:value-type="float" office:value="15" calcext:value-type="float">
            <text:p>15</text:p>
          </table:table-cell>
          <table:table-cell table:formula="of:=[.$J$2]*([.E3]-2*[.F3]+[.G3])+[.F3]" office:value-type="float" office:value="20" calcext:value-type="float">
            <text:p>20</text:p>
          </table:table-cell>
          <table:table-cell table:formula="of:=[.$J$2]*([.F3]-2*[.G3]+[.H3])+[.G3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J$2]*([.C4]-2*[.D4]+[.E4])+[.D4]" office:value-type="float" office:value="7.5" calcext:value-type="float">
            <text:p>7.5</text:p>
          </table:table-cell>
          <table:table-cell table:formula="of:=[.$J$2]*([.D4]-2*[.E4]+[.F4])+[.E4]" office:value-type="float" office:value="15" calcext:value-type="float">
            <text:p>15</text:p>
          </table:table-cell>
          <table:table-cell table:formula="of:=[.$J$2]*([.E4]-2*[.F4]+[.G4])+[.F4]" office:value-type="float" office:value="17.5" calcext:value-type="float">
            <text:p>17.5</text:p>
          </table:table-cell>
          <table:table-cell table:formula="of:=[.$J$2]*([.F4]-2*[.G4]+[.H4])+[.G4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J$2]*([.C5]-2*[.D5]+[.E5])+[.D5]" office:value-type="float" office:value="7.5" calcext:value-type="float">
            <text:p>7.5</text:p>
          </table:table-cell>
          <table:table-cell table:formula="of:=[.$J$2]*([.D5]-2*[.E5]+[.F5])+[.E5]" office:value-type="float" office:value="12.5" calcext:value-type="float">
            <text:p>12.5</text:p>
          </table:table-cell>
          <table:table-cell table:formula="of:=[.$J$2]*([.E5]-2*[.F5]+[.G5])+[.F5]" office:value-type="float" office:value="17.5" calcext:value-type="float">
            <text:p>17.5</text:p>
          </table:table-cell>
          <table:table-cell table:formula="of:=[.$J$2]*([.F5]-2*[.G5]+[.H5])+[.G5]" office:value-type="float" office:value="18.75" calcext:value-type="float">
            <text:p>18.7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$J$2]*([.C6]-2*[.D6]+[.E6])+[.D6]" office:value-type="float" office:value="6.25" calcext:value-type="float">
            <text:p>6.25</text:p>
          </table:table-cell>
          <table:table-cell table:formula="of:=[.$J$2]*([.D6]-2*[.E6]+[.F6])+[.E6]" office:value-type="float" office:value="12.5" calcext:value-type="float">
            <text:p>12.5</text:p>
          </table:table-cell>
          <table:table-cell table:formula="of:=[.$J$2]*([.E6]-2*[.F6]+[.G6])+[.F6]" office:value-type="float" office:value="15.625" calcext:value-type="float">
            <text:p>15.625</text:p>
          </table:table-cell>
          <table:table-cell table:formula="of:=[.$J$2]*([.F6]-2*[.G6]+[.H6])+[.G6]" office:value-type="float" office:value="18.75" calcext:value-type="float">
            <text:p>18.7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J$2]*([.C7]-2*[.D7]+[.E7])+[.D7]" office:value-type="float" office:value="6.25" calcext:value-type="float">
            <text:p>6.25</text:p>
          </table:table-cell>
          <table:table-cell table:formula="of:=[.$J$2]*([.D7]-2*[.E7]+[.F7])+[.E7]" office:value-type="float" office:value="10.9375" calcext:value-type="float">
            <text:p>10.9375</text:p>
          </table:table-cell>
          <table:table-cell table:formula="of:=[.$J$2]*([.E7]-2*[.F7]+[.G7])+[.F7]" office:value-type="float" office:value="15.625" calcext:value-type="float">
            <text:p>15.625</text:p>
          </table:table-cell>
          <table:table-cell table:formula="of:=[.$J$2]*([.F7]-2*[.G7]+[.H7])+[.G7]" office:value-type="float" office:value="17.8125" calcext:value-type="float">
            <text:p>17.812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$J$2]*([.C8]-2*[.D8]+[.E8])+[.D8]" office:value-type="float" office:value="5.46875" calcext:value-type="float">
            <text:p>5.46875</text:p>
          </table:table-cell>
          <table:table-cell table:formula="of:=[.$J$2]*([.D8]-2*[.E8]+[.F8])+[.E8]" office:value-type="float" office:value="10.9375" calcext:value-type="float">
            <text:p>10.9375</text:p>
          </table:table-cell>
          <table:table-cell table:formula="of:=[.$J$2]*([.E8]-2*[.F8]+[.G8])+[.F8]" office:value-type="float" office:value="14.375" calcext:value-type="float">
            <text:p>14.375</text:p>
          </table:table-cell>
          <table:table-cell table:formula="of:=[.$J$2]*([.F8]-2*[.G8]+[.H8])+[.G8]" office:value-type="float" office:value="17.8125" calcext:value-type="float">
            <text:p>17.812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$J$2]*([.C9]-2*[.D9]+[.E9])+[.D9]" office:value-type="float" office:value="5.46875" calcext:value-type="float">
            <text:p>5.46875</text:p>
          </table:table-cell>
          <table:table-cell table:formula="of:=[.$J$2]*([.D9]-2*[.E9]+[.F9])+[.E9]" office:value-type="float" office:value="9.921875" calcext:value-type="float">
            <text:p>9.921875</text:p>
          </table:table-cell>
          <table:table-cell table:formula="of:=[.$J$2]*([.E9]-2*[.F9]+[.G9])+[.F9]" office:value-type="float" office:value="14.375" calcext:value-type="float">
            <text:p>14.375</text:p>
          </table:table-cell>
          <table:table-cell table:formula="of:=[.$J$2]*([.F9]-2*[.G9]+[.H9])+[.G9]" office:value-type="float" office:value="17.1875" calcext:value-type="float">
            <text:p>17.187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$J$2]*([.C10]-2*[.D10]+[.E10])+[.D10]" office:value-type="float" office:value="4.9609375" calcext:value-type="float">
            <text:p>4.9609375</text:p>
          </table:table-cell>
          <table:table-cell table:formula="of:=[.$J$2]*([.D10]-2*[.E10]+[.F10])+[.E10]" office:value-type="float" office:value="9.921875" calcext:value-type="float">
            <text:p>9.921875</text:p>
          </table:table-cell>
          <table:table-cell table:formula="of:=[.$J$2]*([.E10]-2*[.F10]+[.G10])+[.F10]" office:value-type="float" office:value="13.5546875" calcext:value-type="float">
            <text:p>13.5546875</text:p>
          </table:table-cell>
          <table:table-cell table:formula="of:=[.$J$2]*([.F10]-2*[.G10]+[.H10])+[.G10]" office:value-type="float" office:value="17.1875" calcext:value-type="float">
            <text:p>17.187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$J$2]*([.C11]-2*[.D11]+[.E11])+[.D11]" office:value-type="float" office:value="4.9609375" calcext:value-type="float">
            <text:p>4.9609375</text:p>
          </table:table-cell>
          <table:table-cell table:formula="of:=[.$J$2]*([.D11]-2*[.E11]+[.F11])+[.E11]" office:value-type="float" office:value="9.2578125" calcext:value-type="float">
            <text:p>9.2578125</text:p>
          </table:table-cell>
          <table:table-cell table:formula="of:=[.$J$2]*([.E11]-2*[.F11]+[.G11])+[.F11]" office:value-type="float" office:value="13.5546875" calcext:value-type="float">
            <text:p>13.5546875</text:p>
          </table:table-cell>
          <table:table-cell table:formula="of:=[.$J$2]*([.F11]-2*[.G11]+[.H11])+[.G11]" office:value-type="float" office:value="16.77734375" calcext:value-type="float">
            <text:p>16.7773437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$J$2]*([.C12]-2*[.D12]+[.E12])+[.D12]" office:value-type="float" office:value="4.62890625" calcext:value-type="float">
            <text:p>4.62890625</text:p>
          </table:table-cell>
          <table:table-cell table:formula="of:=[.$J$2]*([.D12]-2*[.E12]+[.F12])+[.E12]" office:value-type="float" office:value="9.2578125" calcext:value-type="float">
            <text:p>9.2578125</text:p>
          </table:table-cell>
          <table:table-cell table:formula="of:=[.$J$2]*([.E12]-2*[.F12]+[.G12])+[.F12]" office:value-type="float" office:value="13.017578125" calcext:value-type="float">
            <text:p>13.017578125</text:p>
          </table:table-cell>
          <table:table-cell table:formula="of:=[.$J$2]*([.F12]-2*[.G12]+[.H12])+[.G12]" office:value-type="float" office:value="16.77734375" calcext:value-type="float">
            <text:p>16.7773437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J$2]*([.C13]-2*[.D13]+[.E13])+[.D13]" office:value-type="float" office:value="4.62890625" calcext:value-type="float">
            <text:p>4.62890625</text:p>
          </table:table-cell>
          <table:table-cell table:formula="of:=[.$J$2]*([.D13]-2*[.E13]+[.F13])+[.E13]" office:value-type="float" office:value="8.8232421875" calcext:value-type="float">
            <text:p>8.8232421875</text:p>
          </table:table-cell>
          <table:table-cell table:formula="of:=[.$J$2]*([.E13]-2*[.F13]+[.G13])+[.F13]" office:value-type="float" office:value="13.017578125" calcext:value-type="float">
            <text:p>13.017578125</text:p>
          </table:table-cell>
          <table:table-cell table:formula="of:=[.$J$2]*([.F13]-2*[.G13]+[.H13])+[.G13]" office:value-type="float" office:value="16.5087890625" calcext:value-type="float">
            <text:p>16.508789062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$J$2]*([.C14]-2*[.D14]+[.E14])+[.D14]" office:value-type="float" office:value="4.41162109375" calcext:value-type="float">
            <text:p>4.41162109375</text:p>
          </table:table-cell>
          <table:table-cell table:formula="of:=[.$J$2]*([.D14]-2*[.E14]+[.F14])+[.E14]" office:value-type="float" office:value="8.8232421875" calcext:value-type="float">
            <text:p>8.8232421875</text:p>
          </table:table-cell>
          <table:table-cell table:formula="of:=[.$J$2]*([.E14]-2*[.F14]+[.G14])+[.F14]" office:value-type="float" office:value="12.666015625" calcext:value-type="float">
            <text:p>12.666015625</text:p>
          </table:table-cell>
          <table:table-cell table:formula="of:=[.$J$2]*([.F14]-2*[.G14]+[.H14])+[.G14]" office:value-type="float" office:value="16.5087890625" calcext:value-type="float">
            <text:p>16.508789062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$J$2]*([.C15]-2*[.D15]+[.E15])+[.D15]" office:value-type="float" office:value="4.41162109375" calcext:value-type="float">
            <text:p>4.41162109375</text:p>
          </table:table-cell>
          <table:table-cell table:formula="of:=[.$J$2]*([.D15]-2*[.E15]+[.F15])+[.E15]" office:value-type="float" office:value="8.538818359375" calcext:value-type="float">
            <text:p>8.538818359375</text:p>
          </table:table-cell>
          <table:table-cell table:formula="of:=[.$J$2]*([.E15]-2*[.F15]+[.G15])+[.F15]" office:value-type="float" office:value="12.666015625" calcext:value-type="float">
            <text:p>12.666015625</text:p>
          </table:table-cell>
          <table:table-cell table:formula="of:=[.$J$2]*([.F15]-2*[.G15]+[.H15])+[.G15]" office:value-type="float" office:value="16.3330078125" calcext:value-type="float">
            <text:p>16.333007812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J$2]*([.C16]-2*[.D16]+[.E16])+[.D16]" office:value-type="float" office:value="4.2694091796875" calcext:value-type="float">
            <text:p>4.2694091796875</text:p>
          </table:table-cell>
          <table:table-cell table:formula="of:=[.$J$2]*([.D16]-2*[.E16]+[.F16])+[.E16]" office:value-type="float" office:value="8.538818359375" calcext:value-type="float">
            <text:p>8.538818359375</text:p>
          </table:table-cell>
          <table:table-cell table:formula="of:=[.$J$2]*([.E16]-2*[.F16]+[.G16])+[.F16]" office:value-type="float" office:value="12.4359130859375" calcext:value-type="float">
            <text:p>12.4359130859375</text:p>
          </table:table-cell>
          <table:table-cell table:formula="of:=[.$J$2]*([.F16]-2*[.G16]+[.H16])+[.G16]" office:value-type="float" office:value="16.3330078125" calcext:value-type="float">
            <text:p>16.333007812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$J$2]*([.C17]-2*[.D17]+[.E17])+[.D17]" office:value-type="float" office:value="4.2694091796875" calcext:value-type="float">
            <text:p>4.2694091796875</text:p>
          </table:table-cell>
          <table:table-cell table:formula="of:=[.$J$2]*([.D17]-2*[.E17]+[.F17])+[.E17]" office:value-type="float" office:value="8.3526611328125" calcext:value-type="float">
            <text:p>8.3526611328125</text:p>
          </table:table-cell>
          <table:table-cell table:formula="of:=[.$J$2]*([.E17]-2*[.F17]+[.G17])+[.F17]" office:value-type="float" office:value="12.4359130859375" calcext:value-type="float">
            <text:p>12.4359130859375</text:p>
          </table:table-cell>
          <table:table-cell table:formula="of:=[.$J$2]*([.F17]-2*[.G17]+[.H17])+[.G17]" office:value-type="float" office:value="16.2179565429688" calcext:value-type="float">
            <text:p>16.217956542968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$J$2]*([.C18]-2*[.D18]+[.E18])+[.D18]" office:value-type="float" office:value="4.17633056640625" calcext:value-type="float">
            <text:p>4.17633056640625</text:p>
          </table:table-cell>
          <table:table-cell table:formula="of:=[.$J$2]*([.D18]-2*[.E18]+[.F18])+[.E18]" office:value-type="float" office:value="8.3526611328125" calcext:value-type="float">
            <text:p>8.3526611328125</text:p>
          </table:table-cell>
          <table:table-cell table:formula="of:=[.$J$2]*([.E18]-2*[.F18]+[.G18])+[.F18]" office:value-type="float" office:value="12.2853088378906" calcext:value-type="float">
            <text:p>12.2853088378906</text:p>
          </table:table-cell>
          <table:table-cell table:formula="of:=[.$J$2]*([.F18]-2*[.G18]+[.H18])+[.G18]" office:value-type="float" office:value="16.2179565429688" calcext:value-type="float">
            <text:p>16.217956542968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$J$2]*([.C19]-2*[.D19]+[.E19])+[.D19]" office:value-type="float" office:value="4.17633056640625" calcext:value-type="float">
            <text:p>4.17633056640625</text:p>
          </table:table-cell>
          <table:table-cell table:formula="of:=[.$J$2]*([.D19]-2*[.E19]+[.F19])+[.E19]" office:value-type="float" office:value="8.23081970214844" calcext:value-type="float">
            <text:p>8.23081970214844</text:p>
          </table:table-cell>
          <table:table-cell table:formula="of:=[.$J$2]*([.E19]-2*[.F19]+[.G19])+[.F19]" office:value-type="float" office:value="12.2853088378906" calcext:value-type="float">
            <text:p>12.2853088378906</text:p>
          </table:table-cell>
          <table:table-cell table:formula="of:=[.$J$2]*([.F19]-2*[.G19]+[.H19])+[.G19]" office:value-type="float" office:value="16.1426544189453" calcext:value-type="float">
            <text:p>16.142654418945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$J$2]*([.C20]-2*[.D20]+[.E20])+[.D20]" office:value-type="float" office:value="4.11540985107422" calcext:value-type="float">
            <text:p>4.11540985107422</text:p>
          </table:table-cell>
          <table:table-cell table:formula="of:=[.$J$2]*([.D20]-2*[.E20]+[.F20])+[.E20]" office:value-type="float" office:value="8.23081970214844" calcext:value-type="float">
            <text:p>8.23081970214844</text:p>
          </table:table-cell>
          <table:table-cell table:formula="of:=[.$J$2]*([.E20]-2*[.F20]+[.G20])+[.F20]" office:value-type="float" office:value="12.1867370605469" calcext:value-type="float">
            <text:p>12.1867370605469</text:p>
          </table:table-cell>
          <table:table-cell table:formula="of:=[.$J$2]*([.F20]-2*[.G20]+[.H20])+[.G20]" office:value-type="float" office:value="16.1426544189453" calcext:value-type="float">
            <text:p>16.142654418945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$J$2]*([.C21]-2*[.D21]+[.E21])+[.D21]" office:value-type="float" office:value="4.11540985107422" calcext:value-type="float">
            <text:p>4.11540985107422</text:p>
          </table:table-cell>
          <table:table-cell table:formula="of:=[.$J$2]*([.D21]-2*[.E21]+[.F21])+[.E21]" office:value-type="float" office:value="8.15107345581055" calcext:value-type="float">
            <text:p>8.15107345581055</text:p>
          </table:table-cell>
          <table:table-cell table:formula="of:=[.$J$2]*([.E21]-2*[.F21]+[.G21])+[.F21]" office:value-type="float" office:value="12.1867370605469" calcext:value-type="float">
            <text:p>12.1867370605469</text:p>
          </table:table-cell>
          <table:table-cell table:formula="of:=[.$J$2]*([.F21]-2*[.G21]+[.H21])+[.G21]" office:value-type="float" office:value="16.0933685302734" calcext:value-type="float">
            <text:p>16.093368530273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$J$2]*([.C22]-2*[.D22]+[.E22])+[.D22]" office:value-type="float" office:value="4.07553672790527" calcext:value-type="float">
            <text:p>4.07553672790527</text:p>
          </table:table-cell>
          <table:table-cell table:formula="of:=[.$J$2]*([.D22]-2*[.E22]+[.F22])+[.E22]" office:value-type="float" office:value="8.15107345581055" calcext:value-type="float">
            <text:p>8.15107345581055</text:p>
          </table:table-cell>
          <table:table-cell table:formula="of:=[.$J$2]*([.E22]-2*[.F22]+[.G22])+[.F22]" office:value-type="float" office:value="12.122220993042" calcext:value-type="float">
            <text:p>12.122220993042</text:p>
          </table:table-cell>
          <table:table-cell table:formula="of:=[.$J$2]*([.F22]-2*[.G22]+[.H22])+[.G22]" office:value-type="float" office:value="16.0933685302734" calcext:value-type="float">
            <text:p>16.093368530273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$J$2]*([.C23]-2*[.D23]+[.E23])+[.D23]" office:value-type="float" office:value="4.07553672790527" calcext:value-type="float">
            <text:p>4.07553672790527</text:p>
          </table:table-cell>
          <table:table-cell table:formula="of:=[.$J$2]*([.D23]-2*[.E23]+[.F23])+[.E23]" office:value-type="float" office:value="8.09887886047363" calcext:value-type="float">
            <text:p>8.09887886047363</text:p>
          </table:table-cell>
          <table:table-cell table:formula="of:=[.$J$2]*([.E23]-2*[.F23]+[.G23])+[.F23]" office:value-type="float" office:value="12.122220993042" calcext:value-type="float">
            <text:p>12.122220993042</text:p>
          </table:table-cell>
          <table:table-cell table:formula="of:=[.$J$2]*([.F23]-2*[.G23]+[.H23])+[.G23]" office:value-type="float" office:value="16.061110496521" calcext:value-type="float">
            <text:p>16.06111049652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$J$2]*([.C24]-2*[.D24]+[.E24])+[.D24]" office:value-type="float" office:value="4.04943943023682" calcext:value-type="float">
            <text:p>4.04943943023682</text:p>
          </table:table-cell>
          <table:table-cell table:formula="of:=[.$J$2]*([.D24]-2*[.E24]+[.F24])+[.E24]" office:value-type="float" office:value="8.09887886047363" calcext:value-type="float">
            <text:p>8.09887886047363</text:p>
          </table:table-cell>
          <table:table-cell table:formula="of:=[.$J$2]*([.E24]-2*[.F24]+[.G24])+[.F24]" office:value-type="float" office:value="12.0799946784973" calcext:value-type="float">
            <text:p>12.0799946784973</text:p>
          </table:table-cell>
          <table:table-cell table:formula="of:=[.$J$2]*([.F24]-2*[.G24]+[.H24])+[.G24]" office:value-type="float" office:value="16.061110496521" calcext:value-type="float">
            <text:p>16.06111049652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$J$2]*([.C25]-2*[.D25]+[.E25])+[.D25]" office:value-type="float" office:value="4.04943943023682" calcext:value-type="float">
            <text:p>4.04943943023682</text:p>
          </table:table-cell>
          <table:table-cell table:formula="of:=[.$J$2]*([.D25]-2*[.E25]+[.F25])+[.E25]" office:value-type="float" office:value="8.06471705436707" calcext:value-type="float">
            <text:p>8.06471705436707</text:p>
          </table:table-cell>
          <table:table-cell table:formula="of:=[.$J$2]*([.E25]-2*[.F25]+[.G25])+[.F25]" office:value-type="float" office:value="12.0799946784973" calcext:value-type="float">
            <text:p>12.0799946784973</text:p>
          </table:table-cell>
          <table:table-cell table:formula="of:=[.$J$2]*([.F25]-2*[.G25]+[.H25])+[.G25]" office:value-type="float" office:value="16.0399973392487" calcext:value-type="float">
            <text:p>16.039997339248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$J$2]*([.C26]-2*[.D26]+[.E26])+[.D26]" office:value-type="float" office:value="4.03235852718353" calcext:value-type="float">
            <text:p>4.03235852718353</text:p>
          </table:table-cell>
          <table:table-cell table:formula="of:=[.$J$2]*([.D26]-2*[.E26]+[.F26])+[.E26]" office:value-type="float" office:value="8.06471705436707" calcext:value-type="float">
            <text:p>8.06471705436707</text:p>
          </table:table-cell>
          <table:table-cell table:formula="of:=[.$J$2]*([.E26]-2*[.F26]+[.G26])+[.F26]" office:value-type="float" office:value="12.0523571968079" calcext:value-type="float">
            <text:p>12.0523571968079</text:p>
          </table:table-cell>
          <table:table-cell table:formula="of:=[.$J$2]*([.F26]-2*[.G26]+[.H26])+[.G26]" office:value-type="float" office:value="16.0399973392487" calcext:value-type="float">
            <text:p>16.039997339248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$J$2]*([.C27]-2*[.D27]+[.E27])+[.D27]" office:value-type="float" office:value="4.03235852718353" calcext:value-type="float">
            <text:p>4.03235852718353</text:p>
          </table:table-cell>
          <table:table-cell table:formula="of:=[.$J$2]*([.D27]-2*[.E27]+[.F27])+[.E27]" office:value-type="float" office:value="8.0423578619957" calcext:value-type="float">
            <text:p>8.0423578619957</text:p>
          </table:table-cell>
          <table:table-cell table:formula="of:=[.$J$2]*([.E27]-2*[.F27]+[.G27])+[.F27]" office:value-type="float" office:value="12.0523571968079" calcext:value-type="float">
            <text:p>12.0523571968079</text:p>
          </table:table-cell>
          <table:table-cell table:formula="of:=[.$J$2]*([.F27]-2*[.G27]+[.H27])+[.G27]" office:value-type="float" office:value="16.0261785984039" calcext:value-type="float">
            <text:p>16.026178598403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$J$2]*([.C28]-2*[.D28]+[.E28])+[.D28]" office:value-type="float" office:value="4.02117893099785" calcext:value-type="float">
            <text:p>4.02117893099785</text:p>
          </table:table-cell>
          <table:table-cell table:formula="of:=[.$J$2]*([.D28]-2*[.E28]+[.F28])+[.E28]" office:value-type="float" office:value="8.0423578619957" calcext:value-type="float">
            <text:p>8.0423578619957</text:p>
          </table:table-cell>
          <table:table-cell table:formula="of:=[.$J$2]*([.E28]-2*[.F28]+[.G28])+[.F28]" office:value-type="float" office:value="12.0342682301998" calcext:value-type="float">
            <text:p>12.0342682301998</text:p>
          </table:table-cell>
          <table:table-cell table:formula="of:=[.$J$2]*([.F28]-2*[.G28]+[.H28])+[.G28]" office:value-type="float" office:value="16.0261785984039" calcext:value-type="float">
            <text:p>16.026178598403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$J$2]*([.C29]-2*[.D29]+[.E29])+[.D29]" office:value-type="float" office:value="4.02117893099785" calcext:value-type="float">
            <text:p>4.02117893099785</text:p>
          </table:table-cell>
          <table:table-cell table:formula="of:=[.$J$2]*([.D29]-2*[.E29]+[.F29])+[.E29]" office:value-type="float" office:value="8.02772358059883" calcext:value-type="float">
            <text:p>8.02772358059883</text:p>
          </table:table-cell>
          <table:table-cell table:formula="of:=[.$J$2]*([.E29]-2*[.F29]+[.G29])+[.F29]" office:value-type="float" office:value="12.0342682301998" calcext:value-type="float">
            <text:p>12.0342682301998</text:p>
          </table:table-cell>
          <table:table-cell table:formula="of:=[.$J$2]*([.F29]-2*[.G29]+[.H29])+[.G29]" office:value-type="float" office:value="16.0171341150999" calcext:value-type="float">
            <text:p>16.017134115099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$J$2]*([.C30]-2*[.D30]+[.E30])+[.D30]" office:value-type="float" office:value="4.01386179029942" calcext:value-type="float">
            <text:p>4.01386179029942</text:p>
          </table:table-cell>
          <table:table-cell table:formula="of:=[.$J$2]*([.D30]-2*[.E30]+[.F30])+[.E30]" office:value-type="float" office:value="8.02772358059883" calcext:value-type="float">
            <text:p>8.02772358059883</text:p>
          </table:table-cell>
          <table:table-cell table:formula="of:=[.$J$2]*([.E30]-2*[.F30]+[.G30])+[.F30]" office:value-type="float" office:value="12.0224288478494" calcext:value-type="float">
            <text:p>12.0224288478494</text:p>
          </table:table-cell>
          <table:table-cell table:formula="of:=[.$J$2]*([.F30]-2*[.G30]+[.H30])+[.G30]" office:value-type="float" office:value="16.0171341150999" calcext:value-type="float">
            <text:p>16.017134115099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$J$2]*([.C31]-2*[.D31]+[.E31])+[.D31]" office:value-type="float" office:value="4.01386179029942" calcext:value-type="float">
            <text:p>4.01386179029942</text:p>
          </table:table-cell>
          <table:table-cell table:formula="of:=[.$J$2]*([.D31]-2*[.E31]+[.F31])+[.E31]" office:value-type="float" office:value="8.01814531907439" calcext:value-type="float">
            <text:p>8.01814531907439</text:p>
          </table:table-cell>
          <table:table-cell table:formula="of:=[.$J$2]*([.E31]-2*[.F31]+[.G31])+[.F31]" office:value-type="float" office:value="12.0224288478494" calcext:value-type="float">
            <text:p>12.0224288478494</text:p>
          </table:table-cell>
          <table:table-cell table:formula="of:=[.$J$2]*([.F31]-2*[.G31]+[.H31])+[.G31]" office:value-type="float" office:value="16.0112144239247" calcext:value-type="float">
            <text:p>16.011214423924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[.$J$2]*([.C32]-2*[.D32]+[.E32])+[.D32]" office:value-type="float" office:value="4.0090726595372" calcext:value-type="float">
            <text:p>4.0090726595372</text:p>
          </table:table-cell>
          <table:table-cell table:formula="of:=[.$J$2]*([.D32]-2*[.E32]+[.F32])+[.E32]" office:value-type="float" office:value="8.01814531907439" calcext:value-type="float">
            <text:p>8.01814531907439</text:p>
          </table:table-cell>
          <table:table-cell table:formula="of:=[.$J$2]*([.E32]-2*[.F32]+[.G32])+[.F32]" office:value-type="float" office:value="12.0146798714995" calcext:value-type="float">
            <text:p>12.0146798714995</text:p>
          </table:table-cell>
          <table:table-cell table:formula="of:=[.$J$2]*([.F32]-2*[.G32]+[.H32])+[.G32]" office:value-type="float" office:value="16.0112144239247" calcext:value-type="float">
            <text:p>16.011214423924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[.$J$2]*([.C33]-2*[.D33]+[.E33])+[.D33]" office:value-type="float" office:value="4.0090726595372" calcext:value-type="float">
            <text:p>4.0090726595372</text:p>
          </table:table-cell>
          <table:table-cell table:formula="of:=[.$J$2]*([.D33]-2*[.E33]+[.F33])+[.E33]" office:value-type="float" office:value="8.01187626551837" calcext:value-type="float">
            <text:p>8.01187626551837</text:p>
          </table:table-cell>
          <table:table-cell table:formula="of:=[.$J$2]*([.E33]-2*[.F33]+[.G33])+[.F33]" office:value-type="float" office:value="12.0146798714995" calcext:value-type="float">
            <text:p>12.0146798714995</text:p>
          </table:table-cell>
          <table:table-cell table:formula="of:=[.$J$2]*([.F33]-2*[.G33]+[.H33])+[.G33]" office:value-type="float" office:value="16.0073399357498" calcext:value-type="float">
            <text:p>16.007339935749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$J$2]*([.C34]-2*[.D34]+[.E34])+[.D34]" office:value-type="float" office:value="4.00593813275918" calcext:value-type="float">
            <text:p>4.00593813275918</text:p>
          </table:table-cell>
          <table:table-cell table:formula="of:=[.$J$2]*([.D34]-2*[.E34]+[.F34])+[.E34]" office:value-type="float" office:value="8.01187626551837" calcext:value-type="float">
            <text:p>8.01187626551837</text:p>
          </table:table-cell>
          <table:table-cell table:formula="of:=[.$J$2]*([.E34]-2*[.F34]+[.G34])+[.F34]" office:value-type="float" office:value="12.0096081006341" calcext:value-type="float">
            <text:p>12.0096081006341</text:p>
          </table:table-cell>
          <table:table-cell table:formula="of:=[.$J$2]*([.F34]-2*[.G34]+[.H34])+[.G34]" office:value-type="float" office:value="16.0073399357498" calcext:value-type="float">
            <text:p>16.007339935749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$J$2]*([.C35]-2*[.D35]+[.E35])+[.D35]" office:value-type="float" office:value="4.00593813275918" calcext:value-type="float">
            <text:p>4.00593813275918</text:p>
          </table:table-cell>
          <table:table-cell table:formula="of:=[.$J$2]*([.D35]-2*[.E35]+[.F35])+[.E35]" office:value-type="float" office:value="8.00777311669663" calcext:value-type="float">
            <text:p>8.00777311669663</text:p>
          </table:table-cell>
          <table:table-cell table:formula="of:=[.$J$2]*([.E35]-2*[.F35]+[.G35])+[.F35]" office:value-type="float" office:value="12.0096081006341" calcext:value-type="float">
            <text:p>12.0096081006341</text:p>
          </table:table-cell>
          <table:table-cell table:formula="of:=[.$J$2]*([.F35]-2*[.G35]+[.H35])+[.G35]" office:value-type="float" office:value="16.004804050317" calcext:value-type="float">
            <text:p>16.00480405031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[.$J$2]*([.C36]-2*[.D36]+[.E36])+[.D36]" office:value-type="float" office:value="4.00388655834831" calcext:value-type="float">
            <text:p>4.00388655834831</text:p>
          </table:table-cell>
          <table:table-cell table:formula="of:=[.$J$2]*([.D36]-2*[.E36]+[.F36])+[.E36]" office:value-type="float" office:value="8.00777311669663" calcext:value-type="float">
            <text:p>8.00777311669663</text:p>
          </table:table-cell>
          <table:table-cell table:formula="of:=[.$J$2]*([.E36]-2*[.F36]+[.G36])+[.F36]" office:value-type="float" office:value="12.0062885835068" calcext:value-type="float">
            <text:p>12.0062885835068</text:p>
          </table:table-cell>
          <table:table-cell table:formula="of:=[.$J$2]*([.F36]-2*[.G36]+[.H36])+[.G36]" office:value-type="float" office:value="16.004804050317" calcext:value-type="float">
            <text:p>16.00480405031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$J$2]*([.C37]-2*[.D37]+[.E37])+[.D37]" office:value-type="float" office:value="4.00388655834831" calcext:value-type="float">
            <text:p>4.00388655834831</text:p>
          </table:table-cell>
          <table:table-cell table:formula="of:=[.$J$2]*([.D37]-2*[.E37]+[.F37])+[.E37]" office:value-type="float" office:value="8.00508757092757" calcext:value-type="float">
            <text:p>8.00508757092757</text:p>
          </table:table-cell>
          <table:table-cell table:formula="of:=[.$J$2]*([.E37]-2*[.F37]+[.G37])+[.F37]" office:value-type="float" office:value="12.0062885835068" calcext:value-type="float">
            <text:p>12.0062885835068</text:p>
          </table:table-cell>
          <table:table-cell table:formula="of:=[.$J$2]*([.F37]-2*[.G37]+[.H37])+[.G37]" office:value-type="float" office:value="16.0031442917534" calcext:value-type="float">
            <text:p>16.003144291753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[.$J$2]*([.C38]-2*[.D38]+[.E38])+[.D38]" office:value-type="float" office:value="4.00254378546379" calcext:value-type="float">
            <text:p>4.00254378546379</text:p>
          </table:table-cell>
          <table:table-cell table:formula="of:=[.$J$2]*([.D38]-2*[.E38]+[.F38])+[.E38]" office:value-type="float" office:value="8.00508757092757" calcext:value-type="float">
            <text:p>8.00508757092757</text:p>
          </table:table-cell>
          <table:table-cell table:formula="of:=[.$J$2]*([.E38]-2*[.F38]+[.G38])+[.F38]" office:value-type="float" office:value="12.0041159313405" calcext:value-type="float">
            <text:p>12.0041159313405</text:p>
          </table:table-cell>
          <table:table-cell table:formula="of:=[.$J$2]*([.F38]-2*[.G38]+[.H38])+[.G38]" office:value-type="float" office:value="16.0031442917534" calcext:value-type="float">
            <text:p>16.003144291753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[.$J$2]*([.C39]-2*[.D39]+[.E39])+[.D39]" office:value-type="float" office:value="4.00254378546379" calcext:value-type="float">
            <text:p>4.00254378546379</text:p>
          </table:table-cell>
          <table:table-cell table:formula="of:=[.$J$2]*([.D39]-2*[.E39]+[.F39])+[.E39]" office:value-type="float" office:value="8.00332985840214" calcext:value-type="float">
            <text:p>8.00332985840214</text:p>
          </table:table-cell>
          <table:table-cell table:formula="of:=[.$J$2]*([.E39]-2*[.F39]+[.G39])+[.F39]" office:value-type="float" office:value="12.0041159313405" calcext:value-type="float">
            <text:p>12.0041159313405</text:p>
          </table:table-cell>
          <table:table-cell table:formula="of:=[.$J$2]*([.F39]-2*[.G39]+[.H39])+[.G39]" office:value-type="float" office:value="16.0020579656702" calcext:value-type="float">
            <text:p>16.002057965670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$J$2]*([.C40]-2*[.D40]+[.E40])+[.D40]" office:value-type="float" office:value="4.00166492920107" calcext:value-type="float">
            <text:p>4.00166492920107</text:p>
          </table:table-cell>
          <table:table-cell table:formula="of:=[.$J$2]*([.D40]-2*[.E40]+[.F40])+[.E40]" office:value-type="float" office:value="8.00332985840214" calcext:value-type="float">
            <text:p>8.00332985840214</text:p>
          </table:table-cell>
          <table:table-cell table:formula="of:=[.$J$2]*([.E40]-2*[.F40]+[.G40])+[.F40]" office:value-type="float" office:value="12.0026939120362" calcext:value-type="float">
            <text:p>12.0026939120362</text:p>
          </table:table-cell>
          <table:table-cell table:formula="of:=[.$J$2]*([.F40]-2*[.G40]+[.H40])+[.G40]" office:value-type="float" office:value="16.0020579656702" calcext:value-type="float">
            <text:p>16.002057965670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$J$2]*([.C41]-2*[.D41]+[.E41])+[.D41]" office:value-type="float" office:value="4.00166492920107" calcext:value-type="float">
            <text:p>4.00166492920107</text:p>
          </table:table-cell>
          <table:table-cell table:formula="of:=[.$J$2]*([.D41]-2*[.E41]+[.F41])+[.E41]" office:value-type="float" office:value="8.00217942061863" calcext:value-type="float">
            <text:p>8.00217942061863</text:p>
          </table:table-cell>
          <table:table-cell table:formula="of:=[.$J$2]*([.E41]-2*[.F41]+[.G41])+[.F41]" office:value-type="float" office:value="12.0026939120362" calcext:value-type="float">
            <text:p>12.0026939120362</text:p>
          </table:table-cell>
          <table:table-cell table:formula="of:=[.$J$2]*([.F41]-2*[.G41]+[.H41])+[.G41]" office:value-type="float" office:value="16.0013469560181" calcext:value-type="float">
            <text:p>16.001346956018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[.$J$2]*([.C42]-2*[.D42]+[.E42])+[.D42]" office:value-type="float" office:value="4.00108971030932" calcext:value-type="float">
            <text:p>4.00108971030932</text:p>
          </table:table-cell>
          <table:table-cell table:formula="of:=[.$J$2]*([.D42]-2*[.E42]+[.F42])+[.E42]" office:value-type="float" office:value="8.00217942061863" calcext:value-type="float">
            <text:p>8.00217942061863</text:p>
          </table:table-cell>
          <table:table-cell table:formula="of:=[.$J$2]*([.E42]-2*[.F42]+[.G42])+[.F42]" office:value-type="float" office:value="12.0017631883184" calcext:value-type="float">
            <text:p>12.0017631883184</text:p>
          </table:table-cell>
          <table:table-cell table:formula="of:=[.$J$2]*([.F42]-2*[.G42]+[.H42])+[.G42]" office:value-type="float" office:value="16.0013469560181" calcext:value-type="float">
            <text:p>16.001346956018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$J$2]*([.C43]-2*[.D43]+[.E43])+[.D43]" office:value-type="float" office:value="4.00108971030932" calcext:value-type="float">
            <text:p>4.00108971030932</text:p>
          </table:table-cell>
          <table:table-cell table:formula="of:=[.$J$2]*([.D43]-2*[.E43]+[.F43])+[.E43]" office:value-type="float" office:value="8.00142644931384" calcext:value-type="float">
            <text:p>8.00142644931384</text:p>
          </table:table-cell>
          <table:table-cell table:formula="of:=[.$J$2]*([.E43]-2*[.F43]+[.G43])+[.F43]" office:value-type="float" office:value="12.0017631883184" calcext:value-type="float">
            <text:p>12.0017631883184</text:p>
          </table:table-cell>
          <table:table-cell table:formula="of:=[.$J$2]*([.F43]-2*[.G43]+[.H43])+[.G43]" office:value-type="float" office:value="16.0008815941592" calcext:value-type="float">
            <text:p>16.000881594159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$J$2]*([.C44]-2*[.D44]+[.E44])+[.D44]" office:value-type="float" office:value="4.00071322465692" calcext:value-type="float">
            <text:p>4.00071322465692</text:p>
          </table:table-cell>
          <table:table-cell table:formula="of:=[.$J$2]*([.D44]-2*[.E44]+[.F44])+[.E44]" office:value-type="float" office:value="8.00142644931384" calcext:value-type="float">
            <text:p>8.00142644931384</text:p>
          </table:table-cell>
          <table:table-cell table:formula="of:=[.$J$2]*([.E44]-2*[.F44]+[.G44])+[.F44]" office:value-type="float" office:value="12.0011540217365" calcext:value-type="float">
            <text:p>12.0011540217365</text:p>
          </table:table-cell>
          <table:table-cell table:formula="of:=[.$J$2]*([.F44]-2*[.G44]+[.H44])+[.G44]" office:value-type="float" office:value="16.0008815941592" calcext:value-type="float">
            <text:p>16.000881594159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$J$2]*([.C45]-2*[.D45]+[.E45])+[.D45]" office:value-type="float" office:value="4.00071322465692" calcext:value-type="float">
            <text:p>4.00071322465692</text:p>
          </table:table-cell>
          <table:table-cell table:formula="of:=[.$J$2]*([.D45]-2*[.E45]+[.F45])+[.E45]" office:value-type="float" office:value="8.00093362319672" calcext:value-type="float">
            <text:p>8.00093362319672</text:p>
          </table:table-cell>
          <table:table-cell table:formula="of:=[.$J$2]*([.E45]-2*[.F45]+[.G45])+[.F45]" office:value-type="float" office:value="12.0011540217365" calcext:value-type="float">
            <text:p>12.0011540217365</text:p>
          </table:table-cell>
          <table:table-cell table:formula="of:=[.$J$2]*([.F45]-2*[.G45]+[.H45])+[.G45]" office:value-type="float" office:value="16.0005770108683" calcext:value-type="float">
            <text:p>16.000577010868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$J$2]*([.C46]-2*[.D46]+[.E46])+[.D46]" office:value-type="float" office:value="4.00046681159836" calcext:value-type="float">
            <text:p>4.00046681159836</text:p>
          </table:table-cell>
          <table:table-cell table:formula="of:=[.$J$2]*([.D46]-2*[.E46]+[.F46])+[.E46]" office:value-type="float" office:value="8.00093362319672" calcext:value-type="float">
            <text:p>8.00093362319672</text:p>
          </table:table-cell>
          <table:table-cell table:formula="of:=[.$J$2]*([.E46]-2*[.F46]+[.G46])+[.F46]" office:value-type="float" office:value="12.0007553170325" calcext:value-type="float">
            <text:p>12.0007553170325</text:p>
          </table:table-cell>
          <table:table-cell table:formula="of:=[.$J$2]*([.F46]-2*[.G46]+[.H46])+[.G46]" office:value-type="float" office:value="16.0005770108683" calcext:value-type="float">
            <text:p>16.000577010868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$J$2]*([.C47]-2*[.D47]+[.E47])+[.D47]" office:value-type="float" office:value="4.00046681159836" calcext:value-type="float">
            <text:p>4.00046681159836</text:p>
          </table:table-cell>
          <table:table-cell table:formula="of:=[.$J$2]*([.D47]-2*[.E47]+[.F47])+[.E47]" office:value-type="float" office:value="8.00061106431542" calcext:value-type="float">
            <text:p>8.00061106431542</text:p>
          </table:table-cell>
          <table:table-cell table:formula="of:=[.$J$2]*([.E47]-2*[.F47]+[.G47])+[.F47]" office:value-type="float" office:value="12.0007553170325" calcext:value-type="float">
            <text:p>12.0007553170325</text:p>
          </table:table-cell>
          <table:table-cell table:formula="of:=[.$J$2]*([.F47]-2*[.G47]+[.H47])+[.G47]" office:value-type="float" office:value="16.0003776585162" calcext:value-type="float">
            <text:p>16.000377658516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[.$J$2]*([.C48]-2*[.D48]+[.E48])+[.D48]" office:value-type="float" office:value="4.00030553215771" calcext:value-type="float">
            <text:p>4.00030553215771</text:p>
          </table:table-cell>
          <table:table-cell table:formula="of:=[.$J$2]*([.D48]-2*[.E48]+[.F48])+[.E48]" office:value-type="float" office:value="8.00061106431542" calcext:value-type="float">
            <text:p>8.00061106431542</text:p>
          </table:table-cell>
          <table:table-cell table:formula="of:=[.$J$2]*([.E48]-2*[.F48]+[.G48])+[.F48]" office:value-type="float" office:value="12.0004943614158" calcext:value-type="float">
            <text:p>12.0004943614158</text:p>
          </table:table-cell>
          <table:table-cell table:formula="of:=[.$J$2]*([.F48]-2*[.G48]+[.H48])+[.G48]" office:value-type="float" office:value="16.0003776585162" calcext:value-type="float">
            <text:p>16.000377658516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$J$2]*([.C49]-2*[.D49]+[.E49])+[.D49]" office:value-type="float" office:value="4.00030553215771" calcext:value-type="float">
            <text:p>4.00030553215771</text:p>
          </table:table-cell>
          <table:table-cell table:formula="of:=[.$J$2]*([.D49]-2*[.E49]+[.F49])+[.E49]" office:value-type="float" office:value="8.00039994678677" calcext:value-type="float">
            <text:p>8.00039994678677</text:p>
          </table:table-cell>
          <table:table-cell table:formula="of:=[.$J$2]*([.E49]-2*[.F49]+[.G49])+[.F49]" office:value-type="float" office:value="12.0004943614158" calcext:value-type="float">
            <text:p>12.0004943614158</text:p>
          </table:table-cell>
          <table:table-cell table:formula="of:=[.$J$2]*([.F49]-2*[.G49]+[.H49])+[.G49]" office:value-type="float" office:value="16.0002471807079" calcext:value-type="float">
            <text:p>16.000247180707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[.$J$2]*([.C50]-2*[.D50]+[.E50])+[.D50]" office:value-type="float" office:value="4.00019997339339" calcext:value-type="float">
            <text:p>4.00019997339339</text:p>
          </table:table-cell>
          <table:table-cell table:formula="of:=[.$J$2]*([.D50]-2*[.E50]+[.F50])+[.E50]" office:value-type="float" office:value="8.00039994678677" calcext:value-type="float">
            <text:p>8.00039994678677</text:p>
          </table:table-cell>
          <table:table-cell table:formula="of:=[.$J$2]*([.E50]-2*[.F50]+[.G50])+[.F50]" office:value-type="float" office:value="12.0003235637473" calcext:value-type="float">
            <text:p>12.0003235637473</text:p>
          </table:table-cell>
          <table:table-cell table:formula="of:=[.$J$2]*([.F50]-2*[.G50]+[.H50])+[.G50]" office:value-type="float" office:value="16.0002471807079" calcext:value-type="float">
            <text:p>16.000247180707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$J$2]*([.C51]-2*[.D51]+[.E51])+[.D51]" office:value-type="float" office:value="4.00019997339339" calcext:value-type="float">
            <text:p>4.00019997339339</text:p>
          </table:table-cell>
          <table:table-cell table:formula="of:=[.$J$2]*([.D51]-2*[.E51]+[.F51])+[.E51]" office:value-type="float" office:value="8.00026176857037" calcext:value-type="float">
            <text:p>8.00026176857037</text:p>
          </table:table-cell>
          <table:table-cell table:formula="of:=[.$J$2]*([.E51]-2*[.F51]+[.G51])+[.F51]" office:value-type="float" office:value="12.0003235637473" calcext:value-type="float">
            <text:p>12.0003235637473</text:p>
          </table:table-cell>
          <table:table-cell table:formula="of:=[.$J$2]*([.F51]-2*[.G51]+[.H51])+[.G51]" office:value-type="float" office:value="16.0001617818737" calcext:value-type="float">
            <text:p>16.000161781873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$J$2]*([.C52]-2*[.D52]+[.E52])+[.D52]" office:value-type="float" office:value="4.00013088428518" calcext:value-type="float">
            <text:p>4.00013088428518</text:p>
          </table:table-cell>
          <table:table-cell table:formula="of:=[.$J$2]*([.D52]-2*[.E52]+[.F52])+[.E52]" office:value-type="float" office:value="8.00026176857037" calcext:value-type="float">
            <text:p>8.00026176857037</text:p>
          </table:table-cell>
          <table:table-cell table:formula="of:=[.$J$2]*([.E52]-2*[.F52]+[.G52])+[.F52]" office:value-type="float" office:value="12.000211775222" calcext:value-type="float">
            <text:p>12.000211775222</text:p>
          </table:table-cell>
          <table:table-cell table:formula="of:=[.$J$2]*([.F52]-2*[.G52]+[.H52])+[.G52]" office:value-type="float" office:value="16.0001617818737" calcext:value-type="float">
            <text:p>16.000161781873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$J$2]*([.C53]-2*[.D53]+[.E53])+[.D53]" office:value-type="float" office:value="4.00013088428518" calcext:value-type="float">
            <text:p>4.00013088428518</text:p>
          </table:table-cell>
          <table:table-cell table:formula="of:=[.$J$2]*([.D53]-2*[.E53]+[.F53])+[.E53]" office:value-type="float" office:value="8.0001713297536" calcext:value-type="float">
            <text:p>8.0001713297536</text:p>
          </table:table-cell>
          <table:table-cell table:formula="of:=[.$J$2]*([.E53]-2*[.F53]+[.G53])+[.F53]" office:value-type="float" office:value="12.000211775222" calcext:value-type="float">
            <text:p>12.000211775222</text:p>
          </table:table-cell>
          <table:table-cell table:formula="of:=[.$J$2]*([.F53]-2*[.G53]+[.H53])+[.G53]" office:value-type="float" office:value="16.000105887611" calcext:value-type="float">
            <text:p>16.00010588761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[.$J$2]*([.C54]-2*[.D54]+[.E54])+[.D54]" office:value-type="float" office:value="4.0000856648768" calcext:value-type="float">
            <text:p>4.0000856648768</text:p>
          </table:table-cell>
          <table:table-cell table:formula="of:=[.$J$2]*([.D54]-2*[.E54]+[.F54])+[.E54]" office:value-type="float" office:value="8.0001713297536" calcext:value-type="float">
            <text:p>8.0001713297536</text:p>
          </table:table-cell>
          <table:table-cell table:formula="of:=[.$J$2]*([.E54]-2*[.F54]+[.G54])+[.F54]" office:value-type="float" office:value="12.0001386086823" calcext:value-type="float">
            <text:p>12.0001386086823</text:p>
          </table:table-cell>
          <table:table-cell table:formula="of:=[.$J$2]*([.F54]-2*[.G54]+[.H54])+[.G54]" office:value-type="float" office:value="16.000105887611" calcext:value-type="float">
            <text:p>16.00010588761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[.$J$2]*([.C55]-2*[.D55]+[.E55])+[.D55]" office:value-type="float" office:value="4.0000856648768" calcext:value-type="float">
            <text:p>4.0000856648768</text:p>
          </table:table-cell>
          <table:table-cell table:formula="of:=[.$J$2]*([.D55]-2*[.E55]+[.F55])+[.E55]" office:value-type="float" office:value="8.00011213677955" calcext:value-type="float">
            <text:p>8.00011213677955</text:p>
          </table:table-cell>
          <table:table-cell table:formula="of:=[.$J$2]*([.E55]-2*[.F55]+[.G55])+[.F55]" office:value-type="float" office:value="12.0001386086823" calcext:value-type="float">
            <text:p>12.0001386086823</text:p>
          </table:table-cell>
          <table:table-cell table:formula="of:=[.$J$2]*([.F55]-2*[.G55]+[.H55])+[.G55]" office:value-type="float" office:value="16.0000693043412" calcext:value-type="float">
            <text:p>16.000069304341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$J$2]*([.C56]-2*[.D56]+[.E56])+[.D56]" office:value-type="float" office:value="4.00005606838978" calcext:value-type="float">
            <text:p>4.00005606838978</text:p>
          </table:table-cell>
          <table:table-cell table:formula="of:=[.$J$2]*([.D56]-2*[.E56]+[.F56])+[.E56]" office:value-type="float" office:value="8.00011213677955" calcext:value-type="float">
            <text:p>8.00011213677955</text:p>
          </table:table-cell>
          <table:table-cell table:formula="of:=[.$J$2]*([.E56]-2*[.F56]+[.G56])+[.F56]" office:value-type="float" office:value="12.0000907205604" calcext:value-type="float">
            <text:p>12.0000907205604</text:p>
          </table:table-cell>
          <table:table-cell table:formula="of:=[.$J$2]*([.F56]-2*[.G56]+[.H56])+[.G56]" office:value-type="float" office:value="16.0000693043412" calcext:value-type="float">
            <text:p>16.000069304341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$J$2]*([.C57]-2*[.D57]+[.E57])+[.D57]" office:value-type="float" office:value="4.00005606838978" calcext:value-type="float">
            <text:p>4.00005606838978</text:p>
          </table:table-cell>
          <table:table-cell table:formula="of:=[.$J$2]*([.D57]-2*[.E57]+[.F57])+[.E57]" office:value-type="float" office:value="8.00007339447506" calcext:value-type="float">
            <text:p>8.00007339447506</text:p>
          </table:table-cell>
          <table:table-cell table:formula="of:=[.$J$2]*([.E57]-2*[.F57]+[.G57])+[.F57]" office:value-type="float" office:value="12.0000907205604" calcext:value-type="float">
            <text:p>12.0000907205604</text:p>
          </table:table-cell>
          <table:table-cell table:formula="of:=[.$J$2]*([.F57]-2*[.G57]+[.H57])+[.G57]" office:value-type="float" office:value="16.0000453602802" calcext:value-type="float">
            <text:p>16.000045360280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[.$J$2]*([.C58]-2*[.D58]+[.E58])+[.D58]" office:value-type="float" office:value="4.00003669723753" calcext:value-type="float">
            <text:p>4.00003669723753</text:p>
          </table:table-cell>
          <table:table-cell table:formula="of:=[.$J$2]*([.D58]-2*[.E58]+[.F58])+[.E58]" office:value-type="float" office:value="8.00007339447506" calcext:value-type="float">
            <text:p>8.00007339447506</text:p>
          </table:table-cell>
          <table:table-cell table:formula="of:=[.$J$2]*([.E58]-2*[.F58]+[.G58])+[.F58]" office:value-type="float" office:value="12.0000593773776" calcext:value-type="float">
            <text:p>12.0000593773776</text:p>
          </table:table-cell>
          <table:table-cell table:formula="of:=[.$J$2]*([.F58]-2*[.G58]+[.H58])+[.G58]" office:value-type="float" office:value="16.0000453602802" calcext:value-type="float">
            <text:p>16.000045360280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$J$2]*([.C59]-2*[.D59]+[.E59])+[.D59]" office:value-type="float" office:value="4.00003669723753" calcext:value-type="float">
            <text:p>4.00003669723753</text:p>
          </table:table-cell>
          <table:table-cell table:formula="of:=[.$J$2]*([.D59]-2*[.E59]+[.F59])+[.E59]" office:value-type="float" office:value="8.00004803730758" calcext:value-type="float">
            <text:p>8.00004803730758</text:p>
          </table:table-cell>
          <table:table-cell table:formula="of:=[.$J$2]*([.E59]-2*[.F59]+[.G59])+[.F59]" office:value-type="float" office:value="12.0000593773776" calcext:value-type="float">
            <text:p>12.0000593773776</text:p>
          </table:table-cell>
          <table:table-cell table:formula="of:=[.$J$2]*([.F59]-2*[.G59]+[.H59])+[.G59]" office:value-type="float" office:value="16.0000296886888" calcext:value-type="float">
            <text:p>16.000029688688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.$J$2]*([.C60]-2*[.D60]+[.E60])+[.D60]" office:value-type="float" office:value="4.00002401865379" calcext:value-type="float">
            <text:p>4.00002401865379</text:p>
          </table:table-cell>
          <table:table-cell table:formula="of:=[.$J$2]*([.D60]-2*[.E60]+[.F60])+[.E60]" office:value-type="float" office:value="8.00004803730758" calcext:value-type="float">
            <text:p>8.00004803730758</text:p>
          </table:table-cell>
          <table:table-cell table:formula="of:=[.$J$2]*([.E60]-2*[.F60]+[.G60])+[.F60]" office:value-type="float" office:value="12.0000388629982" calcext:value-type="float">
            <text:p>12.0000388629982</text:p>
          </table:table-cell>
          <table:table-cell table:formula="of:=[.$J$2]*([.F60]-2*[.G60]+[.H60])+[.G60]" office:value-type="float" office:value="16.0000296886888" calcext:value-type="float">
            <text:p>16.000029688688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$J$2]*([.C61]-2*[.D61]+[.E61])+[.D61]" office:value-type="float" office:value="4.00002401865379" calcext:value-type="float">
            <text:p>4.00002401865379</text:p>
          </table:table-cell>
          <table:table-cell table:formula="of:=[.$J$2]*([.D61]-2*[.E61]+[.F61])+[.E61]" office:value-type="float" office:value="8.00003144082599" calcext:value-type="float">
            <text:p>8.00003144082599</text:p>
          </table:table-cell>
          <table:table-cell table:formula="of:=[.$J$2]*([.E61]-2*[.F61]+[.G61])+[.F61]" office:value-type="float" office:value="12.0000388629982" calcext:value-type="float">
            <text:p>12.0000388629982</text:p>
          </table:table-cell>
          <table:table-cell table:formula="of:=[.$J$2]*([.F61]-2*[.G61]+[.H61])+[.G61]" office:value-type="float" office:value="16.0000194314991" calcext:value-type="float">
            <text:p>16.000019431499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$J$2]*([.C62]-2*[.D62]+[.E62])+[.D62]" office:value-type="float" office:value="4.00001572041299" calcext:value-type="float">
            <text:p>4.00001572041299</text:p>
          </table:table-cell>
          <table:table-cell table:formula="of:=[.$J$2]*([.D62]-2*[.E62]+[.F62])+[.E62]" office:value-type="float" office:value="8.00003144082599" calcext:value-type="float">
            <text:p>8.00003144082599</text:p>
          </table:table-cell>
          <table:table-cell table:formula="of:=[.$J$2]*([.E62]-2*[.F62]+[.G62])+[.F62]" office:value-type="float" office:value="12.0000254361625" calcext:value-type="float">
            <text:p>12.0000254361625</text:p>
          </table:table-cell>
          <table:table-cell table:formula="of:=[.$J$2]*([.F62]-2*[.G62]+[.H62])+[.G62]" office:value-type="float" office:value="16.0000194314991" calcext:value-type="float">
            <text:p>16.000019431499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[.$J$2]*([.C63]-2*[.D63]+[.E63])+[.D63]" office:value-type="float" office:value="4.00001572041299" calcext:value-type="float">
            <text:p>4.00001572041299</text:p>
          </table:table-cell>
          <table:table-cell table:formula="of:=[.$J$2]*([.D63]-2*[.E63]+[.F63])+[.E63]" office:value-type="float" office:value="8.00002057828777" calcext:value-type="float">
            <text:p>8.00002057828777</text:p>
          </table:table-cell>
          <table:table-cell table:formula="of:=[.$J$2]*([.E63]-2*[.F63]+[.G63])+[.F63]" office:value-type="float" office:value="12.0000254361625" calcext:value-type="float">
            <text:p>12.0000254361625</text:p>
          </table:table-cell>
          <table:table-cell table:formula="of:=[.$J$2]*([.F63]-2*[.G63]+[.H63])+[.G63]" office:value-type="float" office:value="16.0000127180813" calcext:value-type="float">
            <text:p>16.000012718081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[.$J$2]*([.C64]-2*[.D64]+[.E64])+[.D64]" office:value-type="float" office:value="4.00001028914388" calcext:value-type="float">
            <text:p>4.00001028914388</text:p>
          </table:table-cell>
          <table:table-cell table:formula="of:=[.$J$2]*([.D64]-2*[.E64]+[.F64])+[.E64]" office:value-type="float" office:value="8.00002057828777" calcext:value-type="float">
            <text:p>8.00002057828777</text:p>
          </table:table-cell>
          <table:table-cell table:formula="of:=[.$J$2]*([.E64]-2*[.F64]+[.G64])+[.F64]" office:value-type="float" office:value="12.0000166481845" calcext:value-type="float">
            <text:p>12.0000166481845</text:p>
          </table:table-cell>
          <table:table-cell table:formula="of:=[.$J$2]*([.F64]-2*[.G64]+[.H64])+[.G64]" office:value-type="float" office:value="16.0000127180813" calcext:value-type="float">
            <text:p>16.000012718081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$J$2]*([.C65]-2*[.D65]+[.E65])+[.D65]" office:value-type="float" office:value="4.00001028914388" calcext:value-type="float">
            <text:p>4.00001028914388</text:p>
          </table:table-cell>
          <table:table-cell table:formula="of:=[.$J$2]*([.D65]-2*[.E65]+[.F65])+[.E65]" office:value-type="float" office:value="8.0000134686642" calcext:value-type="float">
            <text:p>8.0000134686642</text:p>
          </table:table-cell>
          <table:table-cell table:formula="of:=[.$J$2]*([.E65]-2*[.F65]+[.G65])+[.F65]" office:value-type="float" office:value="12.0000166481845" calcext:value-type="float">
            <text:p>12.0000166481845</text:p>
          </table:table-cell>
          <table:table-cell table:formula="of:=[.$J$2]*([.F65]-2*[.G65]+[.H65])+[.G65]" office:value-type="float" office:value="16.0000083240923" calcext:value-type="float">
            <text:p>16.000008324092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[.$J$2]*([.C66]-2*[.D66]+[.E66])+[.D66]" office:value-type="float" office:value="4.0000067343321" calcext:value-type="float">
            <text:p>4.0000067343321</text:p>
          </table:table-cell>
          <table:table-cell table:formula="of:=[.$J$2]*([.D66]-2*[.E66]+[.F66])+[.E66]" office:value-type="float" office:value="8.0000134686642" calcext:value-type="float">
            <text:p>8.0000134686642</text:p>
          </table:table-cell>
          <table:table-cell table:formula="of:=[.$J$2]*([.E66]-2*[.F66]+[.G66])+[.F66]" office:value-type="float" office:value="12.0000108963782" calcext:value-type="float">
            <text:p>12.0000108963782</text:p>
          </table:table-cell>
          <table:table-cell table:formula="of:=[.$J$2]*([.F66]-2*[.G66]+[.H66])+[.G66]" office:value-type="float" office:value="16.0000083240923" calcext:value-type="float">
            <text:p>16.000008324092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[.$J$2]*([.C67]-2*[.D67]+[.E67])+[.D67]" office:value-type="float" office:value="4.0000067343321" calcext:value-type="float">
            <text:p>4.0000067343321</text:p>
          </table:table-cell>
          <table:table-cell table:formula="of:=[.$J$2]*([.D67]-2*[.E67]+[.F67])+[.E67]" office:value-type="float" office:value="8.00000881535517" calcext:value-type="float">
            <text:p>8.00000881535517</text:p>
          </table:table-cell>
          <table:table-cell table:formula="of:=[.$J$2]*([.E67]-2*[.F67]+[.G67])+[.F67]" office:value-type="float" office:value="12.0000108963782" calcext:value-type="float">
            <text:p>12.0000108963782</text:p>
          </table:table-cell>
          <table:table-cell table:formula="of:=[.$J$2]*([.F67]-2*[.G67]+[.H67])+[.G67]" office:value-type="float" office:value="16.0000054481891" calcext:value-type="float">
            <text:p>16.000005448189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[.$J$2]*([.C68]-2*[.D68]+[.E68])+[.D68]" office:value-type="float" office:value="4.00000440767758" calcext:value-type="float">
            <text:p>4.00000440767758</text:p>
          </table:table-cell>
          <table:table-cell table:formula="of:=[.$J$2]*([.D68]-2*[.E68]+[.F68])+[.E68]" office:value-type="float" office:value="8.00000881535517" calcext:value-type="float">
            <text:p>8.00000881535517</text:p>
          </table:table-cell>
          <table:table-cell table:formula="of:=[.$J$2]*([.E68]-2*[.F68]+[.G68])+[.F68]" office:value-type="float" office:value="12.0000071317721" calcext:value-type="float">
            <text:p>12.0000071317721</text:p>
          </table:table-cell>
          <table:table-cell table:formula="of:=[.$J$2]*([.F68]-2*[.G68]+[.H68])+[.G68]" office:value-type="float" office:value="16.0000054481891" calcext:value-type="float">
            <text:p>16.000005448189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[.$J$2]*([.C69]-2*[.D69]+[.E69])+[.D69]" office:value-type="float" office:value="4.00000440767758" calcext:value-type="float">
            <text:p>4.00000440767758</text:p>
          </table:table-cell>
          <table:table-cell table:formula="of:=[.$J$2]*([.D69]-2*[.E69]+[.F69])+[.E69]" office:value-type="float" office:value="8.00000576972486" calcext:value-type="float">
            <text:p>8.00000576972486</text:p>
          </table:table-cell>
          <table:table-cell table:formula="of:=[.$J$2]*([.E69]-2*[.F69]+[.G69])+[.F69]" office:value-type="float" office:value="12.0000071317721" calcext:value-type="float">
            <text:p>12.0000071317721</text:p>
          </table:table-cell>
          <table:table-cell table:formula="of:=[.$J$2]*([.F69]-2*[.G69]+[.H69])+[.G69]" office:value-type="float" office:value="16.0000035658861" calcext:value-type="float">
            <text:p>16.000003565886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[.$J$2]*([.C70]-2*[.D70]+[.E70])+[.D70]" office:value-type="float" office:value="4.00000288486243" calcext:value-type="float">
            <text:p>4.00000288486243</text:p>
          </table:table-cell>
          <table:table-cell table:formula="of:=[.$J$2]*([.D70]-2*[.E70]+[.F70])+[.E70]" office:value-type="float" office:value="8.00000576972486" calcext:value-type="float">
            <text:p>8.00000576972486</text:p>
          </table:table-cell>
          <table:table-cell table:formula="of:=[.$J$2]*([.E70]-2*[.F70]+[.G70])+[.F70]" office:value-type="float" office:value="12.0000046678055" calcext:value-type="float">
            <text:p>12.0000046678055</text:p>
          </table:table-cell>
          <table:table-cell table:formula="of:=[.$J$2]*([.F70]-2*[.G70]+[.H70])+[.G70]" office:value-type="float" office:value="16.0000035658861" calcext:value-type="float">
            <text:p>16.000003565886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$J$2]*([.C71]-2*[.D71]+[.E71])+[.D71]" office:value-type="float" office:value="4.00000288486243" calcext:value-type="float">
            <text:p>4.00000288486243</text:p>
          </table:table-cell>
          <table:table-cell table:formula="of:=[.$J$2]*([.D71]-2*[.E71]+[.F71])+[.E71]" office:value-type="float" office:value="8.00000377633395" calcext:value-type="float">
            <text:p>8.00000377633395</text:p>
          </table:table-cell>
          <table:table-cell table:formula="of:=[.$J$2]*([.E71]-2*[.F71]+[.G71])+[.F71]" office:value-type="float" office:value="12.0000046678055" calcext:value-type="float">
            <text:p>12.0000046678055</text:p>
          </table:table-cell>
          <table:table-cell table:formula="of:=[.$J$2]*([.F71]-2*[.G71]+[.H71])+[.G71]" office:value-type="float" office:value="16.0000023339027" calcext:value-type="float">
            <text:p>16.000002333902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formula="of:=[.$J$2]*([.C72]-2*[.D72]+[.E72])+[.D72]" office:value-type="float" office:value="4.00000188816697" calcext:value-type="float">
            <text:p>4.00000188816697</text:p>
          </table:table-cell>
          <table:table-cell table:formula="of:=[.$J$2]*([.D72]-2*[.E72]+[.F72])+[.E72]" office:value-type="float" office:value="8.00000377633395" calcext:value-type="float">
            <text:p>8.00000377633395</text:p>
          </table:table-cell>
          <table:table-cell table:formula="of:=[.$J$2]*([.E72]-2*[.F72]+[.G72])+[.F72]" office:value-type="float" office:value="12.0000030551183" calcext:value-type="float">
            <text:p>12.0000030551183</text:p>
          </table:table-cell>
          <table:table-cell table:formula="of:=[.$J$2]*([.F72]-2*[.G72]+[.H72])+[.G72]" office:value-type="float" office:value="16.0000023339027" calcext:value-type="float">
            <text:p>16.000002333902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[.$J$2]*([.C73]-2*[.D73]+[.E73])+[.D73]" office:value-type="float" office:value="4.00000188816697" calcext:value-type="float">
            <text:p>4.00000188816697</text:p>
          </table:table-cell>
          <table:table-cell table:formula="of:=[.$J$2]*([.D73]-2*[.E73]+[.F73])+[.E73]" office:value-type="float" office:value="8.00000247164266" calcext:value-type="float">
            <text:p>8.00000247164266</text:p>
          </table:table-cell>
          <table:table-cell table:formula="of:=[.$J$2]*([.E73]-2*[.F73]+[.G73])+[.F73]" office:value-type="float" office:value="12.0000030551183" calcext:value-type="float">
            <text:p>12.0000030551183</text:p>
          </table:table-cell>
          <table:table-cell table:formula="of:=[.$J$2]*([.F73]-2*[.G73]+[.H73])+[.G73]" office:value-type="float" office:value="16.0000015275592" calcext:value-type="float">
            <text:p>16.000001527559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formula="of:=[.$J$2]*([.C74]-2*[.D74]+[.E74])+[.D74]" office:value-type="float" office:value="4.00000123582133" calcext:value-type="float">
            <text:p>4.00000123582133</text:p>
          </table:table-cell>
          <table:table-cell table:formula="of:=[.$J$2]*([.D74]-2*[.E74]+[.F74])+[.E74]" office:value-type="float" office:value="8.00000247164266" calcext:value-type="float">
            <text:p>8.00000247164266</text:p>
          </table:table-cell>
          <table:table-cell table:formula="of:=[.$J$2]*([.E74]-2*[.F74]+[.G74])+[.F74]" office:value-type="float" office:value="12.0000019996009" calcext:value-type="float">
            <text:p>12.0000019996009</text:p>
          </table:table-cell>
          <table:table-cell table:formula="of:=[.$J$2]*([.F74]-2*[.G74]+[.H74])+[.G74]" office:value-type="float" office:value="16.0000015275592" calcext:value-type="float">
            <text:p>16.000001527559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[.$J$2]*([.C75]-2*[.D75]+[.E75])+[.D75]" office:value-type="float" office:value="4.00000123582133" calcext:value-type="float">
            <text:p>4.00000123582133</text:p>
          </table:table-cell>
          <table:table-cell table:formula="of:=[.$J$2]*([.D75]-2*[.E75]+[.F75])+[.E75]" office:value-type="float" office:value="8.00000161771112" calcext:value-type="float">
            <text:p>8.00000161771112</text:p>
          </table:table-cell>
          <table:table-cell table:formula="of:=[.$J$2]*([.E75]-2*[.F75]+[.G75])+[.F75]" office:value-type="float" office:value="12.0000019996009" calcext:value-type="float">
            <text:p>12.0000019996009</text:p>
          </table:table-cell>
          <table:table-cell table:formula="of:=[.$J$2]*([.F75]-2*[.G75]+[.H75])+[.G75]" office:value-type="float" office:value="16.0000009998005" calcext:value-type="float">
            <text:p>16.000000999800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formula="of:=[.$J$2]*([.C76]-2*[.D76]+[.E76])+[.D76]" office:value-type="float" office:value="4.00000080885556" calcext:value-type="float">
            <text:p>4.00000080885556</text:p>
          </table:table-cell>
          <table:table-cell table:formula="of:=[.$J$2]*([.D76]-2*[.E76]+[.F76])+[.E76]" office:value-type="float" office:value="8.00000161771112" calcext:value-type="float">
            <text:p>8.00000161771112</text:p>
          </table:table-cell>
          <table:table-cell table:formula="of:=[.$J$2]*([.E76]-2*[.F76]+[.G76])+[.F76]" office:value-type="float" office:value="12.0000013087558" calcext:value-type="float">
            <text:p>12.0000013087558</text:p>
          </table:table-cell>
          <table:table-cell table:formula="of:=[.$J$2]*([.F76]-2*[.G76]+[.H76])+[.G76]" office:value-type="float" office:value="16.0000009998005" calcext:value-type="float">
            <text:p>16.000000999800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formula="of:=[.$J$2]*([.C77]-2*[.D77]+[.E77])+[.D77]" office:value-type="float" office:value="4.00000080885556" calcext:value-type="float">
            <text:p>4.00000080885556</text:p>
          </table:table-cell>
          <table:table-cell table:formula="of:=[.$J$2]*([.D77]-2*[.E77]+[.F77])+[.E77]" office:value-type="float" office:value="8.00000105880567" calcext:value-type="float">
            <text:p>8.00000105880567</text:p>
          </table:table-cell>
          <table:table-cell table:formula="of:=[.$J$2]*([.E77]-2*[.F77]+[.G77])+[.F77]" office:value-type="float" office:value="12.0000013087558" calcext:value-type="float">
            <text:p>12.0000013087558</text:p>
          </table:table-cell>
          <table:table-cell table:formula="of:=[.$J$2]*([.F77]-2*[.G77]+[.H77])+[.G77]" office:value-type="float" office:value="16.0000006543779" calcext:value-type="float">
            <text:p>16.000000654377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[.$J$2]*([.C78]-2*[.D78]+[.E78])+[.D78]" office:value-type="float" office:value="4.00000052940284" calcext:value-type="float">
            <text:p>4.00000052940284</text:p>
          </table:table-cell>
          <table:table-cell table:formula="of:=[.$J$2]*([.D78]-2*[.E78]+[.F78])+[.E78]" office:value-type="float" office:value="8.00000105880567" calcext:value-type="float">
            <text:p>8.00000105880567</text:p>
          </table:table-cell>
          <table:table-cell table:formula="of:=[.$J$2]*([.E78]-2*[.F78]+[.G78])+[.F78]" office:value-type="float" office:value="12.0000008565918" calcext:value-type="float">
            <text:p>12.0000008565918</text:p>
          </table:table-cell>
          <table:table-cell table:formula="of:=[.$J$2]*([.F78]-2*[.G78]+[.H78])+[.G78]" office:value-type="float" office:value="16.0000006543779" calcext:value-type="float">
            <text:p>16.000000654377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.$J$2]*([.C79]-2*[.D79]+[.E79])+[.D79]" office:value-type="float" office:value="4.00000052940284" calcext:value-type="float">
            <text:p>4.00000052940284</text:p>
          </table:table-cell>
          <table:table-cell table:formula="of:=[.$J$2]*([.D79]-2*[.E79]+[.F79])+[.E79]" office:value-type="float" office:value="8.00000069299731" calcext:value-type="float">
            <text:p>8.00000069299731</text:p>
          </table:table-cell>
          <table:table-cell table:formula="of:=[.$J$2]*([.E79]-2*[.F79]+[.G79])+[.F79]" office:value-type="float" office:value="12.0000008565918" calcext:value-type="float">
            <text:p>12.0000008565918</text:p>
          </table:table-cell>
          <table:table-cell table:formula="of:=[.$J$2]*([.F79]-2*[.G79]+[.H79])+[.G79]" office:value-type="float" office:value="16.0000004282959" calcext:value-type="float">
            <text:p>16.000000428295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[.$J$2]*([.C80]-2*[.D80]+[.E80])+[.D80]" office:value-type="float" office:value="4.00000034649865" calcext:value-type="float">
            <text:p>4.00000034649865</text:p>
          </table:table-cell>
          <table:table-cell table:formula="of:=[.$J$2]*([.D80]-2*[.E80]+[.F80])+[.E80]" office:value-type="float" office:value="8.00000069299731" calcext:value-type="float">
            <text:p>8.00000069299731</text:p>
          </table:table-cell>
          <table:table-cell table:formula="of:=[.$J$2]*([.E80]-2*[.F80]+[.G80])+[.F80]" office:value-type="float" office:value="12.0000005606466" calcext:value-type="float">
            <text:p>12.0000005606466</text:p>
          </table:table-cell>
          <table:table-cell table:formula="of:=[.$J$2]*([.F80]-2*[.G80]+[.H80])+[.G80]" office:value-type="float" office:value="16.0000004282959" calcext:value-type="float">
            <text:p>16.000000428295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[.$J$2]*([.C81]-2*[.D81]+[.E81])+[.D81]" office:value-type="float" office:value="4.00000034649865" calcext:value-type="float">
            <text:p>4.00000034649865</text:p>
          </table:table-cell>
          <table:table-cell table:formula="of:=[.$J$2]*([.D81]-2*[.E81]+[.F81])+[.E81]" office:value-type="float" office:value="8.00000045357263" calcext:value-type="float">
            <text:p>8.00000045357263</text:p>
          </table:table-cell>
          <table:table-cell table:formula="of:=[.$J$2]*([.E81]-2*[.F81]+[.G81])+[.F81]" office:value-type="float" office:value="12.0000005606466" calcext:value-type="float">
            <text:p>12.0000005606466</text:p>
          </table:table-cell>
          <table:table-cell table:formula="of:=[.$J$2]*([.F81]-2*[.G81]+[.H81])+[.G81]" office:value-type="float" office:value="16.0000002803233" calcext:value-type="float">
            <text:p>16.000000280323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[.$J$2]*([.C82]-2*[.D82]+[.E82])+[.D82]" office:value-type="float" office:value="4.00000022678631" calcext:value-type="float">
            <text:p>4.00000022678631</text:p>
          </table:table-cell>
          <table:table-cell table:formula="of:=[.$J$2]*([.D82]-2*[.E82]+[.F82])+[.E82]" office:value-type="float" office:value="8.00000045357263" calcext:value-type="float">
            <text:p>8.00000045357263</text:p>
          </table:table-cell>
          <table:table-cell table:formula="of:=[.$J$2]*([.E82]-2*[.F82]+[.G82])+[.F82]" office:value-type="float" office:value="12.000000366948" calcext:value-type="float">
            <text:p>12.000000366948</text:p>
          </table:table-cell>
          <table:table-cell table:formula="of:=[.$J$2]*([.F82]-2*[.G82]+[.H82])+[.G82]" office:value-type="float" office:value="16.0000002803233" calcext:value-type="float">
            <text:p>16.000000280323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formula="of:=[.$J$2]*([.C83]-2*[.D83]+[.E83])+[.D83]" office:value-type="float" office:value="4.00000022678631" calcext:value-type="float">
            <text:p>4.00000022678631</text:p>
          </table:table-cell>
          <table:table-cell table:formula="of:=[.$J$2]*([.D83]-2*[.E83]+[.F83])+[.E83]" office:value-type="float" office:value="8.00000029686714" calcext:value-type="float">
            <text:p>8.00000029686714</text:p>
          </table:table-cell>
          <table:table-cell table:formula="of:=[.$J$2]*([.E83]-2*[.F83]+[.G83])+[.F83]" office:value-type="float" office:value="12.000000366948" calcext:value-type="float">
            <text:p>12.000000366948</text:p>
          </table:table-cell>
          <table:table-cell table:formula="of:=[.$J$2]*([.F83]-2*[.G83]+[.H83])+[.G83]" office:value-type="float" office:value="16.000000183474" calcext:value-type="float">
            <text:p>16.00000018347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formula="of:=[.$J$2]*([.C84]-2*[.D84]+[.E84])+[.D84]" office:value-type="float" office:value="4.00000014843357" calcext:value-type="float">
            <text:p>4.00000014843357</text:p>
          </table:table-cell>
          <table:table-cell table:formula="of:=[.$J$2]*([.D84]-2*[.E84]+[.F84])+[.E84]" office:value-type="float" office:value="8.00000029686714" calcext:value-type="float">
            <text:p>8.00000029686714</text:p>
          </table:table-cell>
          <table:table-cell table:formula="of:=[.$J$2]*([.E84]-2*[.F84]+[.G84])+[.F84]" office:value-type="float" office:value="12.0000002401706" calcext:value-type="float">
            <text:p>12.0000002401706</text:p>
          </table:table-cell>
          <table:table-cell table:formula="of:=[.$J$2]*([.F84]-2*[.G84]+[.H84])+[.G84]" office:value-type="float" office:value="16.000000183474" calcext:value-type="float">
            <text:p>16.00000018347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[.$J$2]*([.C85]-2*[.D85]+[.E85])+[.D85]" office:value-type="float" office:value="4.00000014843357" calcext:value-type="float">
            <text:p>4.00000014843357</text:p>
          </table:table-cell>
          <table:table-cell table:formula="of:=[.$J$2]*([.D85]-2*[.E85]+[.F85])+[.E85]" office:value-type="float" office:value="8.00000019430206" calcext:value-type="float">
            <text:p>8.00000019430206</text:p>
          </table:table-cell>
          <table:table-cell table:formula="of:=[.$J$2]*([.E85]-2*[.F85]+[.G85])+[.F85]" office:value-type="float" office:value="12.0000002401706" calcext:value-type="float">
            <text:p>12.0000002401706</text:p>
          </table:table-cell>
          <table:table-cell table:formula="of:=[.$J$2]*([.F85]-2*[.G85]+[.H85])+[.G85]" office:value-type="float" office:value="16.0000001200853" calcext:value-type="float">
            <text:p>16.000000120085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[.$J$2]*([.C86]-2*[.D86]+[.E86])+[.D86]" office:value-type="float" office:value="4.00000009715103" calcext:value-type="float">
            <text:p>4.00000009715103</text:p>
          </table:table-cell>
          <table:table-cell table:formula="of:=[.$J$2]*([.D86]-2*[.E86]+[.F86])+[.E86]" office:value-type="float" office:value="8.00000019430206" calcext:value-type="float">
            <text:p>8.00000019430206</text:p>
          </table:table-cell>
          <table:table-cell table:formula="of:=[.$J$2]*([.E86]-2*[.F86]+[.G86])+[.F86]" office:value-type="float" office:value="12.0000001571937" calcext:value-type="float">
            <text:p>12.0000001571937</text:p>
          </table:table-cell>
          <table:table-cell table:formula="of:=[.$J$2]*([.F86]-2*[.G86]+[.H86])+[.G86]" office:value-type="float" office:value="16.0000001200853" calcext:value-type="float">
            <text:p>16.000000120085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formula="of:=[.$J$2]*([.C87]-2*[.D87]+[.E87])+[.D87]" office:value-type="float" office:value="4.00000009715103" calcext:value-type="float">
            <text:p>4.00000009715103</text:p>
          </table:table-cell>
          <table:table-cell table:formula="of:=[.$J$2]*([.D87]-2*[.E87]+[.F87])+[.E87]" office:value-type="float" office:value="8.00000012717235" calcext:value-type="float">
            <text:p>8.00000012717235</text:p>
          </table:table-cell>
          <table:table-cell table:formula="of:=[.$J$2]*([.E87]-2*[.F87]+[.G87])+[.F87]" office:value-type="float" office:value="12.0000001571937" calcext:value-type="float">
            <text:p>12.0000001571937</text:p>
          </table:table-cell>
          <table:table-cell table:formula="of:=[.$J$2]*([.F87]-2*[.G87]+[.H87])+[.G87]" office:value-type="float" office:value="16.0000000785968" calcext:value-type="float">
            <text:p>16.000000078596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formula="of:=[.$J$2]*([.C88]-2*[.D88]+[.E88])+[.D88]" office:value-type="float" office:value="4.00000006358618" calcext:value-type="float">
            <text:p>4.00000006358618</text:p>
          </table:table-cell>
          <table:table-cell table:formula="of:=[.$J$2]*([.D88]-2*[.E88]+[.F88])+[.E88]" office:value-type="float" office:value="8.00000012717235" calcext:value-type="float">
            <text:p>8.00000012717235</text:p>
          </table:table-cell>
          <table:table-cell table:formula="of:=[.$J$2]*([.E88]-2*[.F88]+[.G88])+[.F88]" office:value-type="float" office:value="12.0000001028846" calcext:value-type="float">
            <text:p>12.0000001028846</text:p>
          </table:table-cell>
          <table:table-cell table:formula="of:=[.$J$2]*([.F88]-2*[.G88]+[.H88])+[.G88]" office:value-type="float" office:value="16.0000000785968" calcext:value-type="float">
            <text:p>16.000000078596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.$J$2]*([.C89]-2*[.D89]+[.E89])+[.D89]" office:value-type="float" office:value="4.00000006358618" calcext:value-type="float">
            <text:p>4.00000006358618</text:p>
          </table:table-cell>
          <table:table-cell table:formula="of:=[.$J$2]*([.D89]-2*[.E89]+[.F89])+[.E89]" office:value-type="float" office:value="8.00000008323539" calcext:value-type="float">
            <text:p>8.00000008323539</text:p>
          </table:table-cell>
          <table:table-cell table:formula="of:=[.$J$2]*([.E89]-2*[.F89]+[.G89])+[.F89]" office:value-type="float" office:value="12.0000001028846" calcext:value-type="float">
            <text:p>12.0000001028846</text:p>
          </table:table-cell>
          <table:table-cell table:formula="of:=[.$J$2]*([.F89]-2*[.G89]+[.H89])+[.G89]" office:value-type="float" office:value="16.0000000514423" calcext:value-type="float">
            <text:p>16.000000051442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$J$2]*([.C90]-2*[.D90]+[.E90])+[.D90]" office:value-type="float" office:value="4.00000004161769" calcext:value-type="float">
            <text:p>4.00000004161769</text:p>
          </table:table-cell>
          <table:table-cell table:formula="of:=[.$J$2]*([.D90]-2*[.E90]+[.F90])+[.E90]" office:value-type="float" office:value="8.00000008323539" calcext:value-type="float">
            <text:p>8.00000008323539</text:p>
          </table:table-cell>
          <table:table-cell table:formula="of:=[.$J$2]*([.E90]-2*[.F90]+[.G90])+[.F90]" office:value-type="float" office:value="12.0000000673388" calcext:value-type="float">
            <text:p>12.0000000673388</text:p>
          </table:table-cell>
          <table:table-cell table:formula="of:=[.$J$2]*([.F90]-2*[.G90]+[.H90])+[.G90]" office:value-type="float" office:value="16.0000000514423" calcext:value-type="float">
            <text:p>16.000000051442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[.$J$2]*([.C91]-2*[.D91]+[.E91])+[.D91]" office:value-type="float" office:value="4.00000004161769" calcext:value-type="float">
            <text:p>4.00000004161769</text:p>
          </table:table-cell>
          <table:table-cell table:formula="of:=[.$J$2]*([.D91]-2*[.E91]+[.F91])+[.E91]" office:value-type="float" office:value="8.00000005447827" calcext:value-type="float">
            <text:p>8.00000005447827</text:p>
          </table:table-cell>
          <table:table-cell table:formula="of:=[.$J$2]*([.E91]-2*[.F91]+[.G91])+[.F91]" office:value-type="float" office:value="12.0000000673388" calcext:value-type="float">
            <text:p>12.0000000673388</text:p>
          </table:table-cell>
          <table:table-cell table:formula="of:=[.$J$2]*([.F91]-2*[.G91]+[.H91])+[.G91]" office:value-type="float" office:value="16.0000000336694" calcext:value-type="float">
            <text:p>16.000000033669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[.$J$2]*([.C92]-2*[.D92]+[.E92])+[.D92]" office:value-type="float" office:value="4.00000002723913" calcext:value-type="float">
            <text:p>4.00000002723913</text:p>
          </table:table-cell>
          <table:table-cell table:formula="of:=[.$J$2]*([.D92]-2*[.E92]+[.F92])+[.E92]" office:value-type="float" office:value="8.00000005447827" calcext:value-type="float">
            <text:p>8.00000005447827</text:p>
          </table:table-cell>
          <table:table-cell table:formula="of:=[.$J$2]*([.E92]-2*[.F92]+[.G92])+[.F92]" office:value-type="float" office:value="12.0000000440738" calcext:value-type="float">
            <text:p>12.0000000440738</text:p>
          </table:table-cell>
          <table:table-cell table:formula="of:=[.$J$2]*([.F92]-2*[.G92]+[.H92])+[.G92]" office:value-type="float" office:value="16.0000000336694" calcext:value-type="float">
            <text:p>16.000000033669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[.$J$2]*([.C93]-2*[.D93]+[.E93])+[.D93]" office:value-type="float" office:value="4.00000002723913" calcext:value-type="float">
            <text:p>4.00000002723913</text:p>
          </table:table-cell>
          <table:table-cell table:formula="of:=[.$J$2]*([.D93]-2*[.E93]+[.F93])+[.E93]" office:value-type="float" office:value="8.00000003565649" calcext:value-type="float">
            <text:p>8.00000003565649</text:p>
          </table:table-cell>
          <table:table-cell table:formula="of:=[.$J$2]*([.E93]-2*[.F93]+[.G93])+[.F93]" office:value-type="float" office:value="12.0000000440738" calcext:value-type="float">
            <text:p>12.0000000440738</text:p>
          </table:table-cell>
          <table:table-cell table:formula="of:=[.$J$2]*([.F93]-2*[.G93]+[.H93])+[.G93]" office:value-type="float" office:value="16.0000000220369" calcext:value-type="float">
            <text:p>16.000000022036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[.$J$2]*([.C94]-2*[.D94]+[.E94])+[.D94]" office:value-type="float" office:value="4.00000001782824" calcext:value-type="float">
            <text:p>4.00000001782824</text:p>
          </table:table-cell>
          <table:table-cell table:formula="of:=[.$J$2]*([.D94]-2*[.E94]+[.F94])+[.E94]" office:value-type="float" office:value="8.00000003565649" calcext:value-type="float">
            <text:p>8.00000003565649</text:p>
          </table:table-cell>
          <table:table-cell table:formula="of:=[.$J$2]*([.E94]-2*[.F94]+[.G94])+[.F94]" office:value-type="float" office:value="12.0000000288467" calcext:value-type="float">
            <text:p>12.0000000288467</text:p>
          </table:table-cell>
          <table:table-cell table:formula="of:=[.$J$2]*([.F94]-2*[.G94]+[.H94])+[.G94]" office:value-type="float" office:value="16.0000000220369" calcext:value-type="float">
            <text:p>16.000000022036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[.$J$2]*([.C95]-2*[.D95]+[.E95])+[.D95]" office:value-type="float" office:value="4.00000001782824" calcext:value-type="float">
            <text:p>4.00000001782824</text:p>
          </table:table-cell>
          <table:table-cell table:formula="of:=[.$J$2]*([.D95]-2*[.E95]+[.F95])+[.E95]" office:value-type="float" office:value="8.00000002333747" calcext:value-type="float">
            <text:p>8.00000002333747</text:p>
          </table:table-cell>
          <table:table-cell table:formula="of:=[.$J$2]*([.E95]-2*[.F95]+[.G95])+[.F95]" office:value-type="float" office:value="12.0000000288467" calcext:value-type="float">
            <text:p>12.0000000288467</text:p>
          </table:table-cell>
          <table:table-cell table:formula="of:=[.$J$2]*([.F95]-2*[.G95]+[.H95])+[.G95]" office:value-type="float" office:value="16.0000000144234" calcext:value-type="float">
            <text:p>16.000000014423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formula="of:=[.$J$2]*([.C96]-2*[.D96]+[.E96])+[.D96]" office:value-type="float" office:value="4.00000001166874" calcext:value-type="float">
            <text:p>4.00000001166874</text:p>
          </table:table-cell>
          <table:table-cell table:formula="of:=[.$J$2]*([.D96]-2*[.E96]+[.F96])+[.E96]" office:value-type="float" office:value="8.00000002333747" calcext:value-type="float">
            <text:p>8.00000002333747</text:p>
          </table:table-cell>
          <table:table-cell table:formula="of:=[.$J$2]*([.E96]-2*[.F96]+[.G96])+[.F96]" office:value-type="float" office:value="12.0000000188804" calcext:value-type="float">
            <text:p>12.0000000188804</text:p>
          </table:table-cell>
          <table:table-cell table:formula="of:=[.$J$2]*([.F96]-2*[.G96]+[.H96])+[.G96]" office:value-type="float" office:value="16.0000000144234" calcext:value-type="float">
            <text:p>16.000000014423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[.$J$2]*([.C97]-2*[.D97]+[.E97])+[.D97]" office:value-type="float" office:value="4.00000001166874" calcext:value-type="float">
            <text:p>4.00000001166874</text:p>
          </table:table-cell>
          <table:table-cell table:formula="of:=[.$J$2]*([.D97]-2*[.E97]+[.F97])+[.E97]" office:value-type="float" office:value="8.00000001527458" calcext:value-type="float">
            <text:p>8.00000001527458</text:p>
          </table:table-cell>
          <table:table-cell table:formula="of:=[.$J$2]*([.E97]-2*[.F97]+[.G97])+[.F97]" office:value-type="float" office:value="12.0000000188804" calcext:value-type="float">
            <text:p>12.0000000188804</text:p>
          </table:table-cell>
          <table:table-cell table:formula="of:=[.$J$2]*([.F97]-2*[.G97]+[.H97])+[.G97]" office:value-type="float" office:value="16.0000000094402" calcext:value-type="float">
            <text:p>16.000000009440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formula="of:=[.$J$2]*([.C98]-2*[.D98]+[.E98])+[.D98]" office:value-type="float" office:value="4.00000000763729" calcext:value-type="float">
            <text:p>4.00000000763729</text:p>
          </table:table-cell>
          <table:table-cell table:formula="of:=[.$J$2]*([.D98]-2*[.E98]+[.F98])+[.E98]" office:value-type="float" office:value="8.00000001527458" calcext:value-type="float">
            <text:p>8.00000001527458</text:p>
          </table:table-cell>
          <table:table-cell table:formula="of:=[.$J$2]*([.E98]-2*[.F98]+[.G98])+[.F98]" office:value-type="float" office:value="12.0000000123574" calcext:value-type="float">
            <text:p>12.0000000123574</text:p>
          </table:table-cell>
          <table:table-cell table:formula="of:=[.$J$2]*([.F98]-2*[.G98]+[.H98])+[.G98]" office:value-type="float" office:value="16.0000000094402" calcext:value-type="float">
            <text:p>16.000000009440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[.$J$2]*([.C99]-2*[.D99]+[.E99])+[.D99]" office:value-type="float" office:value="4.00000000763729" calcext:value-type="float">
            <text:p>4.00000000763729</text:p>
          </table:table-cell>
          <table:table-cell table:formula="of:=[.$J$2]*([.D99]-2*[.E99]+[.F99])+[.E99]" office:value-type="float" office:value="8.00000000999734" calcext:value-type="float">
            <text:p>8.00000000999734</text:p>
          </table:table-cell>
          <table:table-cell table:formula="of:=[.$J$2]*([.E99]-2*[.F99]+[.G99])+[.F99]" office:value-type="float" office:value="12.0000000123574" calcext:value-type="float">
            <text:p>12.0000000123574</text:p>
          </table:table-cell>
          <table:table-cell table:formula="of:=[.$J$2]*([.F99]-2*[.G99]+[.H99])+[.G99]" office:value-type="float" office:value="16.0000000061787" calcext:value-type="float">
            <text:p>16.000000006178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[.$J$2]*([.C100]-2*[.D100]+[.E100])+[.D100]" office:value-type="float" office:value="4.00000000499867" calcext:value-type="float">
            <text:p>4.00000000499867</text:p>
          </table:table-cell>
          <table:table-cell table:formula="of:=[.$J$2]*([.D100]-2*[.E100]+[.F100])+[.E100]" office:value-type="float" office:value="8.00000000999734" calcext:value-type="float">
            <text:p>8.00000000999734</text:p>
          </table:table-cell>
          <table:table-cell table:formula="of:=[.$J$2]*([.E100]-2*[.F100]+[.G100])+[.F100]" office:value-type="float" office:value="12.000000008088" calcext:value-type="float">
            <text:p>12.000000008088</text:p>
          </table:table-cell>
          <table:table-cell table:formula="of:=[.$J$2]*([.F100]-2*[.G100]+[.H100])+[.G100]" office:value-type="float" office:value="16.0000000061787" calcext:value-type="float">
            <text:p>16.000000006178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$J$2]*([.C101]-2*[.D101]+[.E101])+[.D101]" office:value-type="float" office:value="4.00000000499867" calcext:value-type="float">
            <text:p>4.00000000499867</text:p>
          </table:table-cell>
          <table:table-cell table:formula="of:=[.$J$2]*([.D101]-2*[.E101]+[.F101])+[.E101]" office:value-type="float" office:value="8.00000000654334" calcext:value-type="float">
            <text:p>8.00000000654334</text:p>
          </table:table-cell>
          <table:table-cell table:formula="of:=[.$J$2]*([.E101]-2*[.F101]+[.G101])+[.F101]" office:value-type="float" office:value="12.000000008088" calcext:value-type="float">
            <text:p>12.000000008088</text:p>
          </table:table-cell>
          <table:table-cell table:formula="of:=[.$J$2]*([.F101]-2*[.G101]+[.H101])+[.G101]" office:value-type="float" office:value="16.000000004044" calcext:value-type="float">
            <text:p>16.00000000404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[.$J$2]*([.C102]-2*[.D102]+[.E102])+[.D102]" office:value-type="float" office:value="4.00000000327167" calcext:value-type="float">
            <text:p>4.00000000327167</text:p>
          </table:table-cell>
          <table:table-cell table:formula="of:=[.$J$2]*([.D102]-2*[.E102]+[.F102])+[.E102]" office:value-type="float" office:value="8.00000000654334" calcext:value-type="float">
            <text:p>8.00000000654334</text:p>
          </table:table-cell>
          <table:table-cell table:formula="of:=[.$J$2]*([.E102]-2*[.F102]+[.G102])+[.F102]" office:value-type="float" office:value="12.0000000052937" calcext:value-type="float">
            <text:p>12.0000000052937</text:p>
          </table:table-cell>
          <table:table-cell table:formula="of:=[.$J$2]*([.F102]-2*[.G102]+[.H102])+[.G102]" office:value-type="float" office:value="16.000000004044" calcext:value-type="float">
            <text:p>16.00000000404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1:17:18.573235478</meta:creation-date>
    <dc:date>2023-10-29T22:01:30.472862985</dc:date>
    <meta:editing-duration>PT2M37S</meta:editing-duration>
    <meta:editing-cycles>2</meta:editing-cycles>
    <meta:generator>LibreOffice/7.3.7.2$Linux_X86_64 LibreOffice_project/30$Build-2</meta:generator>
    <meta:document-statistic meta:table-count="1" meta:cell-count="8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61cm" svg:height="12.14cm" xlink:href=".." xlink:type="simple" chart:class="chart:line" chart:style-name="ch1">
        <chart:legend chart:legend-position="end" svg:x="22.95cm" svg:y="0.791cm" style:legend-expansion="high" chart:style-name="ch2"/>
        <chart:plot-area chart:style-name="ch3" table:cell-range-address="Sheet1.B1:Sheet1.H103" chart:data-source-has-labels="both" svg:x="0.576cm" svg:y="0.212cm" svg:width="21.631cm" svg:height="11.589cm">
          <chart:coordinate-region svg:x="1.197cm" svg:y="0.411cm" svg:width="20.81cm" svg:height="10.743cm"/>
          <chart:axis chart:dimension="x" chart:name="primary-x" chart:style-name="ch4" chartooo:axis-type="auto">
            <chartooo:date-scale/>
            <chart:categories table:cell-range-address="Sheet1.C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H2" chart:label-cell-address="Sheet1.B2:Sheet1.B2" chart:class="chart:line">
            <chart:data-point chart:repeated="6"/>
          </chart:series>
          <chart:series chart:style-name="ch7" chart:values-cell-range-address="Sheet1.C3:Sheet1.H3" chart:label-cell-address="Sheet1.B3:Sheet1.B3" chart:class="chart:line">
            <chart:data-point chart:repeated="6"/>
          </chart:series>
          <chart:series chart:style-name="ch8" chart:values-cell-range-address="Sheet1.C4:Sheet1.H4" chart:label-cell-address="Sheet1.B4:Sheet1.B4" chart:class="chart:line">
            <chart:data-point chart:repeated="6"/>
          </chart:series>
          <chart:series chart:style-name="ch9" chart:values-cell-range-address="Sheet1.C5:Sheet1.H5" chart:label-cell-address="Sheet1.B5:Sheet1.B5" chart:class="chart:line">
            <chart:data-point chart:repeated="6"/>
          </chart:series>
          <chart:series chart:style-name="ch10" chart:values-cell-range-address="Sheet1.C6:Sheet1.H6" chart:label-cell-address="Sheet1.B6:Sheet1.B6" chart:class="chart:line">
            <chart:data-point chart:repeated="6"/>
          </chart:series>
          <chart:series chart:style-name="ch11" chart:values-cell-range-address="Sheet1.C7:Sheet1.H7" chart:label-cell-address="Sheet1.B7:Sheet1.B7" chart:class="chart:line">
            <chart:data-point chart:repeated="6"/>
          </chart:series>
          <chart:series chart:style-name="ch12" chart:values-cell-range-address="Sheet1.C8:Sheet1.H8" chart:label-cell-address="Sheet1.B8:Sheet1.B8" chart:class="chart:line">
            <chart:data-point chart:repeated="6"/>
          </chart:series>
          <chart:series chart:style-name="ch13" chart:values-cell-range-address="Sheet1.C9:Sheet1.H9" chart:label-cell-address="Sheet1.B9:Sheet1.B9" chart:class="chart:line">
            <chart:data-point chart:repeated="6"/>
          </chart:series>
          <chart:series chart:style-name="ch14" chart:values-cell-range-address="Sheet1.C10:Sheet1.H10" chart:label-cell-address="Sheet1.B10:Sheet1.B10" chart:class="chart:line">
            <chart:data-point chart:repeated="6"/>
          </chart:series>
          <chart:series chart:style-name="ch15" chart:values-cell-range-address="Sheet1.C11:Sheet1.H11" chart:label-cell-address="Sheet1.B11:Sheet1.B11" chart:class="chart:line">
            <chart:data-point chart:repeated="6"/>
          </chart:series>
          <chart:series chart:style-name="ch16" chart:values-cell-range-address="Sheet1.C12:Sheet1.H12" chart:label-cell-address="Sheet1.B12:Sheet1.B12" chart:class="chart:line">
            <chart:data-point chart:repeated="6"/>
          </chart:series>
          <chart:series chart:style-name="ch17" chart:values-cell-range-address="Sheet1.C13:Sheet1.H13" chart:label-cell-address="Sheet1.B13:Sheet1.B13" chart:class="chart:line">
            <chart:data-point chart:repeated="6"/>
          </chart:series>
          <chart:series chart:style-name="ch18" chart:values-cell-range-address="Sheet1.C14:Sheet1.H14" chart:label-cell-address="Sheet1.B14:Sheet1.B14" chart:class="chart:line">
            <chart:data-point chart:repeated="6"/>
          </chart:series>
          <chart:series chart:style-name="ch19" chart:values-cell-range-address="Sheet1.C15:Sheet1.H15" chart:label-cell-address="Sheet1.B15:Sheet1.B15" chart:class="chart:line">
            <chart:data-point chart:repeated="6"/>
          </chart:series>
          <chart:series chart:style-name="ch20" chart:values-cell-range-address="Sheet1.C16:Sheet1.H16" chart:label-cell-address="Sheet1.B16:Sheet1.B16" chart:class="chart:line">
            <chart:data-point chart:repeated="6"/>
          </chart:series>
          <chart:series chart:style-name="ch9" chart:values-cell-range-address="Sheet1.C17:Sheet1.H17" chart:label-cell-address="Sheet1.B17:Sheet1.B17" chart:class="chart:line">
            <chart:data-point chart:repeated="6"/>
          </chart:series>
          <chart:series chart:style-name="ch10" chart:values-cell-range-address="Sheet1.C18:Sheet1.H18" chart:label-cell-address="Sheet1.B18:Sheet1.B18" chart:class="chart:line">
            <chart:data-point chart:repeated="6"/>
          </chart:series>
          <chart:series chart:style-name="ch11" chart:values-cell-range-address="Sheet1.C19:Sheet1.H19" chart:label-cell-address="Sheet1.B19:Sheet1.B19" chart:class="chart:line">
            <chart:data-point chart:repeated="6"/>
          </chart:series>
          <chart:series chart:style-name="ch12" chart:values-cell-range-address="Sheet1.C20:Sheet1.H20" chart:label-cell-address="Sheet1.B20:Sheet1.B20" chart:class="chart:line">
            <chart:data-point chart:repeated="6"/>
          </chart:series>
          <chart:series chart:style-name="ch13" chart:values-cell-range-address="Sheet1.C21:Sheet1.H21" chart:label-cell-address="Sheet1.B21:Sheet1.B21" chart:class="chart:line">
            <chart:data-point chart:repeated="6"/>
          </chart:series>
          <chart:series chart:style-name="ch14" chart:values-cell-range-address="Sheet1.C22:Sheet1.H22" chart:label-cell-address="Sheet1.B22:Sheet1.B22" chart:class="chart:line">
            <chart:data-point chart:repeated="6"/>
          </chart:series>
          <chart:series chart:style-name="ch15" chart:values-cell-range-address="Sheet1.C23:Sheet1.H23" chart:label-cell-address="Sheet1.B23:Sheet1.B23" chart:class="chart:line">
            <chart:data-point chart:repeated="6"/>
          </chart:series>
          <chart:series chart:style-name="ch16" chart:values-cell-range-address="Sheet1.C24:Sheet1.H24" chart:label-cell-address="Sheet1.B24:Sheet1.B24" chart:class="chart:line">
            <chart:data-point chart:repeated="6"/>
          </chart:series>
          <chart:series chart:style-name="ch17" chart:values-cell-range-address="Sheet1.C25:Sheet1.H25" chart:label-cell-address="Sheet1.B25:Sheet1.B25" chart:class="chart:line">
            <chart:data-point chart:repeated="6"/>
          </chart:series>
          <chart:series chart:style-name="ch18" chart:values-cell-range-address="Sheet1.C26:Sheet1.H26" chart:label-cell-address="Sheet1.B26:Sheet1.B26" chart:class="chart:line">
            <chart:data-point chart:repeated="6"/>
          </chart:series>
          <chart:series chart:style-name="ch19" chart:values-cell-range-address="Sheet1.C27:Sheet1.H27" chart:label-cell-address="Sheet1.B27:Sheet1.B27" chart:class="chart:line">
            <chart:data-point chart:repeated="6"/>
          </chart:series>
          <chart:series chart:style-name="ch20" chart:values-cell-range-address="Sheet1.C28:Sheet1.H28" chart:label-cell-address="Sheet1.B28:Sheet1.B28" chart:class="chart:line">
            <chart:data-point chart:repeated="6"/>
          </chart:series>
          <chart:series chart:style-name="ch9" chart:values-cell-range-address="Sheet1.C29:Sheet1.H29" chart:label-cell-address="Sheet1.B29:Sheet1.B29" chart:class="chart:line">
            <chart:data-point chart:repeated="6"/>
          </chart:series>
          <chart:series chart:style-name="ch10" chart:values-cell-range-address="Sheet1.C30:Sheet1.H30" chart:label-cell-address="Sheet1.B30:Sheet1.B30" chart:class="chart:line">
            <chart:data-point chart:repeated="6"/>
          </chart:series>
          <chart:series chart:style-name="ch11" chart:values-cell-range-address="Sheet1.C31:Sheet1.H31" chart:label-cell-address="Sheet1.B31:Sheet1.B31" chart:class="chart:line">
            <chart:data-point chart:repeated="6"/>
          </chart:series>
          <chart:series chart:style-name="ch12" chart:values-cell-range-address="Sheet1.C32:Sheet1.H32" chart:label-cell-address="Sheet1.B32:Sheet1.B32" chart:class="chart:line">
            <chart:data-point chart:repeated="6"/>
          </chart:series>
          <chart:series chart:style-name="ch13" chart:values-cell-range-address="Sheet1.C33:Sheet1.H33" chart:label-cell-address="Sheet1.B33:Sheet1.B33" chart:class="chart:line">
            <chart:data-point chart:repeated="6"/>
          </chart:series>
          <chart:series chart:style-name="ch14" chart:values-cell-range-address="Sheet1.C34:Sheet1.H34" chart:label-cell-address="Sheet1.B34:Sheet1.B34" chart:class="chart:line">
            <chart:data-point chart:repeated="6"/>
          </chart:series>
          <chart:series chart:style-name="ch15" chart:values-cell-range-address="Sheet1.C35:Sheet1.H35" chart:label-cell-address="Sheet1.B35:Sheet1.B35" chart:class="chart:line">
            <chart:data-point chart:repeated="6"/>
          </chart:series>
          <chart:series chart:style-name="ch16" chart:values-cell-range-address="Sheet1.C36:Sheet1.H36" chart:label-cell-address="Sheet1.B36:Sheet1.B36" chart:class="chart:line">
            <chart:data-point chart:repeated="6"/>
          </chart:series>
          <chart:series chart:style-name="ch17" chart:values-cell-range-address="Sheet1.C37:Sheet1.H37" chart:label-cell-address="Sheet1.B37:Sheet1.B37" chart:class="chart:line">
            <chart:data-point chart:repeated="6"/>
          </chart:series>
          <chart:series chart:style-name="ch18" chart:values-cell-range-address="Sheet1.C38:Sheet1.H38" chart:label-cell-address="Sheet1.B38:Sheet1.B38" chart:class="chart:line">
            <chart:data-point chart:repeated="6"/>
          </chart:series>
          <chart:series chart:style-name="ch19" chart:values-cell-range-address="Sheet1.C39:Sheet1.H39" chart:label-cell-address="Sheet1.B39:Sheet1.B39" chart:class="chart:line">
            <chart:data-point chart:repeated="6"/>
          </chart:series>
          <chart:series chart:style-name="ch20" chart:values-cell-range-address="Sheet1.C40:Sheet1.H40" chart:label-cell-address="Sheet1.B40:Sheet1.B40" chart:class="chart:line">
            <chart:data-point chart:repeated="6"/>
          </chart:series>
          <chart:series chart:style-name="ch9" chart:values-cell-range-address="Sheet1.C41:Sheet1.H41" chart:label-cell-address="Sheet1.B41:Sheet1.B41" chart:class="chart:line">
            <chart:data-point chart:repeated="6"/>
          </chart:series>
          <chart:series chart:style-name="ch10" chart:values-cell-range-address="Sheet1.C42:Sheet1.H42" chart:label-cell-address="Sheet1.B42:Sheet1.B42" chart:class="chart:line">
            <chart:data-point chart:repeated="6"/>
          </chart:series>
          <chart:series chart:style-name="ch11" chart:values-cell-range-address="Sheet1.C43:Sheet1.H43" chart:label-cell-address="Sheet1.B43:Sheet1.B43" chart:class="chart:line">
            <chart:data-point chart:repeated="6"/>
          </chart:series>
          <chart:series chart:style-name="ch12" chart:values-cell-range-address="Sheet1.C44:Sheet1.H44" chart:label-cell-address="Sheet1.B44:Sheet1.B44" chart:class="chart:line">
            <chart:data-point chart:repeated="6"/>
          </chart:series>
          <chart:series chart:style-name="ch13" chart:values-cell-range-address="Sheet1.C45:Sheet1.H45" chart:label-cell-address="Sheet1.B45:Sheet1.B45" chart:class="chart:line">
            <chart:data-point chart:repeated="6"/>
          </chart:series>
          <chart:series chart:style-name="ch14" chart:values-cell-range-address="Sheet1.C46:Sheet1.H46" chart:label-cell-address="Sheet1.B46:Sheet1.B46" chart:class="chart:line">
            <chart:data-point chart:repeated="6"/>
          </chart:series>
          <chart:series chart:style-name="ch15" chart:values-cell-range-address="Sheet1.C47:Sheet1.H47" chart:label-cell-address="Sheet1.B47:Sheet1.B47" chart:class="chart:line">
            <chart:data-point chart:repeated="6"/>
          </chart:series>
          <chart:series chart:style-name="ch16" chart:values-cell-range-address="Sheet1.C48:Sheet1.H48" chart:label-cell-address="Sheet1.B48:Sheet1.B48" chart:class="chart:line">
            <chart:data-point chart:repeated="6"/>
          </chart:series>
          <chart:series chart:style-name="ch17" chart:values-cell-range-address="Sheet1.C49:Sheet1.H49" chart:label-cell-address="Sheet1.B49:Sheet1.B49" chart:class="chart:line">
            <chart:data-point chart:repeated="6"/>
          </chart:series>
          <chart:series chart:style-name="ch18" chart:values-cell-range-address="Sheet1.C50:Sheet1.H50" chart:label-cell-address="Sheet1.B50:Sheet1.B50" chart:class="chart:line">
            <chart:data-point chart:repeated="6"/>
          </chart:series>
          <chart:series chart:style-name="ch19" chart:values-cell-range-address="Sheet1.C51:Sheet1.H51" chart:label-cell-address="Sheet1.B51:Sheet1.B51" chart:class="chart:line">
            <chart:data-point chart:repeated="6"/>
          </chart:series>
          <chart:series chart:style-name="ch20" chart:values-cell-range-address="Sheet1.C52:Sheet1.H52" chart:label-cell-address="Sheet1.B52:Sheet1.B52" chart:class="chart:line">
            <chart:data-point chart:repeated="6"/>
          </chart:series>
          <chart:series chart:style-name="ch9" chart:values-cell-range-address="Sheet1.C53:Sheet1.H53" chart:label-cell-address="Sheet1.B53:Sheet1.B53" chart:class="chart:line">
            <chart:data-point chart:repeated="6"/>
          </chart:series>
          <chart:series chart:style-name="ch10" chart:values-cell-range-address="Sheet1.C54:Sheet1.H54" chart:label-cell-address="Sheet1.B54:Sheet1.B54" chart:class="chart:line">
            <chart:data-point chart:repeated="6"/>
          </chart:series>
          <chart:series chart:style-name="ch11" chart:values-cell-range-address="Sheet1.C55:Sheet1.H55" chart:label-cell-address="Sheet1.B55:Sheet1.B55" chart:class="chart:line">
            <chart:data-point chart:repeated="6"/>
          </chart:series>
          <chart:series chart:style-name="ch12" chart:values-cell-range-address="Sheet1.C56:Sheet1.H56" chart:label-cell-address="Sheet1.B56:Sheet1.B56" chart:class="chart:line">
            <chart:data-point chart:repeated="6"/>
          </chart:series>
          <chart:series chart:style-name="ch13" chart:values-cell-range-address="Sheet1.C57:Sheet1.H57" chart:label-cell-address="Sheet1.B57:Sheet1.B57" chart:class="chart:line">
            <chart:data-point chart:repeated="6"/>
          </chart:series>
          <chart:series chart:style-name="ch14" chart:values-cell-range-address="Sheet1.C58:Sheet1.H58" chart:label-cell-address="Sheet1.B58:Sheet1.B58" chart:class="chart:line">
            <chart:data-point chart:repeated="6"/>
          </chart:series>
          <chart:series chart:style-name="ch15" chart:values-cell-range-address="Sheet1.C59:Sheet1.H59" chart:label-cell-address="Sheet1.B59:Sheet1.B59" chart:class="chart:line">
            <chart:data-point chart:repeated="6"/>
          </chart:series>
          <chart:series chart:style-name="ch16" chart:values-cell-range-address="Sheet1.C60:Sheet1.H60" chart:label-cell-address="Sheet1.B60:Sheet1.B60" chart:class="chart:line">
            <chart:data-point chart:repeated="6"/>
          </chart:series>
          <chart:series chart:style-name="ch17" chart:values-cell-range-address="Sheet1.C61:Sheet1.H61" chart:label-cell-address="Sheet1.B61:Sheet1.B61" chart:class="chart:line">
            <chart:data-point chart:repeated="6"/>
          </chart:series>
          <chart:series chart:style-name="ch18" chart:values-cell-range-address="Sheet1.C62:Sheet1.H62" chart:label-cell-address="Sheet1.B62:Sheet1.B62" chart:class="chart:line">
            <chart:data-point chart:repeated="6"/>
          </chart:series>
          <chart:series chart:style-name="ch19" chart:values-cell-range-address="Sheet1.C63:Sheet1.H63" chart:label-cell-address="Sheet1.B63:Sheet1.B63" chart:class="chart:line">
            <chart:data-point chart:repeated="6"/>
          </chart:series>
          <chart:series chart:style-name="ch20" chart:values-cell-range-address="Sheet1.C64:Sheet1.H64" chart:label-cell-address="Sheet1.B64:Sheet1.B64" chart:class="chart:line">
            <chart:data-point chart:repeated="6"/>
          </chart:series>
          <chart:series chart:style-name="ch9" chart:values-cell-range-address="Sheet1.C65:Sheet1.H65" chart:label-cell-address="Sheet1.B65:Sheet1.B65" chart:class="chart:line">
            <chart:data-point chart:repeated="6"/>
          </chart:series>
          <chart:series chart:style-name="ch10" chart:values-cell-range-address="Sheet1.C66:Sheet1.H66" chart:label-cell-address="Sheet1.B66:Sheet1.B66" chart:class="chart:line">
            <chart:data-point chart:repeated="6"/>
          </chart:series>
          <chart:series chart:style-name="ch11" chart:values-cell-range-address="Sheet1.C67:Sheet1.H67" chart:label-cell-address="Sheet1.B67:Sheet1.B67" chart:class="chart:line">
            <chart:data-point chart:repeated="6"/>
          </chart:series>
          <chart:series chart:style-name="ch12" chart:values-cell-range-address="Sheet1.C68:Sheet1.H68" chart:label-cell-address="Sheet1.B68:Sheet1.B68" chart:class="chart:line">
            <chart:data-point chart:repeated="6"/>
          </chart:series>
          <chart:series chart:style-name="ch13" chart:values-cell-range-address="Sheet1.C69:Sheet1.H69" chart:label-cell-address="Sheet1.B69:Sheet1.B69" chart:class="chart:line">
            <chart:data-point chart:repeated="6"/>
          </chart:series>
          <chart:series chart:style-name="ch14" chart:values-cell-range-address="Sheet1.C70:Sheet1.H70" chart:label-cell-address="Sheet1.B70:Sheet1.B70" chart:class="chart:line">
            <chart:data-point chart:repeated="6"/>
          </chart:series>
          <chart:series chart:style-name="ch15" chart:values-cell-range-address="Sheet1.C71:Sheet1.H71" chart:label-cell-address="Sheet1.B71:Sheet1.B71" chart:class="chart:line">
            <chart:data-point chart:repeated="6"/>
          </chart:series>
          <chart:series chart:style-name="ch16" chart:values-cell-range-address="Sheet1.C72:Sheet1.H72" chart:label-cell-address="Sheet1.B72:Sheet1.B72" chart:class="chart:line">
            <chart:data-point chart:repeated="6"/>
          </chart:series>
          <chart:series chart:style-name="ch17" chart:values-cell-range-address="Sheet1.C73:Sheet1.H73" chart:label-cell-address="Sheet1.B73:Sheet1.B73" chart:class="chart:line">
            <chart:data-point chart:repeated="6"/>
          </chart:series>
          <chart:series chart:style-name="ch18" chart:values-cell-range-address="Sheet1.C74:Sheet1.H74" chart:label-cell-address="Sheet1.B74:Sheet1.B74" chart:class="chart:line">
            <chart:data-point chart:repeated="6"/>
          </chart:series>
          <chart:series chart:style-name="ch19" chart:values-cell-range-address="Sheet1.C75:Sheet1.H75" chart:label-cell-address="Sheet1.B75:Sheet1.B75" chart:class="chart:line">
            <chart:data-point chart:repeated="6"/>
          </chart:series>
          <chart:series chart:style-name="ch20" chart:values-cell-range-address="Sheet1.C76:Sheet1.H76" chart:label-cell-address="Sheet1.B76:Sheet1.B76" chart:class="chart:line">
            <chart:data-point chart:repeated="6"/>
          </chart:series>
          <chart:series chart:style-name="ch9" chart:values-cell-range-address="Sheet1.C77:Sheet1.H77" chart:label-cell-address="Sheet1.B77:Sheet1.B77" chart:class="chart:line">
            <chart:data-point chart:repeated="6"/>
          </chart:series>
          <chart:series chart:style-name="ch10" chart:values-cell-range-address="Sheet1.C78:Sheet1.H78" chart:label-cell-address="Sheet1.B78:Sheet1.B78" chart:class="chart:line">
            <chart:data-point chart:repeated="6"/>
          </chart:series>
          <chart:series chart:style-name="ch11" chart:values-cell-range-address="Sheet1.C79:Sheet1.H79" chart:label-cell-address="Sheet1.B79:Sheet1.B79" chart:class="chart:line">
            <chart:data-point chart:repeated="6"/>
          </chart:series>
          <chart:series chart:style-name="ch12" chart:values-cell-range-address="Sheet1.C80:Sheet1.H80" chart:label-cell-address="Sheet1.B80:Sheet1.B80" chart:class="chart:line">
            <chart:data-point chart:repeated="6"/>
          </chart:series>
          <chart:series chart:style-name="ch13" chart:values-cell-range-address="Sheet1.C81:Sheet1.H81" chart:label-cell-address="Sheet1.B81:Sheet1.B81" chart:class="chart:line">
            <chart:data-point chart:repeated="6"/>
          </chart:series>
          <chart:series chart:style-name="ch14" chart:values-cell-range-address="Sheet1.C82:Sheet1.H82" chart:label-cell-address="Sheet1.B82:Sheet1.B82" chart:class="chart:line">
            <chart:data-point chart:repeated="6"/>
          </chart:series>
          <chart:series chart:style-name="ch15" chart:values-cell-range-address="Sheet1.C83:Sheet1.H83" chart:label-cell-address="Sheet1.B83:Sheet1.B83" chart:class="chart:line">
            <chart:data-point chart:repeated="6"/>
          </chart:series>
          <chart:series chart:style-name="ch16" chart:values-cell-range-address="Sheet1.C84:Sheet1.H84" chart:label-cell-address="Sheet1.B84:Sheet1.B84" chart:class="chart:line">
            <chart:data-point chart:repeated="6"/>
          </chart:series>
          <chart:series chart:style-name="ch17" chart:values-cell-range-address="Sheet1.C85:Sheet1.H85" chart:label-cell-address="Sheet1.B85:Sheet1.B85" chart:class="chart:line">
            <chart:data-point chart:repeated="6"/>
          </chart:series>
          <chart:series chart:style-name="ch18" chart:values-cell-range-address="Sheet1.C86:Sheet1.H86" chart:label-cell-address="Sheet1.B86:Sheet1.B86" chart:class="chart:line">
            <chart:data-point chart:repeated="6"/>
          </chart:series>
          <chart:series chart:style-name="ch19" chart:values-cell-range-address="Sheet1.C87:Sheet1.H87" chart:label-cell-address="Sheet1.B87:Sheet1.B87" chart:class="chart:line">
            <chart:data-point chart:repeated="6"/>
          </chart:series>
          <chart:series chart:style-name="ch20" chart:values-cell-range-address="Sheet1.C88:Sheet1.H88" chart:label-cell-address="Sheet1.B88:Sheet1.B88" chart:class="chart:line">
            <chart:data-point chart:repeated="6"/>
          </chart:series>
          <chart:series chart:style-name="ch9" chart:values-cell-range-address="Sheet1.C89:Sheet1.H89" chart:label-cell-address="Sheet1.B89:Sheet1.B89" chart:class="chart:line">
            <chart:data-point chart:repeated="6"/>
          </chart:series>
          <chart:series chart:style-name="ch10" chart:values-cell-range-address="Sheet1.C90:Sheet1.H90" chart:label-cell-address="Sheet1.B90:Sheet1.B90" chart:class="chart:line">
            <chart:data-point chart:repeated="6"/>
          </chart:series>
          <chart:series chart:style-name="ch11" chart:values-cell-range-address="Sheet1.C91:Sheet1.H91" chart:label-cell-address="Sheet1.B91:Sheet1.B91" chart:class="chart:line">
            <chart:data-point chart:repeated="6"/>
          </chart:series>
          <chart:series chart:style-name="ch12" chart:values-cell-range-address="Sheet1.C92:Sheet1.H92" chart:label-cell-address="Sheet1.B92:Sheet1.B92" chart:class="chart:line">
            <chart:data-point chart:repeated="6"/>
          </chart:series>
          <chart:series chart:style-name="ch13" chart:values-cell-range-address="Sheet1.C93:Sheet1.H93" chart:label-cell-address="Sheet1.B93:Sheet1.B93" chart:class="chart:line">
            <chart:data-point chart:repeated="6"/>
          </chart:series>
          <chart:series chart:style-name="ch14" chart:values-cell-range-address="Sheet1.C94:Sheet1.H94" chart:label-cell-address="Sheet1.B94:Sheet1.B94" chart:class="chart:line">
            <chart:data-point chart:repeated="6"/>
          </chart:series>
          <chart:series chart:style-name="ch15" chart:values-cell-range-address="Sheet1.C95:Sheet1.H95" chart:label-cell-address="Sheet1.B95:Sheet1.B95" chart:class="chart:line">
            <chart:data-point chart:repeated="6"/>
          </chart:series>
          <chart:series chart:style-name="ch16" chart:values-cell-range-address="Sheet1.C96:Sheet1.H96" chart:label-cell-address="Sheet1.B96:Sheet1.B96" chart:class="chart:line">
            <chart:data-point chart:repeated="6"/>
          </chart:series>
          <chart:series chart:style-name="ch17" chart:values-cell-range-address="Sheet1.C97:Sheet1.H97" chart:label-cell-address="Sheet1.B97:Sheet1.B97" chart:class="chart:line">
            <chart:data-point chart:repeated="6"/>
          </chart:series>
          <chart:series chart:style-name="ch18" chart:values-cell-range-address="Sheet1.C98:Sheet1.H98" chart:label-cell-address="Sheet1.B98:Sheet1.B98" chart:class="chart:line">
            <chart:data-point chart:repeated="6"/>
          </chart:series>
          <chart:series chart:style-name="ch19" chart:values-cell-range-address="Sheet1.C99:Sheet1.H99" chart:label-cell-address="Sheet1.B99:Sheet1.B99" chart:class="chart:line">
            <chart:data-point chart:repeated="6"/>
          </chart:series>
          <chart:series chart:style-name="ch20" chart:values-cell-range-address="Sheet1.C100:Sheet1.H100" chart:label-cell-address="Sheet1.B100:Sheet1.B100" chart:class="chart:line">
            <chart:data-point chart:repeated="6"/>
          </chart:series>
          <chart:series chart:style-name="ch9" chart:values-cell-range-address="Sheet1.C101:Sheet1.H101" chart:label-cell-address="Sheet1.B101:Sheet1.B101" chart:class="chart:line">
            <chart:data-point chart:repeated="6"/>
          </chart:series>
          <chart:series chart:style-name="ch10" chart:values-cell-range-address="Sheet1.C102:Sheet1.H102" chart:label-cell-address="Sheet1.B102:Sheet1.B102" chart:class="chart:line">
            <chart:data-point chart:repeated="6"/>
          </chart:series>
          <chart:series chart:style-name="ch11" chart:values-cell-range-address="Sheet1.C103:Sheet1.H103" chart:label-cell-address="Sheet1.B103:Sheet1.B103" chart:class="chart:line"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heet1.C1:Sheet1.H1</svg:desc>
                </draw:g>
              </table:table-cell>
              <table:table-cell office:value-type="string">
                <text:p>T1</text:p>
              </table:table-cell>
              <table:table-cell office:value-type="string">
                <text:p>T2</text:p>
              </table:table-cell>
              <table:table-cell office:value-type="string">
                <text:p>T3</text:p>
              </table:table-cell>
              <table:table-cell office:value-type="string">
                <text:p>T4</text:p>
              </table:table-cell>
              <table:table-cell office:value-type="string">
                <text:p>T5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B2:Sheet1.B2</svg:desc>
                </draw:g>
              </table:table-cell>
              <table:table-cell office:value-type="float" office:value="20">
                <text:p>20</text:p>
                <draw:g>
                  <svg:desc>Sheet1.C2:Sheet1.H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  <draw:g>
                  <svg:desc>Sheet1.B3:Sheet1.B3</svg:desc>
                </draw:g>
              </table:table-cell>
              <table:table-cell office:value-type="float" office:value="0">
                <text:p>0</text:p>
                <draw:g>
                  <svg:desc>Sheet1.C3:Sheet1.H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  <draw:g>
                  <svg:desc>Sheet1.B4:Sheet1.B4</svg:desc>
                </draw:g>
              </table:table-cell>
              <table:table-cell office:value-type="float" office:value="0">
                <text:p>0</text:p>
                <draw:g>
                  <svg:desc>Sheet1.C4:Sheet1.H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  <draw:g>
                  <svg:desc>Sheet1.B5:Sheet1.B5</svg:desc>
                </draw:g>
              </table:table-cell>
              <table:table-cell office:value-type="float" office:value="0">
                <text:p>0</text:p>
                <draw:g>
                  <svg:desc>Sheet1.C5:Sheet1.H5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  <draw:g>
                  <svg:desc>Sheet1.B6:Sheet1.B6</svg:desc>
                </draw:g>
              </table:table-cell>
              <table:table-cell office:value-type="float" office:value="0">
                <text:p>0</text:p>
                <draw:g>
                  <svg:desc>Sheet1.C6:Sheet1.H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2.5">
                <text:p>12.5</text:p>
              </table:table-cell>
              <table:table-cell office:value-type="float" office:value="17.5">
                <text:p>17.5</text:p>
              </table:table-cell>
              <table:table-cell office:value-type="float" office:value="18.75">
                <text:p>18.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  <draw:g>
                  <svg:desc>Sheet1.B7:Sheet1.B7</svg:desc>
                </draw:g>
              </table:table-cell>
              <table:table-cell office:value-type="float" office:value="0">
                <text:p>0</text:p>
                <draw:g>
                  <svg:desc>Sheet1.C7:Sheet1.H7</svg:desc>
                </draw:g>
              </table:table-cell>
              <table:table-cell office:value-type="float" office:value="6.25">
                <text:p>6.25</text:p>
              </table:table-cell>
              <table:table-cell office:value-type="float" office:value="12.5">
                <text:p>12.5</text:p>
              </table:table-cell>
              <table:table-cell office:value-type="float" office:value="15.625">
                <text:p>15.625</text:p>
              </table:table-cell>
              <table:table-cell office:value-type="float" office:value="18.75">
                <text:p>18.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  <draw:g>
                  <svg:desc>Sheet1.B8:Sheet1.B8</svg:desc>
                </draw:g>
              </table:table-cell>
              <table:table-cell office:value-type="float" office:value="0">
                <text:p>0</text:p>
                <draw:g>
                  <svg:desc>Sheet1.C8:Sheet1.H8</svg:desc>
                </draw:g>
              </table:table-cell>
              <table:table-cell office:value-type="float" office:value="6.25">
                <text:p>6.25</text:p>
              </table:table-cell>
              <table:table-cell office:value-type="float" office:value="10.9375">
                <text:p>10.9375</text:p>
              </table:table-cell>
              <table:table-cell office:value-type="float" office:value="15.625">
                <text:p>15.625</text:p>
              </table:table-cell>
              <table:table-cell office:value-type="float" office:value="17.8125">
                <text:p>17.8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  <draw:g>
                  <svg:desc>Sheet1.B9:Sheet1.B9</svg:desc>
                </draw:g>
              </table:table-cell>
              <table:table-cell office:value-type="float" office:value="0">
                <text:p>0</text:p>
                <draw:g>
                  <svg:desc>Sheet1.C9:Sheet1.H9</svg:desc>
                </draw:g>
              </table:table-cell>
              <table:table-cell office:value-type="float" office:value="5.46875">
                <text:p>5.46875</text:p>
              </table:table-cell>
              <table:table-cell office:value-type="float" office:value="10.9375">
                <text:p>10.9375</text:p>
              </table:table-cell>
              <table:table-cell office:value-type="float" office:value="14.375">
                <text:p>14.375</text:p>
              </table:table-cell>
              <table:table-cell office:value-type="float" office:value="17.8125">
                <text:p>17.8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  <draw:g>
                  <svg:desc>Sheet1.B10:Sheet1.B10</svg:desc>
                </draw:g>
              </table:table-cell>
              <table:table-cell office:value-type="float" office:value="0">
                <text:p>0</text:p>
                <draw:g>
                  <svg:desc>Sheet1.C10:Sheet1.H10</svg:desc>
                </draw:g>
              </table:table-cell>
              <table:table-cell office:value-type="float" office:value="5.46875">
                <text:p>5.46875</text:p>
              </table:table-cell>
              <table:table-cell office:value-type="float" office:value="9.921875">
                <text:p>9.921875</text:p>
              </table:table-cell>
              <table:table-cell office:value-type="float" office:value="14.375">
                <text:p>14.375</text:p>
              </table:table-cell>
              <table:table-cell office:value-type="float" office:value="17.1875">
                <text:p>17.18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  <draw:g>
                  <svg:desc>Sheet1.B11:Sheet1.B11</svg:desc>
                </draw:g>
              </table:table-cell>
              <table:table-cell office:value-type="float" office:value="0">
                <text:p>0</text:p>
                <draw:g>
                  <svg:desc>Sheet1.C11:Sheet1.H11</svg:desc>
                </draw:g>
              </table:table-cell>
              <table:table-cell office:value-type="float" office:value="4.9609375">
                <text:p>4.9609375</text:p>
              </table:table-cell>
              <table:table-cell office:value-type="float" office:value="9.921875">
                <text:p>9.921875</text:p>
              </table:table-cell>
              <table:table-cell office:value-type="float" office:value="13.5546875">
                <text:p>13.5546875</text:p>
              </table:table-cell>
              <table:table-cell office:value-type="float" office:value="17.1875">
                <text:p>17.18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  <draw:g>
                  <svg:desc>Sheet1.B12:Sheet1.B12</svg:desc>
                </draw:g>
              </table:table-cell>
              <table:table-cell office:value-type="float" office:value="0">
                <text:p>0</text:p>
                <draw:g>
                  <svg:desc>Sheet1.C12:Sheet1.H12</svg:desc>
                </draw:g>
              </table:table-cell>
              <table:table-cell office:value-type="float" office:value="4.9609375">
                <text:p>4.9609375</text:p>
              </table:table-cell>
              <table:table-cell office:value-type="float" office:value="9.2578125">
                <text:p>9.2578125</text:p>
              </table:table-cell>
              <table:table-cell office:value-type="float" office:value="13.5546875">
                <text:p>13.5546875</text:p>
              </table:table-cell>
              <table:table-cell office:value-type="float" office:value="16.77734375">
                <text:p>16.77734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  <draw:g>
                  <svg:desc>Sheet1.B13:Sheet1.B13</svg:desc>
                </draw:g>
              </table:table-cell>
              <table:table-cell office:value-type="float" office:value="0">
                <text:p>0</text:p>
                <draw:g>
                  <svg:desc>Sheet1.C13:Sheet1.H13</svg:desc>
                </draw:g>
              </table:table-cell>
              <table:table-cell office:value-type="float" office:value="4.62890625">
                <text:p>4.62890625</text:p>
              </table:table-cell>
              <table:table-cell office:value-type="float" office:value="9.2578125">
                <text:p>9.2578125</text:p>
              </table:table-cell>
              <table:table-cell office:value-type="float" office:value="13.017578125">
                <text:p>13.017578125</text:p>
              </table:table-cell>
              <table:table-cell office:value-type="float" office:value="16.77734375">
                <text:p>16.77734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  <draw:g>
                  <svg:desc>Sheet1.B14:Sheet1.B14</svg:desc>
                </draw:g>
              </table:table-cell>
              <table:table-cell office:value-type="float" office:value="0">
                <text:p>0</text:p>
                <draw:g>
                  <svg:desc>Sheet1.C14:Sheet1.H14</svg:desc>
                </draw:g>
              </table:table-cell>
              <table:table-cell office:value-type="float" office:value="4.62890625">
                <text:p>4.62890625</text:p>
              </table:table-cell>
              <table:table-cell office:value-type="float" office:value="8.8232421875">
                <text:p>8.8232421875</text:p>
              </table:table-cell>
              <table:table-cell office:value-type="float" office:value="13.017578125">
                <text:p>13.017578125</text:p>
              </table:table-cell>
              <table:table-cell office:value-type="float" office:value="16.5087890625">
                <text:p>16.50878906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  <draw:g>
                  <svg:desc>Sheet1.B15:Sheet1.B15</svg:desc>
                </draw:g>
              </table:table-cell>
              <table:table-cell office:value-type="float" office:value="0">
                <text:p>0</text:p>
                <draw:g>
                  <svg:desc>Sheet1.C15:Sheet1.H15</svg:desc>
                </draw:g>
              </table:table-cell>
              <table:table-cell office:value-type="float" office:value="4.41162109375">
                <text:p>4.41162109375</text:p>
              </table:table-cell>
              <table:table-cell office:value-type="float" office:value="8.8232421875">
                <text:p>8.8232421875</text:p>
              </table:table-cell>
              <table:table-cell office:value-type="float" office:value="12.666015625">
                <text:p>12.666015625</text:p>
              </table:table-cell>
              <table:table-cell office:value-type="float" office:value="16.5087890625">
                <text:p>16.50878906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  <draw:g>
                  <svg:desc>Sheet1.B16:Sheet1.B16</svg:desc>
                </draw:g>
              </table:table-cell>
              <table:table-cell office:value-type="float" office:value="0">
                <text:p>0</text:p>
                <draw:g>
                  <svg:desc>Sheet1.C16:Sheet1.H16</svg:desc>
                </draw:g>
              </table:table-cell>
              <table:table-cell office:value-type="float" office:value="4.41162109375">
                <text:p>4.41162109375</text:p>
              </table:table-cell>
              <table:table-cell office:value-type="float" office:value="8.538818359375">
                <text:p>8.538818359375</text:p>
              </table:table-cell>
              <table:table-cell office:value-type="float" office:value="12.666015625">
                <text:p>12.666015625</text:p>
              </table:table-cell>
              <table:table-cell office:value-type="float" office:value="16.3330078125">
                <text:p>16.3330078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  <draw:g>
                  <svg:desc>Sheet1.B17:Sheet1.B17</svg:desc>
                </draw:g>
              </table:table-cell>
              <table:table-cell office:value-type="float" office:value="0">
                <text:p>0</text:p>
                <draw:g>
                  <svg:desc>Sheet1.C17:Sheet1.H17</svg:desc>
                </draw:g>
              </table:table-cell>
              <table:table-cell office:value-type="float" office:value="4.2694091796875">
                <text:p>4.2694091796875</text:p>
              </table:table-cell>
              <table:table-cell office:value-type="float" office:value="8.538818359375">
                <text:p>8.538818359375</text:p>
              </table:table-cell>
              <table:table-cell office:value-type="float" office:value="12.4359130859375">
                <text:p>12.4359130859375</text:p>
              </table:table-cell>
              <table:table-cell office:value-type="float" office:value="16.3330078125">
                <text:p>16.3330078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</text:p>
                <draw:g>
                  <svg:desc>Sheet1.B18:Sheet1.B18</svg:desc>
                </draw:g>
              </table:table-cell>
              <table:table-cell office:value-type="float" office:value="0">
                <text:p>0</text:p>
                <draw:g>
                  <svg:desc>Sheet1.C18:Sheet1.H18</svg:desc>
                </draw:g>
              </table:table-cell>
              <table:table-cell office:value-type="float" office:value="4.2694091796875">
                <text:p>4.2694091796875</text:p>
              </table:table-cell>
              <table:table-cell office:value-type="float" office:value="8.3526611328125">
                <text:p>8.3526611328125</text:p>
              </table:table-cell>
              <table:table-cell office:value-type="float" office:value="12.4359130859375">
                <text:p>12.4359130859375</text:p>
              </table:table-cell>
              <table:table-cell office:value-type="float" office:value="16.2179565429688">
                <text:p>16.21795654296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  <draw:g>
                  <svg:desc>Sheet1.B19:Sheet1.B19</svg:desc>
                </draw:g>
              </table:table-cell>
              <table:table-cell office:value-type="float" office:value="0">
                <text:p>0</text:p>
                <draw:g>
                  <svg:desc>Sheet1.C19:Sheet1.H19</svg:desc>
                </draw:g>
              </table:table-cell>
              <table:table-cell office:value-type="float" office:value="4.17633056640625">
                <text:p>4.17633056640625</text:p>
              </table:table-cell>
              <table:table-cell office:value-type="float" office:value="8.3526611328125">
                <text:p>8.3526611328125</text:p>
              </table:table-cell>
              <table:table-cell office:value-type="float" office:value="12.2853088378906">
                <text:p>12.2853088378906</text:p>
              </table:table-cell>
              <table:table-cell office:value-type="float" office:value="16.2179565429688">
                <text:p>16.21795654296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  <draw:g>
                  <svg:desc>Sheet1.B20:Sheet1.B20</svg:desc>
                </draw:g>
              </table:table-cell>
              <table:table-cell office:value-type="float" office:value="0">
                <text:p>0</text:p>
                <draw:g>
                  <svg:desc>Sheet1.C20:Sheet1.H20</svg:desc>
                </draw:g>
              </table:table-cell>
              <table:table-cell office:value-type="float" office:value="4.17633056640625">
                <text:p>4.17633056640625</text:p>
              </table:table-cell>
              <table:table-cell office:value-type="float" office:value="8.23081970214844">
                <text:p>8.23081970214844</text:p>
              </table:table-cell>
              <table:table-cell office:value-type="float" office:value="12.2853088378906">
                <text:p>12.2853088378906</text:p>
              </table:table-cell>
              <table:table-cell office:value-type="float" office:value="16.1426544189453">
                <text:p>16.14265441894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  <draw:g>
                  <svg:desc>Sheet1.B21:Sheet1.B21</svg:desc>
                </draw:g>
              </table:table-cell>
              <table:table-cell office:value-type="float" office:value="0">
                <text:p>0</text:p>
                <draw:g>
                  <svg:desc>Sheet1.C21:Sheet1.H21</svg:desc>
                </draw:g>
              </table:table-cell>
              <table:table-cell office:value-type="float" office:value="4.11540985107422">
                <text:p>4.11540985107422</text:p>
              </table:table-cell>
              <table:table-cell office:value-type="float" office:value="8.23081970214844">
                <text:p>8.23081970214844</text:p>
              </table:table-cell>
              <table:table-cell office:value-type="float" office:value="12.1867370605469">
                <text:p>12.1867370605469</text:p>
              </table:table-cell>
              <table:table-cell office:value-type="float" office:value="16.1426544189453">
                <text:p>16.14265441894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  <draw:g>
                  <svg:desc>Sheet1.B22:Sheet1.B22</svg:desc>
                </draw:g>
              </table:table-cell>
              <table:table-cell office:value-type="float" office:value="0">
                <text:p>0</text:p>
                <draw:g>
                  <svg:desc>Sheet1.C22:Sheet1.H22</svg:desc>
                </draw:g>
              </table:table-cell>
              <table:table-cell office:value-type="float" office:value="4.11540985107422">
                <text:p>4.11540985107422</text:p>
              </table:table-cell>
              <table:table-cell office:value-type="float" office:value="8.15107345581055">
                <text:p>8.15107345581055</text:p>
              </table:table-cell>
              <table:table-cell office:value-type="float" office:value="12.1867370605469">
                <text:p>12.1867370605469</text:p>
              </table:table-cell>
              <table:table-cell office:value-type="float" office:value="16.0933685302734">
                <text:p>16.09336853027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  <draw:g>
                  <svg:desc>Sheet1.B23:Sheet1.B23</svg:desc>
                </draw:g>
              </table:table-cell>
              <table:table-cell office:value-type="float" office:value="0">
                <text:p>0</text:p>
                <draw:g>
                  <svg:desc>Sheet1.C23:Sheet1.H23</svg:desc>
                </draw:g>
              </table:table-cell>
              <table:table-cell office:value-type="float" office:value="4.07553672790527">
                <text:p>4.07553672790527</text:p>
              </table:table-cell>
              <table:table-cell office:value-type="float" office:value="8.15107345581055">
                <text:p>8.15107345581055</text:p>
              </table:table-cell>
              <table:table-cell office:value-type="float" office:value="12.122220993042">
                <text:p>12.122220993042</text:p>
              </table:table-cell>
              <table:table-cell office:value-type="float" office:value="16.0933685302734">
                <text:p>16.09336853027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</text:p>
                <draw:g>
                  <svg:desc>Sheet1.B24:Sheet1.B24</svg:desc>
                </draw:g>
              </table:table-cell>
              <table:table-cell office:value-type="float" office:value="0">
                <text:p>0</text:p>
                <draw:g>
                  <svg:desc>Sheet1.C24:Sheet1.H24</svg:desc>
                </draw:g>
              </table:table-cell>
              <table:table-cell office:value-type="float" office:value="4.07553672790527">
                <text:p>4.07553672790527</text:p>
              </table:table-cell>
              <table:table-cell office:value-type="float" office:value="8.09887886047363">
                <text:p>8.09887886047363</text:p>
              </table:table-cell>
              <table:table-cell office:value-type="float" office:value="12.122220993042">
                <text:p>12.122220993042</text:p>
              </table:table-cell>
              <table:table-cell office:value-type="float" office:value="16.061110496521">
                <text:p>16.061110496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  <draw:g>
                  <svg:desc>Sheet1.B25:Sheet1.B25</svg:desc>
                </draw:g>
              </table:table-cell>
              <table:table-cell office:value-type="float" office:value="0">
                <text:p>0</text:p>
                <draw:g>
                  <svg:desc>Sheet1.C25:Sheet1.H25</svg:desc>
                </draw:g>
              </table:table-cell>
              <table:table-cell office:value-type="float" office:value="4.04943943023682">
                <text:p>4.04943943023682</text:p>
              </table:table-cell>
              <table:table-cell office:value-type="float" office:value="8.09887886047363">
                <text:p>8.09887886047363</text:p>
              </table:table-cell>
              <table:table-cell office:value-type="float" office:value="12.0799946784973">
                <text:p>12.0799946784973</text:p>
              </table:table-cell>
              <table:table-cell office:value-type="float" office:value="16.061110496521">
                <text:p>16.061110496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0</text:p>
                <draw:g>
                  <svg:desc>Sheet1.B26:Sheet1.B26</svg:desc>
                </draw:g>
              </table:table-cell>
              <table:table-cell office:value-type="float" office:value="0">
                <text:p>0</text:p>
                <draw:g>
                  <svg:desc>Sheet1.C26:Sheet1.H26</svg:desc>
                </draw:g>
              </table:table-cell>
              <table:table-cell office:value-type="float" office:value="4.04943943023682">
                <text:p>4.04943943023682</text:p>
              </table:table-cell>
              <table:table-cell office:value-type="float" office:value="8.06471705436707">
                <text:p>8.06471705436707</text:p>
              </table:table-cell>
              <table:table-cell office:value-type="float" office:value="12.0799946784973">
                <text:p>12.0799946784973</text:p>
              </table:table-cell>
              <table:table-cell office:value-type="float" office:value="16.0399973392487">
                <text:p>16.03999733924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5</text:p>
                <draw:g>
                  <svg:desc>Sheet1.B27:Sheet1.B27</svg:desc>
                </draw:g>
              </table:table-cell>
              <table:table-cell office:value-type="float" office:value="0">
                <text:p>0</text:p>
                <draw:g>
                  <svg:desc>Sheet1.C27:Sheet1.H27</svg:desc>
                </draw:g>
              </table:table-cell>
              <table:table-cell office:value-type="float" office:value="4.03235852718353">
                <text:p>4.03235852718353</text:p>
              </table:table-cell>
              <table:table-cell office:value-type="float" office:value="8.06471705436707">
                <text:p>8.06471705436707</text:p>
              </table:table-cell>
              <table:table-cell office:value-type="float" office:value="12.0523571968079">
                <text:p>12.0523571968079</text:p>
              </table:table-cell>
              <table:table-cell office:value-type="float" office:value="16.0399973392487">
                <text:p>16.03999733924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</text:p>
                <draw:g>
                  <svg:desc>Sheet1.B28:Sheet1.B28</svg:desc>
                </draw:g>
              </table:table-cell>
              <table:table-cell office:value-type="float" office:value="0">
                <text:p>0</text:p>
                <draw:g>
                  <svg:desc>Sheet1.C28:Sheet1.H28</svg:desc>
                </draw:g>
              </table:table-cell>
              <table:table-cell office:value-type="float" office:value="4.03235852718353">
                <text:p>4.03235852718353</text:p>
              </table:table-cell>
              <table:table-cell office:value-type="float" office:value="8.0423578619957">
                <text:p>8.0423578619957</text:p>
              </table:table-cell>
              <table:table-cell office:value-type="float" office:value="12.0523571968079">
                <text:p>12.0523571968079</text:p>
              </table:table-cell>
              <table:table-cell office:value-type="float" office:value="16.0261785984039">
                <text:p>16.02617859840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</text:p>
                <draw:g>
                  <svg:desc>Sheet1.B29:Sheet1.B29</svg:desc>
                </draw:g>
              </table:table-cell>
              <table:table-cell office:value-type="float" office:value="0">
                <text:p>0</text:p>
                <draw:g>
                  <svg:desc>Sheet1.C29:Sheet1.H29</svg:desc>
                </draw:g>
              </table:table-cell>
              <table:table-cell office:value-type="float" office:value="4.02117893099785">
                <text:p>4.02117893099785</text:p>
              </table:table-cell>
              <table:table-cell office:value-type="float" office:value="8.0423578619957">
                <text:p>8.0423578619957</text:p>
              </table:table-cell>
              <table:table-cell office:value-type="float" office:value="12.0342682301998">
                <text:p>12.0342682301998</text:p>
              </table:table-cell>
              <table:table-cell office:value-type="float" office:value="16.0261785984039">
                <text:p>16.02617859840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0</text:p>
                <draw:g>
                  <svg:desc>Sheet1.B30:Sheet1.B30</svg:desc>
                </draw:g>
              </table:table-cell>
              <table:table-cell office:value-type="float" office:value="0">
                <text:p>0</text:p>
                <draw:g>
                  <svg:desc>Sheet1.C30:Sheet1.H30</svg:desc>
                </draw:g>
              </table:table-cell>
              <table:table-cell office:value-type="float" office:value="4.02117893099785">
                <text:p>4.02117893099785</text:p>
              </table:table-cell>
              <table:table-cell office:value-type="float" office:value="8.02772358059883">
                <text:p>8.02772358059883</text:p>
              </table:table-cell>
              <table:table-cell office:value-type="float" office:value="12.0342682301998">
                <text:p>12.0342682301998</text:p>
              </table:table-cell>
              <table:table-cell office:value-type="float" office:value="16.0171341150999">
                <text:p>16.0171341150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</text:p>
                <draw:g>
                  <svg:desc>Sheet1.B31:Sheet1.B31</svg:desc>
                </draw:g>
              </table:table-cell>
              <table:table-cell office:value-type="float" office:value="0">
                <text:p>0</text:p>
                <draw:g>
                  <svg:desc>Sheet1.C31:Sheet1.H31</svg:desc>
                </draw:g>
              </table:table-cell>
              <table:table-cell office:value-type="float" office:value="4.01386179029942">
                <text:p>4.01386179029942</text:p>
              </table:table-cell>
              <table:table-cell office:value-type="float" office:value="8.02772358059883">
                <text:p>8.02772358059883</text:p>
              </table:table-cell>
              <table:table-cell office:value-type="float" office:value="12.0224288478494">
                <text:p>12.0224288478494</text:p>
              </table:table-cell>
              <table:table-cell office:value-type="float" office:value="16.0171341150999">
                <text:p>16.0171341150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  <draw:g>
                  <svg:desc>Sheet1.B32:Sheet1.B32</svg:desc>
                </draw:g>
              </table:table-cell>
              <table:table-cell office:value-type="float" office:value="0">
                <text:p>0</text:p>
                <draw:g>
                  <svg:desc>Sheet1.C32:Sheet1.H32</svg:desc>
                </draw:g>
              </table:table-cell>
              <table:table-cell office:value-type="float" office:value="4.01386179029942">
                <text:p>4.01386179029942</text:p>
              </table:table-cell>
              <table:table-cell office:value-type="float" office:value="8.01814531907439">
                <text:p>8.01814531907439</text:p>
              </table:table-cell>
              <table:table-cell office:value-type="float" office:value="12.0224288478494">
                <text:p>12.0224288478494</text:p>
              </table:table-cell>
              <table:table-cell office:value-type="float" office:value="16.0112144239247">
                <text:p>16.01121442392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  <draw:g>
                  <svg:desc>Sheet1.B33:Sheet1.B33</svg:desc>
                </draw:g>
              </table:table-cell>
              <table:table-cell office:value-type="float" office:value="0">
                <text:p>0</text:p>
                <draw:g>
                  <svg:desc>Sheet1.C33:Sheet1.H33</svg:desc>
                </draw:g>
              </table:table-cell>
              <table:table-cell office:value-type="float" office:value="4.0090726595372">
                <text:p>4.0090726595372</text:p>
              </table:table-cell>
              <table:table-cell office:value-type="float" office:value="8.01814531907439">
                <text:p>8.01814531907439</text:p>
              </table:table-cell>
              <table:table-cell office:value-type="float" office:value="12.0146798714995">
                <text:p>12.0146798714995</text:p>
              </table:table-cell>
              <table:table-cell office:value-type="float" office:value="16.0112144239247">
                <text:p>16.01121442392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  <draw:g>
                  <svg:desc>Sheet1.B34:Sheet1.B34</svg:desc>
                </draw:g>
              </table:table-cell>
              <table:table-cell office:value-type="float" office:value="0">
                <text:p>0</text:p>
                <draw:g>
                  <svg:desc>Sheet1.C34:Sheet1.H34</svg:desc>
                </draw:g>
              </table:table-cell>
              <table:table-cell office:value-type="float" office:value="4.0090726595372">
                <text:p>4.0090726595372</text:p>
              </table:table-cell>
              <table:table-cell office:value-type="float" office:value="8.01187626551837">
                <text:p>8.01187626551837</text:p>
              </table:table-cell>
              <table:table-cell office:value-type="float" office:value="12.0146798714995">
                <text:p>12.0146798714995</text:p>
              </table:table-cell>
              <table:table-cell office:value-type="float" office:value="16.0073399357498">
                <text:p>16.0073399357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  <draw:g>
                  <svg:desc>Sheet1.B35:Sheet1.B35</svg:desc>
                </draw:g>
              </table:table-cell>
              <table:table-cell office:value-type="float" office:value="0">
                <text:p>0</text:p>
                <draw:g>
                  <svg:desc>Sheet1.C35:Sheet1.H35</svg:desc>
                </draw:g>
              </table:table-cell>
              <table:table-cell office:value-type="float" office:value="4.00593813275918">
                <text:p>4.00593813275918</text:p>
              </table:table-cell>
              <table:table-cell office:value-type="float" office:value="8.01187626551837">
                <text:p>8.01187626551837</text:p>
              </table:table-cell>
              <table:table-cell office:value-type="float" office:value="12.0096081006341">
                <text:p>12.0096081006341</text:p>
              </table:table-cell>
              <table:table-cell office:value-type="float" office:value="16.0073399357498">
                <text:p>16.0073399357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  <draw:g>
                  <svg:desc>Sheet1.B36:Sheet1.B36</svg:desc>
                </draw:g>
              </table:table-cell>
              <table:table-cell office:value-type="float" office:value="0">
                <text:p>0</text:p>
                <draw:g>
                  <svg:desc>Sheet1.C36:Sheet1.H36</svg:desc>
                </draw:g>
              </table:table-cell>
              <table:table-cell office:value-type="float" office:value="4.00593813275918">
                <text:p>4.00593813275918</text:p>
              </table:table-cell>
              <table:table-cell office:value-type="float" office:value="8.00777311669663">
                <text:p>8.00777311669663</text:p>
              </table:table-cell>
              <table:table-cell office:value-type="float" office:value="12.0096081006341">
                <text:p>12.0096081006341</text:p>
              </table:table-cell>
              <table:table-cell office:value-type="float" office:value="16.004804050317">
                <text:p>16.0048040503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  <draw:g>
                  <svg:desc>Sheet1.B37:Sheet1.B37</svg:desc>
                </draw:g>
              </table:table-cell>
              <table:table-cell office:value-type="float" office:value="0">
                <text:p>0</text:p>
                <draw:g>
                  <svg:desc>Sheet1.C37:Sheet1.H37</svg:desc>
                </draw:g>
              </table:table-cell>
              <table:table-cell office:value-type="float" office:value="4.00388655834831">
                <text:p>4.00388655834831</text:p>
              </table:table-cell>
              <table:table-cell office:value-type="float" office:value="8.00777311669663">
                <text:p>8.00777311669663</text:p>
              </table:table-cell>
              <table:table-cell office:value-type="float" office:value="12.0062885835068">
                <text:p>12.0062885835068</text:p>
              </table:table-cell>
              <table:table-cell office:value-type="float" office:value="16.004804050317">
                <text:p>16.0048040503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  <draw:g>
                  <svg:desc>Sheet1.B38:Sheet1.B38</svg:desc>
                </draw:g>
              </table:table-cell>
              <table:table-cell office:value-type="float" office:value="0">
                <text:p>0</text:p>
                <draw:g>
                  <svg:desc>Sheet1.C38:Sheet1.H38</svg:desc>
                </draw:g>
              </table:table-cell>
              <table:table-cell office:value-type="float" office:value="4.00388655834831">
                <text:p>4.00388655834831</text:p>
              </table:table-cell>
              <table:table-cell office:value-type="float" office:value="8.00508757092757">
                <text:p>8.00508757092757</text:p>
              </table:table-cell>
              <table:table-cell office:value-type="float" office:value="12.0062885835068">
                <text:p>12.0062885835068</text:p>
              </table:table-cell>
              <table:table-cell office:value-type="float" office:value="16.0031442917534">
                <text:p>16.00314429175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5</text:p>
                <draw:g>
                  <svg:desc>Sheet1.B39:Sheet1.B39</svg:desc>
                </draw:g>
              </table:table-cell>
              <table:table-cell office:value-type="float" office:value="0">
                <text:p>0</text:p>
                <draw:g>
                  <svg:desc>Sheet1.C39:Sheet1.H39</svg:desc>
                </draw:g>
              </table:table-cell>
              <table:table-cell office:value-type="float" office:value="4.00254378546379">
                <text:p>4.00254378546379</text:p>
              </table:table-cell>
              <table:table-cell office:value-type="float" office:value="8.00508757092757">
                <text:p>8.00508757092757</text:p>
              </table:table-cell>
              <table:table-cell office:value-type="float" office:value="12.0041159313405">
                <text:p>12.0041159313405</text:p>
              </table:table-cell>
              <table:table-cell office:value-type="float" office:value="16.0031442917534">
                <text:p>16.00314429175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  <draw:g>
                  <svg:desc>Sheet1.B40:Sheet1.B40</svg:desc>
                </draw:g>
              </table:table-cell>
              <table:table-cell office:value-type="float" office:value="0">
                <text:p>0</text:p>
                <draw:g>
                  <svg:desc>Sheet1.C40:Sheet1.H40</svg:desc>
                </draw:g>
              </table:table-cell>
              <table:table-cell office:value-type="float" office:value="4.00254378546379">
                <text:p>4.00254378546379</text:p>
              </table:table-cell>
              <table:table-cell office:value-type="float" office:value="8.00332985840214">
                <text:p>8.00332985840214</text:p>
              </table:table-cell>
              <table:table-cell office:value-type="float" office:value="12.0041159313405">
                <text:p>12.0041159313405</text:p>
              </table:table-cell>
              <table:table-cell office:value-type="float" office:value="16.0020579656702">
                <text:p>16.00205796567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</text:p>
                <draw:g>
                  <svg:desc>Sheet1.B41:Sheet1.B41</svg:desc>
                </draw:g>
              </table:table-cell>
              <table:table-cell office:value-type="float" office:value="0">
                <text:p>0</text:p>
                <draw:g>
                  <svg:desc>Sheet1.C41:Sheet1.H41</svg:desc>
                </draw:g>
              </table:table-cell>
              <table:table-cell office:value-type="float" office:value="4.00166492920107">
                <text:p>4.00166492920107</text:p>
              </table:table-cell>
              <table:table-cell office:value-type="float" office:value="8.00332985840214">
                <text:p>8.00332985840214</text:p>
              </table:table-cell>
              <table:table-cell office:value-type="float" office:value="12.0026939120362">
                <text:p>12.0026939120362</text:p>
              </table:table-cell>
              <table:table-cell office:value-type="float" office:value="16.0020579656702">
                <text:p>16.00205796567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</text:p>
                <draw:g>
                  <svg:desc>Sheet1.B42:Sheet1.B42</svg:desc>
                </draw:g>
              </table:table-cell>
              <table:table-cell office:value-type="float" office:value="0">
                <text:p>0</text:p>
                <draw:g>
                  <svg:desc>Sheet1.C42:Sheet1.H42</svg:desc>
                </draw:g>
              </table:table-cell>
              <table:table-cell office:value-type="float" office:value="4.00166492920107">
                <text:p>4.00166492920107</text:p>
              </table:table-cell>
              <table:table-cell office:value-type="float" office:value="8.00217942061863">
                <text:p>8.00217942061863</text:p>
              </table:table-cell>
              <table:table-cell office:value-type="float" office:value="12.0026939120362">
                <text:p>12.0026939120362</text:p>
              </table:table-cell>
              <table:table-cell office:value-type="float" office:value="16.0013469560181">
                <text:p>16.0013469560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5</text:p>
                <draw:g>
                  <svg:desc>Sheet1.B43:Sheet1.B43</svg:desc>
                </draw:g>
              </table:table-cell>
              <table:table-cell office:value-type="float" office:value="0">
                <text:p>0</text:p>
                <draw:g>
                  <svg:desc>Sheet1.C43:Sheet1.H43</svg:desc>
                </draw:g>
              </table:table-cell>
              <table:table-cell office:value-type="float" office:value="4.00108971030932">
                <text:p>4.00108971030932</text:p>
              </table:table-cell>
              <table:table-cell office:value-type="float" office:value="8.00217942061863">
                <text:p>8.00217942061863</text:p>
              </table:table-cell>
              <table:table-cell office:value-type="float" office:value="12.0017631883184">
                <text:p>12.0017631883184</text:p>
              </table:table-cell>
              <table:table-cell office:value-type="float" office:value="16.0013469560181">
                <text:p>16.0013469560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  <draw:g>
                  <svg:desc>Sheet1.B44:Sheet1.B44</svg:desc>
                </draw:g>
              </table:table-cell>
              <table:table-cell office:value-type="float" office:value="0">
                <text:p>0</text:p>
                <draw:g>
                  <svg:desc>Sheet1.C44:Sheet1.H44</svg:desc>
                </draw:g>
              </table:table-cell>
              <table:table-cell office:value-type="float" office:value="4.00108971030932">
                <text:p>4.00108971030932</text:p>
              </table:table-cell>
              <table:table-cell office:value-type="float" office:value="8.00142644931384">
                <text:p>8.00142644931384</text:p>
              </table:table-cell>
              <table:table-cell office:value-type="float" office:value="12.0017631883184">
                <text:p>12.0017631883184</text:p>
              </table:table-cell>
              <table:table-cell office:value-type="float" office:value="16.0008815941592">
                <text:p>16.00088159415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  <draw:g>
                  <svg:desc>Sheet1.B45:Sheet1.B45</svg:desc>
                </draw:g>
              </table:table-cell>
              <table:table-cell office:value-type="float" office:value="0">
                <text:p>0</text:p>
                <draw:g>
                  <svg:desc>Sheet1.C45:Sheet1.H45</svg:desc>
                </draw:g>
              </table:table-cell>
              <table:table-cell office:value-type="float" office:value="4.00071322465692">
                <text:p>4.00071322465692</text:p>
              </table:table-cell>
              <table:table-cell office:value-type="float" office:value="8.00142644931384">
                <text:p>8.00142644931384</text:p>
              </table:table-cell>
              <table:table-cell office:value-type="float" office:value="12.0011540217365">
                <text:p>12.0011540217365</text:p>
              </table:table-cell>
              <table:table-cell office:value-type="float" office:value="16.0008815941592">
                <text:p>16.00088159415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  <draw:g>
                  <svg:desc>Sheet1.B46:Sheet1.B46</svg:desc>
                </draw:g>
              </table:table-cell>
              <table:table-cell office:value-type="float" office:value="0">
                <text:p>0</text:p>
                <draw:g>
                  <svg:desc>Sheet1.C46:Sheet1.H46</svg:desc>
                </draw:g>
              </table:table-cell>
              <table:table-cell office:value-type="float" office:value="4.00071322465692">
                <text:p>4.00071322465692</text:p>
              </table:table-cell>
              <table:table-cell office:value-type="float" office:value="8.00093362319672">
                <text:p>8.00093362319672</text:p>
              </table:table-cell>
              <table:table-cell office:value-type="float" office:value="12.0011540217365">
                <text:p>12.0011540217365</text:p>
              </table:table-cell>
              <table:table-cell office:value-type="float" office:value="16.0005770108683">
                <text:p>16.00057701086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  <draw:g>
                  <svg:desc>Sheet1.B47:Sheet1.B47</svg:desc>
                </draw:g>
              </table:table-cell>
              <table:table-cell office:value-type="float" office:value="0">
                <text:p>0</text:p>
                <draw:g>
                  <svg:desc>Sheet1.C47:Sheet1.H47</svg:desc>
                </draw:g>
              </table:table-cell>
              <table:table-cell office:value-type="float" office:value="4.00046681159836">
                <text:p>4.00046681159836</text:p>
              </table:table-cell>
              <table:table-cell office:value-type="float" office:value="8.00093362319672">
                <text:p>8.00093362319672</text:p>
              </table:table-cell>
              <table:table-cell office:value-type="float" office:value="12.0007553170325">
                <text:p>12.0007553170325</text:p>
              </table:table-cell>
              <table:table-cell office:value-type="float" office:value="16.0005770108683">
                <text:p>16.00057701086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  <draw:g>
                  <svg:desc>Sheet1.B48:Sheet1.B48</svg:desc>
                </draw:g>
              </table:table-cell>
              <table:table-cell office:value-type="float" office:value="0">
                <text:p>0</text:p>
                <draw:g>
                  <svg:desc>Sheet1.C48:Sheet1.H48</svg:desc>
                </draw:g>
              </table:table-cell>
              <table:table-cell office:value-type="float" office:value="4.00046681159836">
                <text:p>4.00046681159836</text:p>
              </table:table-cell>
              <table:table-cell office:value-type="float" office:value="8.00061106431542">
                <text:p>8.00061106431542</text:p>
              </table:table-cell>
              <table:table-cell office:value-type="float" office:value="12.0007553170325">
                <text:p>12.0007553170325</text:p>
              </table:table-cell>
              <table:table-cell office:value-type="float" office:value="16.0003776585162">
                <text:p>16.0003776585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5</text:p>
                <draw:g>
                  <svg:desc>Sheet1.B49:Sheet1.B49</svg:desc>
                </draw:g>
              </table:table-cell>
              <table:table-cell office:value-type="float" office:value="0">
                <text:p>0</text:p>
                <draw:g>
                  <svg:desc>Sheet1.C49:Sheet1.H49</svg:desc>
                </draw:g>
              </table:table-cell>
              <table:table-cell office:value-type="float" office:value="4.00030553215771">
                <text:p>4.00030553215771</text:p>
              </table:table-cell>
              <table:table-cell office:value-type="float" office:value="8.00061106431542">
                <text:p>8.00061106431542</text:p>
              </table:table-cell>
              <table:table-cell office:value-type="float" office:value="12.0004943614158">
                <text:p>12.0004943614158</text:p>
              </table:table-cell>
              <table:table-cell office:value-type="float" office:value="16.0003776585162">
                <text:p>16.0003776585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</text:p>
                <draw:g>
                  <svg:desc>Sheet1.B50:Sheet1.B50</svg:desc>
                </draw:g>
              </table:table-cell>
              <table:table-cell office:value-type="float" office:value="0">
                <text:p>0</text:p>
                <draw:g>
                  <svg:desc>Sheet1.C50:Sheet1.H50</svg:desc>
                </draw:g>
              </table:table-cell>
              <table:table-cell office:value-type="float" office:value="4.00030553215771">
                <text:p>4.00030553215771</text:p>
              </table:table-cell>
              <table:table-cell office:value-type="float" office:value="8.00039994678677">
                <text:p>8.00039994678677</text:p>
              </table:table-cell>
              <table:table-cell office:value-type="float" office:value="12.0004943614158">
                <text:p>12.0004943614158</text:p>
              </table:table-cell>
              <table:table-cell office:value-type="float" office:value="16.0002471807079">
                <text:p>16.00024718070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  <draw:g>
                  <svg:desc>Sheet1.B51:Sheet1.B51</svg:desc>
                </draw:g>
              </table:table-cell>
              <table:table-cell office:value-type="float" office:value="0">
                <text:p>0</text:p>
                <draw:g>
                  <svg:desc>Sheet1.C51:Sheet1.H51</svg:desc>
                </draw:g>
              </table:table-cell>
              <table:table-cell office:value-type="float" office:value="4.00019997339339">
                <text:p>4.00019997339339</text:p>
              </table:table-cell>
              <table:table-cell office:value-type="float" office:value="8.00039994678677">
                <text:p>8.00039994678677</text:p>
              </table:table-cell>
              <table:table-cell office:value-type="float" office:value="12.0003235637473">
                <text:p>12.0003235637473</text:p>
              </table:table-cell>
              <table:table-cell office:value-type="float" office:value="16.0002471807079">
                <text:p>16.00024718070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  <draw:g>
                  <svg:desc>Sheet1.B52:Sheet1.B52</svg:desc>
                </draw:g>
              </table:table-cell>
              <table:table-cell office:value-type="float" office:value="0">
                <text:p>0</text:p>
                <draw:g>
                  <svg:desc>Sheet1.C52:Sheet1.H52</svg:desc>
                </draw:g>
              </table:table-cell>
              <table:table-cell office:value-type="float" office:value="4.00019997339339">
                <text:p>4.00019997339339</text:p>
              </table:table-cell>
              <table:table-cell office:value-type="float" office:value="8.00026176857037">
                <text:p>8.00026176857037</text:p>
              </table:table-cell>
              <table:table-cell office:value-type="float" office:value="12.0003235637473">
                <text:p>12.0003235637473</text:p>
              </table:table-cell>
              <table:table-cell office:value-type="float" office:value="16.0001617818737">
                <text:p>16.00016178187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  <draw:g>
                  <svg:desc>Sheet1.B53:Sheet1.B53</svg:desc>
                </draw:g>
              </table:table-cell>
              <table:table-cell office:value-type="float" office:value="0">
                <text:p>0</text:p>
                <draw:g>
                  <svg:desc>Sheet1.C53:Sheet1.H53</svg:desc>
                </draw:g>
              </table:table-cell>
              <table:table-cell office:value-type="float" office:value="4.00013088428518">
                <text:p>4.00013088428518</text:p>
              </table:table-cell>
              <table:table-cell office:value-type="float" office:value="8.00026176857037">
                <text:p>8.00026176857037</text:p>
              </table:table-cell>
              <table:table-cell office:value-type="float" office:value="12.000211775222">
                <text:p>12.000211775222</text:p>
              </table:table-cell>
              <table:table-cell office:value-type="float" office:value="16.0001617818737">
                <text:p>16.00016178187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  <draw:g>
                  <svg:desc>Sheet1.B54:Sheet1.B54</svg:desc>
                </draw:g>
              </table:table-cell>
              <table:table-cell office:value-type="float" office:value="0">
                <text:p>0</text:p>
                <draw:g>
                  <svg:desc>Sheet1.C54:Sheet1.H54</svg:desc>
                </draw:g>
              </table:table-cell>
              <table:table-cell office:value-type="float" office:value="4.00013088428518">
                <text:p>4.00013088428518</text:p>
              </table:table-cell>
              <table:table-cell office:value-type="float" office:value="8.0001713297536">
                <text:p>8.0001713297536</text:p>
              </table:table-cell>
              <table:table-cell office:value-type="float" office:value="12.000211775222">
                <text:p>12.000211775222</text:p>
              </table:table-cell>
              <table:table-cell office:value-type="float" office:value="16.000105887611">
                <text:p>16.0001058876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  <draw:g>
                  <svg:desc>Sheet1.B55:Sheet1.B55</svg:desc>
                </draw:g>
              </table:table-cell>
              <table:table-cell office:value-type="float" office:value="0">
                <text:p>0</text:p>
                <draw:g>
                  <svg:desc>Sheet1.C55:Sheet1.H55</svg:desc>
                </draw:g>
              </table:table-cell>
              <table:table-cell office:value-type="float" office:value="4.0000856648768">
                <text:p>4.0000856648768</text:p>
              </table:table-cell>
              <table:table-cell office:value-type="float" office:value="8.0001713297536">
                <text:p>8.0001713297536</text:p>
              </table:table-cell>
              <table:table-cell office:value-type="float" office:value="12.0001386086823">
                <text:p>12.0001386086823</text:p>
              </table:table-cell>
              <table:table-cell office:value-type="float" office:value="16.000105887611">
                <text:p>16.0001058876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0</text:p>
                <draw:g>
                  <svg:desc>Sheet1.B56:Sheet1.B56</svg:desc>
                </draw:g>
              </table:table-cell>
              <table:table-cell office:value-type="float" office:value="0">
                <text:p>0</text:p>
                <draw:g>
                  <svg:desc>Sheet1.C56:Sheet1.H56</svg:desc>
                </draw:g>
              </table:table-cell>
              <table:table-cell office:value-type="float" office:value="4.0000856648768">
                <text:p>4.0000856648768</text:p>
              </table:table-cell>
              <table:table-cell office:value-type="float" office:value="8.00011213677955">
                <text:p>8.00011213677955</text:p>
              </table:table-cell>
              <table:table-cell office:value-type="float" office:value="12.0001386086823">
                <text:p>12.0001386086823</text:p>
              </table:table-cell>
              <table:table-cell office:value-type="float" office:value="16.0000693043412">
                <text:p>16.00006930434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</text:p>
                <draw:g>
                  <svg:desc>Sheet1.B57:Sheet1.B57</svg:desc>
                </draw:g>
              </table:table-cell>
              <table:table-cell office:value-type="float" office:value="0">
                <text:p>0</text:p>
                <draw:g>
                  <svg:desc>Sheet1.C57:Sheet1.H57</svg:desc>
                </draw:g>
              </table:table-cell>
              <table:table-cell office:value-type="float" office:value="4.00005606838978">
                <text:p>4.00005606838978</text:p>
              </table:table-cell>
              <table:table-cell office:value-type="float" office:value="8.00011213677955">
                <text:p>8.00011213677955</text:p>
              </table:table-cell>
              <table:table-cell office:value-type="float" office:value="12.0000907205604">
                <text:p>12.0000907205604</text:p>
              </table:table-cell>
              <table:table-cell office:value-type="float" office:value="16.0000693043412">
                <text:p>16.00006930434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0</text:p>
                <draw:g>
                  <svg:desc>Sheet1.B58:Sheet1.B58</svg:desc>
                </draw:g>
              </table:table-cell>
              <table:table-cell office:value-type="float" office:value="0">
                <text:p>0</text:p>
                <draw:g>
                  <svg:desc>Sheet1.C58:Sheet1.H58</svg:desc>
                </draw:g>
              </table:table-cell>
              <table:table-cell office:value-type="float" office:value="4.00005606838978">
                <text:p>4.00005606838978</text:p>
              </table:table-cell>
              <table:table-cell office:value-type="float" office:value="8.00007339447506">
                <text:p>8.00007339447506</text:p>
              </table:table-cell>
              <table:table-cell office:value-type="float" office:value="12.0000907205604">
                <text:p>12.0000907205604</text:p>
              </table:table-cell>
              <table:table-cell office:value-type="float" office:value="16.0000453602802">
                <text:p>16.00004536028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</text:p>
                <draw:g>
                  <svg:desc>Sheet1.B59:Sheet1.B59</svg:desc>
                </draw:g>
              </table:table-cell>
              <table:table-cell office:value-type="float" office:value="0">
                <text:p>0</text:p>
                <draw:g>
                  <svg:desc>Sheet1.C59:Sheet1.H59</svg:desc>
                </draw:g>
              </table:table-cell>
              <table:table-cell office:value-type="float" office:value="4.00003669723753">
                <text:p>4.00003669723753</text:p>
              </table:table-cell>
              <table:table-cell office:value-type="float" office:value="8.00007339447506">
                <text:p>8.00007339447506</text:p>
              </table:table-cell>
              <table:table-cell office:value-type="float" office:value="12.0000593773776">
                <text:p>12.0000593773776</text:p>
              </table:table-cell>
              <table:table-cell office:value-type="float" office:value="16.0000453602802">
                <text:p>16.00004536028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</text:p>
                <draw:g>
                  <svg:desc>Sheet1.B60:Sheet1.B60</svg:desc>
                </draw:g>
              </table:table-cell>
              <table:table-cell office:value-type="float" office:value="0">
                <text:p>0</text:p>
                <draw:g>
                  <svg:desc>Sheet1.C60:Sheet1.H60</svg:desc>
                </draw:g>
              </table:table-cell>
              <table:table-cell office:value-type="float" office:value="4.00003669723753">
                <text:p>4.00003669723753</text:p>
              </table:table-cell>
              <table:table-cell office:value-type="float" office:value="8.00004803730758">
                <text:p>8.00004803730758</text:p>
              </table:table-cell>
              <table:table-cell office:value-type="float" office:value="12.0000593773776">
                <text:p>12.0000593773776</text:p>
              </table:table-cell>
              <table:table-cell office:value-type="float" office:value="16.0000296886888">
                <text:p>16.00002968868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  <draw:g>
                  <svg:desc>Sheet1.B61:Sheet1.B61</svg:desc>
                </draw:g>
              </table:table-cell>
              <table:table-cell office:value-type="float" office:value="0">
                <text:p>0</text:p>
                <draw:g>
                  <svg:desc>Sheet1.C61:Sheet1.H61</svg:desc>
                </draw:g>
              </table:table-cell>
              <table:table-cell office:value-type="float" office:value="4.00002401865379">
                <text:p>4.00002401865379</text:p>
              </table:table-cell>
              <table:table-cell office:value-type="float" office:value="8.00004803730758">
                <text:p>8.00004803730758</text:p>
              </table:table-cell>
              <table:table-cell office:value-type="float" office:value="12.0000388629982">
                <text:p>12.0000388629982</text:p>
              </table:table-cell>
              <table:table-cell office:value-type="float" office:value="16.0000296886888">
                <text:p>16.00002968868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0</text:p>
                <draw:g>
                  <svg:desc>Sheet1.B62:Sheet1.B62</svg:desc>
                </draw:g>
              </table:table-cell>
              <table:table-cell office:value-type="float" office:value="0">
                <text:p>0</text:p>
                <draw:g>
                  <svg:desc>Sheet1.C62:Sheet1.H62</svg:desc>
                </draw:g>
              </table:table-cell>
              <table:table-cell office:value-type="float" office:value="4.00002401865379">
                <text:p>4.00002401865379</text:p>
              </table:table-cell>
              <table:table-cell office:value-type="float" office:value="8.00003144082599">
                <text:p>8.00003144082599</text:p>
              </table:table-cell>
              <table:table-cell office:value-type="float" office:value="12.0000388629982">
                <text:p>12.0000388629982</text:p>
              </table:table-cell>
              <table:table-cell office:value-type="float" office:value="16.0000194314991">
                <text:p>16.00001943149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5</text:p>
                <draw:g>
                  <svg:desc>Sheet1.B63:Sheet1.B63</svg:desc>
                </draw:g>
              </table:table-cell>
              <table:table-cell office:value-type="float" office:value="0">
                <text:p>0</text:p>
                <draw:g>
                  <svg:desc>Sheet1.C63:Sheet1.H63</svg:desc>
                </draw:g>
              </table:table-cell>
              <table:table-cell office:value-type="float" office:value="4.00001572041299">
                <text:p>4.00001572041299</text:p>
              </table:table-cell>
              <table:table-cell office:value-type="float" office:value="8.00003144082599">
                <text:p>8.00003144082599</text:p>
              </table:table-cell>
              <table:table-cell office:value-type="float" office:value="12.0000254361625">
                <text:p>12.0000254361625</text:p>
              </table:table-cell>
              <table:table-cell office:value-type="float" office:value="16.0000194314991">
                <text:p>16.00001943149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</text:p>
                <draw:g>
                  <svg:desc>Sheet1.B64:Sheet1.B64</svg:desc>
                </draw:g>
              </table:table-cell>
              <table:table-cell office:value-type="float" office:value="0">
                <text:p>0</text:p>
                <draw:g>
                  <svg:desc>Sheet1.C64:Sheet1.H64</svg:desc>
                </draw:g>
              </table:table-cell>
              <table:table-cell office:value-type="float" office:value="4.00001572041299">
                <text:p>4.00001572041299</text:p>
              </table:table-cell>
              <table:table-cell office:value-type="float" office:value="8.00002057828777">
                <text:p>8.00002057828777</text:p>
              </table:table-cell>
              <table:table-cell office:value-type="float" office:value="12.0000254361625">
                <text:p>12.0000254361625</text:p>
              </table:table-cell>
              <table:table-cell office:value-type="float" office:value="16.0000127180813">
                <text:p>16.00001271808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  <draw:g>
                  <svg:desc>Sheet1.B65:Sheet1.B65</svg:desc>
                </draw:g>
              </table:table-cell>
              <table:table-cell office:value-type="float" office:value="0">
                <text:p>0</text:p>
                <draw:g>
                  <svg:desc>Sheet1.C65:Sheet1.H65</svg:desc>
                </draw:g>
              </table:table-cell>
              <table:table-cell office:value-type="float" office:value="4.00001028914388">
                <text:p>4.00001028914388</text:p>
              </table:table-cell>
              <table:table-cell office:value-type="float" office:value="8.00002057828777">
                <text:p>8.00002057828777</text:p>
              </table:table-cell>
              <table:table-cell office:value-type="float" office:value="12.0000166481845">
                <text:p>12.0000166481845</text:p>
              </table:table-cell>
              <table:table-cell office:value-type="float" office:value="16.0000127180813">
                <text:p>16.00001271808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</text:p>
                <draw:g>
                  <svg:desc>Sheet1.B66:Sheet1.B66</svg:desc>
                </draw:g>
              </table:table-cell>
              <table:table-cell office:value-type="float" office:value="0">
                <text:p>0</text:p>
                <draw:g>
                  <svg:desc>Sheet1.C66:Sheet1.H66</svg:desc>
                </draw:g>
              </table:table-cell>
              <table:table-cell office:value-type="float" office:value="4.00001028914388">
                <text:p>4.00001028914388</text:p>
              </table:table-cell>
              <table:table-cell office:value-type="float" office:value="8.0000134686642">
                <text:p>8.0000134686642</text:p>
              </table:table-cell>
              <table:table-cell office:value-type="float" office:value="12.0000166481845">
                <text:p>12.0000166481845</text:p>
              </table:table-cell>
              <table:table-cell office:value-type="float" office:value="16.0000083240923">
                <text:p>16.00000832409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5</text:p>
                <draw:g>
                  <svg:desc>Sheet1.B67:Sheet1.B67</svg:desc>
                </draw:g>
              </table:table-cell>
              <table:table-cell office:value-type="float" office:value="0">
                <text:p>0</text:p>
                <draw:g>
                  <svg:desc>Sheet1.C67:Sheet1.H67</svg:desc>
                </draw:g>
              </table:table-cell>
              <table:table-cell office:value-type="float" office:value="4.0000067343321">
                <text:p>4.0000067343321</text:p>
              </table:table-cell>
              <table:table-cell office:value-type="float" office:value="8.0000134686642">
                <text:p>8.0000134686642</text:p>
              </table:table-cell>
              <table:table-cell office:value-type="float" office:value="12.0000108963782">
                <text:p>12.0000108963782</text:p>
              </table:table-cell>
              <table:table-cell office:value-type="float" office:value="16.0000083240923">
                <text:p>16.00000832409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</text:p>
                <draw:g>
                  <svg:desc>Sheet1.B68:Sheet1.B68</svg:desc>
                </draw:g>
              </table:table-cell>
              <table:table-cell office:value-type="float" office:value="0">
                <text:p>0</text:p>
                <draw:g>
                  <svg:desc>Sheet1.C68:Sheet1.H68</svg:desc>
                </draw:g>
              </table:table-cell>
              <table:table-cell office:value-type="float" office:value="4.0000067343321">
                <text:p>4.0000067343321</text:p>
              </table:table-cell>
              <table:table-cell office:value-type="float" office:value="8.00000881535517">
                <text:p>8.00000881535517</text:p>
              </table:table-cell>
              <table:table-cell office:value-type="float" office:value="12.0000108963782">
                <text:p>12.0000108963782</text:p>
              </table:table-cell>
              <table:table-cell office:value-type="float" office:value="16.0000054481891">
                <text:p>16.00000544818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5</text:p>
                <draw:g>
                  <svg:desc>Sheet1.B69:Sheet1.B69</svg:desc>
                </draw:g>
              </table:table-cell>
              <table:table-cell office:value-type="float" office:value="0">
                <text:p>0</text:p>
                <draw:g>
                  <svg:desc>Sheet1.C69:Sheet1.H69</svg:desc>
                </draw:g>
              </table:table-cell>
              <table:table-cell office:value-type="float" office:value="4.00000440767758">
                <text:p>4.00000440767758</text:p>
              </table:table-cell>
              <table:table-cell office:value-type="float" office:value="8.00000881535517">
                <text:p>8.00000881535517</text:p>
              </table:table-cell>
              <table:table-cell office:value-type="float" office:value="12.0000071317721">
                <text:p>12.0000071317721</text:p>
              </table:table-cell>
              <table:table-cell office:value-type="float" office:value="16.0000054481891">
                <text:p>16.00000544818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0</text:p>
                <draw:g>
                  <svg:desc>Sheet1.B70:Sheet1.B70</svg:desc>
                </draw:g>
              </table:table-cell>
              <table:table-cell office:value-type="float" office:value="0">
                <text:p>0</text:p>
                <draw:g>
                  <svg:desc>Sheet1.C70:Sheet1.H70</svg:desc>
                </draw:g>
              </table:table-cell>
              <table:table-cell office:value-type="float" office:value="4.00000440767758">
                <text:p>4.00000440767758</text:p>
              </table:table-cell>
              <table:table-cell office:value-type="float" office:value="8.00000576972486">
                <text:p>8.00000576972486</text:p>
              </table:table-cell>
              <table:table-cell office:value-type="float" office:value="12.0000071317721">
                <text:p>12.0000071317721</text:p>
              </table:table-cell>
              <table:table-cell office:value-type="float" office:value="16.0000035658861">
                <text:p>16.00000356588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</text:p>
                <draw:g>
                  <svg:desc>Sheet1.B71:Sheet1.B71</svg:desc>
                </draw:g>
              </table:table-cell>
              <table:table-cell office:value-type="float" office:value="0">
                <text:p>0</text:p>
                <draw:g>
                  <svg:desc>Sheet1.C71:Sheet1.H71</svg:desc>
                </draw:g>
              </table:table-cell>
              <table:table-cell office:value-type="float" office:value="4.00000288486243">
                <text:p>4.00000288486243</text:p>
              </table:table-cell>
              <table:table-cell office:value-type="float" office:value="8.00000576972486">
                <text:p>8.00000576972486</text:p>
              </table:table-cell>
              <table:table-cell office:value-type="float" office:value="12.0000046678055">
                <text:p>12.0000046678055</text:p>
              </table:table-cell>
              <table:table-cell office:value-type="float" office:value="16.0000035658861">
                <text:p>16.00000356588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0</text:p>
                <draw:g>
                  <svg:desc>Sheet1.B72:Sheet1.B72</svg:desc>
                </draw:g>
              </table:table-cell>
              <table:table-cell office:value-type="float" office:value="0">
                <text:p>0</text:p>
                <draw:g>
                  <svg:desc>Sheet1.C72:Sheet1.H72</svg:desc>
                </draw:g>
              </table:table-cell>
              <table:table-cell office:value-type="float" office:value="4.00000288486243">
                <text:p>4.00000288486243</text:p>
              </table:table-cell>
              <table:table-cell office:value-type="float" office:value="8.00000377633395">
                <text:p>8.00000377633395</text:p>
              </table:table-cell>
              <table:table-cell office:value-type="float" office:value="12.0000046678055">
                <text:p>12.0000046678055</text:p>
              </table:table-cell>
              <table:table-cell office:value-type="float" office:value="16.0000023339027">
                <text:p>16.00000233390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5</text:p>
                <draw:g>
                  <svg:desc>Sheet1.B73:Sheet1.B73</svg:desc>
                </draw:g>
              </table:table-cell>
              <table:table-cell office:value-type="float" office:value="0">
                <text:p>0</text:p>
                <draw:g>
                  <svg:desc>Sheet1.C73:Sheet1.H73</svg:desc>
                </draw:g>
              </table:table-cell>
              <table:table-cell office:value-type="float" office:value="4.00000188816697">
                <text:p>4.00000188816697</text:p>
              </table:table-cell>
              <table:table-cell office:value-type="float" office:value="8.00000377633395">
                <text:p>8.00000377633395</text:p>
              </table:table-cell>
              <table:table-cell office:value-type="float" office:value="12.0000030551183">
                <text:p>12.0000030551183</text:p>
              </table:table-cell>
              <table:table-cell office:value-type="float" office:value="16.0000023339027">
                <text:p>16.00000233390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</text:p>
                <draw:g>
                  <svg:desc>Sheet1.B74:Sheet1.B74</svg:desc>
                </draw:g>
              </table:table-cell>
              <table:table-cell office:value-type="float" office:value="0">
                <text:p>0</text:p>
                <draw:g>
                  <svg:desc>Sheet1.C74:Sheet1.H74</svg:desc>
                </draw:g>
              </table:table-cell>
              <table:table-cell office:value-type="float" office:value="4.00000188816697">
                <text:p>4.00000188816697</text:p>
              </table:table-cell>
              <table:table-cell office:value-type="float" office:value="8.00000247164266">
                <text:p>8.00000247164266</text:p>
              </table:table-cell>
              <table:table-cell office:value-type="float" office:value="12.0000030551183">
                <text:p>12.0000030551183</text:p>
              </table:table-cell>
              <table:table-cell office:value-type="float" office:value="16.0000015275592">
                <text:p>16.00000152755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5</text:p>
                <draw:g>
                  <svg:desc>Sheet1.B75:Sheet1.B75</svg:desc>
                </draw:g>
              </table:table-cell>
              <table:table-cell office:value-type="float" office:value="0">
                <text:p>0</text:p>
                <draw:g>
                  <svg:desc>Sheet1.C75:Sheet1.H75</svg:desc>
                </draw:g>
              </table:table-cell>
              <table:table-cell office:value-type="float" office:value="4.00000123582133">
                <text:p>4.00000123582133</text:p>
              </table:table-cell>
              <table:table-cell office:value-type="float" office:value="8.00000247164266">
                <text:p>8.00000247164266</text:p>
              </table:table-cell>
              <table:table-cell office:value-type="float" office:value="12.0000019996009">
                <text:p>12.0000019996009</text:p>
              </table:table-cell>
              <table:table-cell office:value-type="float" office:value="16.0000015275592">
                <text:p>16.00000152755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</text:p>
                <draw:g>
                  <svg:desc>Sheet1.B76:Sheet1.B76</svg:desc>
                </draw:g>
              </table:table-cell>
              <table:table-cell office:value-type="float" office:value="0">
                <text:p>0</text:p>
                <draw:g>
                  <svg:desc>Sheet1.C76:Sheet1.H76</svg:desc>
                </draw:g>
              </table:table-cell>
              <table:table-cell office:value-type="float" office:value="4.00000123582133">
                <text:p>4.00000123582133</text:p>
              </table:table-cell>
              <table:table-cell office:value-type="float" office:value="8.00000161771112">
                <text:p>8.00000161771112</text:p>
              </table:table-cell>
              <table:table-cell office:value-type="float" office:value="12.0000019996009">
                <text:p>12.0000019996009</text:p>
              </table:table-cell>
              <table:table-cell office:value-type="float" office:value="16.0000009998005">
                <text:p>16.0000009998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5</text:p>
                <draw:g>
                  <svg:desc>Sheet1.B77:Sheet1.B77</svg:desc>
                </draw:g>
              </table:table-cell>
              <table:table-cell office:value-type="float" office:value="0">
                <text:p>0</text:p>
                <draw:g>
                  <svg:desc>Sheet1.C77:Sheet1.H77</svg:desc>
                </draw:g>
              </table:table-cell>
              <table:table-cell office:value-type="float" office:value="4.00000080885556">
                <text:p>4.00000080885556</text:p>
              </table:table-cell>
              <table:table-cell office:value-type="float" office:value="8.00000161771112">
                <text:p>8.00000161771112</text:p>
              </table:table-cell>
              <table:table-cell office:value-type="float" office:value="12.0000013087558">
                <text:p>12.0000013087558</text:p>
              </table:table-cell>
              <table:table-cell office:value-type="float" office:value="16.0000009998005">
                <text:p>16.0000009998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0</text:p>
                <draw:g>
                  <svg:desc>Sheet1.B78:Sheet1.B78</svg:desc>
                </draw:g>
              </table:table-cell>
              <table:table-cell office:value-type="float" office:value="0">
                <text:p>0</text:p>
                <draw:g>
                  <svg:desc>Sheet1.C78:Sheet1.H78</svg:desc>
                </draw:g>
              </table:table-cell>
              <table:table-cell office:value-type="float" office:value="4.00000080885556">
                <text:p>4.00000080885556</text:p>
              </table:table-cell>
              <table:table-cell office:value-type="float" office:value="8.00000105880567">
                <text:p>8.00000105880567</text:p>
              </table:table-cell>
              <table:table-cell office:value-type="float" office:value="12.0000013087558">
                <text:p>12.0000013087558</text:p>
              </table:table-cell>
              <table:table-cell office:value-type="float" office:value="16.0000006543779">
                <text:p>16.0000006543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5</text:p>
                <draw:g>
                  <svg:desc>Sheet1.B79:Sheet1.B79</svg:desc>
                </draw:g>
              </table:table-cell>
              <table:table-cell office:value-type="float" office:value="0">
                <text:p>0</text:p>
                <draw:g>
                  <svg:desc>Sheet1.C79:Sheet1.H79</svg:desc>
                </draw:g>
              </table:table-cell>
              <table:table-cell office:value-type="float" office:value="4.00000052940284">
                <text:p>4.00000052940284</text:p>
              </table:table-cell>
              <table:table-cell office:value-type="float" office:value="8.00000105880567">
                <text:p>8.00000105880567</text:p>
              </table:table-cell>
              <table:table-cell office:value-type="float" office:value="12.0000008565918">
                <text:p>12.0000008565918</text:p>
              </table:table-cell>
              <table:table-cell office:value-type="float" office:value="16.0000006543779">
                <text:p>16.0000006543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</text:p>
                <draw:g>
                  <svg:desc>Sheet1.B80:Sheet1.B80</svg:desc>
                </draw:g>
              </table:table-cell>
              <table:table-cell office:value-type="float" office:value="0">
                <text:p>0</text:p>
                <draw:g>
                  <svg:desc>Sheet1.C80:Sheet1.H80</svg:desc>
                </draw:g>
              </table:table-cell>
              <table:table-cell office:value-type="float" office:value="4.00000052940284">
                <text:p>4.00000052940284</text:p>
              </table:table-cell>
              <table:table-cell office:value-type="float" office:value="8.00000069299731">
                <text:p>8.00000069299731</text:p>
              </table:table-cell>
              <table:table-cell office:value-type="float" office:value="12.0000008565918">
                <text:p>12.0000008565918</text:p>
              </table:table-cell>
              <table:table-cell office:value-type="float" office:value="16.0000004282959">
                <text:p>16.0000004282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</text:p>
                <draw:g>
                  <svg:desc>Sheet1.B81:Sheet1.B81</svg:desc>
                </draw:g>
              </table:table-cell>
              <table:table-cell office:value-type="float" office:value="0">
                <text:p>0</text:p>
                <draw:g>
                  <svg:desc>Sheet1.C81:Sheet1.H81</svg:desc>
                </draw:g>
              </table:table-cell>
              <table:table-cell office:value-type="float" office:value="4.00000034649865">
                <text:p>4.00000034649865</text:p>
              </table:table-cell>
              <table:table-cell office:value-type="float" office:value="8.00000069299731">
                <text:p>8.00000069299731</text:p>
              </table:table-cell>
              <table:table-cell office:value-type="float" office:value="12.0000005606466">
                <text:p>12.0000005606466</text:p>
              </table:table-cell>
              <table:table-cell office:value-type="float" office:value="16.0000004282959">
                <text:p>16.0000004282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</text:p>
                <draw:g>
                  <svg:desc>Sheet1.B82:Sheet1.B82</svg:desc>
                </draw:g>
              </table:table-cell>
              <table:table-cell office:value-type="float" office:value="0">
                <text:p>0</text:p>
                <draw:g>
                  <svg:desc>Sheet1.C82:Sheet1.H82</svg:desc>
                </draw:g>
              </table:table-cell>
              <table:table-cell office:value-type="float" office:value="4.00000034649865">
                <text:p>4.00000034649865</text:p>
              </table:table-cell>
              <table:table-cell office:value-type="float" office:value="8.00000045357263">
                <text:p>8.00000045357263</text:p>
              </table:table-cell>
              <table:table-cell office:value-type="float" office:value="12.0000005606466">
                <text:p>12.0000005606466</text:p>
              </table:table-cell>
              <table:table-cell office:value-type="float" office:value="16.0000002803233">
                <text:p>16.00000028032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5</text:p>
                <draw:g>
                  <svg:desc>Sheet1.B83:Sheet1.B83</svg:desc>
                </draw:g>
              </table:table-cell>
              <table:table-cell office:value-type="float" office:value="0">
                <text:p>0</text:p>
                <draw:g>
                  <svg:desc>Sheet1.C83:Sheet1.H83</svg:desc>
                </draw:g>
              </table:table-cell>
              <table:table-cell office:value-type="float" office:value="4.00000022678631">
                <text:p>4.00000022678631</text:p>
              </table:table-cell>
              <table:table-cell office:value-type="float" office:value="8.00000045357263">
                <text:p>8.00000045357263</text:p>
              </table:table-cell>
              <table:table-cell office:value-type="float" office:value="12.000000366948">
                <text:p>12.000000366948</text:p>
              </table:table-cell>
              <table:table-cell office:value-type="float" office:value="16.0000002803233">
                <text:p>16.00000028032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0</text:p>
                <draw:g>
                  <svg:desc>Sheet1.B84:Sheet1.B84</svg:desc>
                </draw:g>
              </table:table-cell>
              <table:table-cell office:value-type="float" office:value="0">
                <text:p>0</text:p>
                <draw:g>
                  <svg:desc>Sheet1.C84:Sheet1.H84</svg:desc>
                </draw:g>
              </table:table-cell>
              <table:table-cell office:value-type="float" office:value="4.00000022678631">
                <text:p>4.00000022678631</text:p>
              </table:table-cell>
              <table:table-cell office:value-type="float" office:value="8.00000029686714">
                <text:p>8.00000029686714</text:p>
              </table:table-cell>
              <table:table-cell office:value-type="float" office:value="12.000000366948">
                <text:p>12.000000366948</text:p>
              </table:table-cell>
              <table:table-cell office:value-type="float" office:value="16.000000183474">
                <text:p>16.0000001834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5</text:p>
                <draw:g>
                  <svg:desc>Sheet1.B85:Sheet1.B85</svg:desc>
                </draw:g>
              </table:table-cell>
              <table:table-cell office:value-type="float" office:value="0">
                <text:p>0</text:p>
                <draw:g>
                  <svg:desc>Sheet1.C85:Sheet1.H85</svg:desc>
                </draw:g>
              </table:table-cell>
              <table:table-cell office:value-type="float" office:value="4.00000014843357">
                <text:p>4.00000014843357</text:p>
              </table:table-cell>
              <table:table-cell office:value-type="float" office:value="8.00000029686714">
                <text:p>8.00000029686714</text:p>
              </table:table-cell>
              <table:table-cell office:value-type="float" office:value="12.0000002401706">
                <text:p>12.0000002401706</text:p>
              </table:table-cell>
              <table:table-cell office:value-type="float" office:value="16.000000183474">
                <text:p>16.0000001834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0</text:p>
                <draw:g>
                  <svg:desc>Sheet1.B86:Sheet1.B86</svg:desc>
                </draw:g>
              </table:table-cell>
              <table:table-cell office:value-type="float" office:value="0">
                <text:p>0</text:p>
                <draw:g>
                  <svg:desc>Sheet1.C86:Sheet1.H86</svg:desc>
                </draw:g>
              </table:table-cell>
              <table:table-cell office:value-type="float" office:value="4.00000014843357">
                <text:p>4.00000014843357</text:p>
              </table:table-cell>
              <table:table-cell office:value-type="float" office:value="8.00000019430206">
                <text:p>8.00000019430206</text:p>
              </table:table-cell>
              <table:table-cell office:value-type="float" office:value="12.0000002401706">
                <text:p>12.0000002401706</text:p>
              </table:table-cell>
              <table:table-cell office:value-type="float" office:value="16.0000001200853">
                <text:p>16.00000012008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  <draw:g>
                  <svg:desc>Sheet1.B87:Sheet1.B87</svg:desc>
                </draw:g>
              </table:table-cell>
              <table:table-cell office:value-type="float" office:value="0">
                <text:p>0</text:p>
                <draw:g>
                  <svg:desc>Sheet1.C87:Sheet1.H87</svg:desc>
                </draw:g>
              </table:table-cell>
              <table:table-cell office:value-type="float" office:value="4.00000009715103">
                <text:p>4.00000009715103</text:p>
              </table:table-cell>
              <table:table-cell office:value-type="float" office:value="8.00000019430206">
                <text:p>8.00000019430206</text:p>
              </table:table-cell>
              <table:table-cell office:value-type="float" office:value="12.0000001571937">
                <text:p>12.0000001571937</text:p>
              </table:table-cell>
              <table:table-cell office:value-type="float" office:value="16.0000001200853">
                <text:p>16.00000012008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0</text:p>
                <draw:g>
                  <svg:desc>Sheet1.B88:Sheet1.B88</svg:desc>
                </draw:g>
              </table:table-cell>
              <table:table-cell office:value-type="float" office:value="0">
                <text:p>0</text:p>
                <draw:g>
                  <svg:desc>Sheet1.C88:Sheet1.H88</svg:desc>
                </draw:g>
              </table:table-cell>
              <table:table-cell office:value-type="float" office:value="4.00000009715103">
                <text:p>4.00000009715103</text:p>
              </table:table-cell>
              <table:table-cell office:value-type="float" office:value="8.00000012717235">
                <text:p>8.00000012717235</text:p>
              </table:table-cell>
              <table:table-cell office:value-type="float" office:value="12.0000001571937">
                <text:p>12.0000001571937</text:p>
              </table:table-cell>
              <table:table-cell office:value-type="float" office:value="16.0000000785968">
                <text:p>16.0000000785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5</text:p>
                <draw:g>
                  <svg:desc>Sheet1.B89:Sheet1.B89</svg:desc>
                </draw:g>
              </table:table-cell>
              <table:table-cell office:value-type="float" office:value="0">
                <text:p>0</text:p>
                <draw:g>
                  <svg:desc>Sheet1.C89:Sheet1.H89</svg:desc>
                </draw:g>
              </table:table-cell>
              <table:table-cell office:value-type="float" office:value="4.00000006358618">
                <text:p>4.00000006358618</text:p>
              </table:table-cell>
              <table:table-cell office:value-type="float" office:value="8.00000012717235">
                <text:p>8.00000012717235</text:p>
              </table:table-cell>
              <table:table-cell office:value-type="float" office:value="12.0000001028846">
                <text:p>12.0000001028846</text:p>
              </table:table-cell>
              <table:table-cell office:value-type="float" office:value="16.0000000785968">
                <text:p>16.0000000785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0</text:p>
                <draw:g>
                  <svg:desc>Sheet1.B90:Sheet1.B90</svg:desc>
                </draw:g>
              </table:table-cell>
              <table:table-cell office:value-type="float" office:value="0">
                <text:p>0</text:p>
                <draw:g>
                  <svg:desc>Sheet1.C90:Sheet1.H90</svg:desc>
                </draw:g>
              </table:table-cell>
              <table:table-cell office:value-type="float" office:value="4.00000006358618">
                <text:p>4.00000006358618</text:p>
              </table:table-cell>
              <table:table-cell office:value-type="float" office:value="8.00000008323539">
                <text:p>8.00000008323539</text:p>
              </table:table-cell>
              <table:table-cell office:value-type="float" office:value="12.0000001028846">
                <text:p>12.0000001028846</text:p>
              </table:table-cell>
              <table:table-cell office:value-type="float" office:value="16.0000000514423">
                <text:p>16.00000005144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</text:p>
                <draw:g>
                  <svg:desc>Sheet1.B91:Sheet1.B91</svg:desc>
                </draw:g>
              </table:table-cell>
              <table:table-cell office:value-type="float" office:value="0">
                <text:p>0</text:p>
                <draw:g>
                  <svg:desc>Sheet1.C91:Sheet1.H91</svg:desc>
                </draw:g>
              </table:table-cell>
              <table:table-cell office:value-type="float" office:value="4.00000004161769">
                <text:p>4.00000004161769</text:p>
              </table:table-cell>
              <table:table-cell office:value-type="float" office:value="8.00000008323539">
                <text:p>8.00000008323539</text:p>
              </table:table-cell>
              <table:table-cell office:value-type="float" office:value="12.0000000673388">
                <text:p>12.0000000673388</text:p>
              </table:table-cell>
              <table:table-cell office:value-type="float" office:value="16.0000000514423">
                <text:p>16.00000005144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</text:p>
                <draw:g>
                  <svg:desc>Sheet1.B92:Sheet1.B92</svg:desc>
                </draw:g>
              </table:table-cell>
              <table:table-cell office:value-type="float" office:value="0">
                <text:p>0</text:p>
                <draw:g>
                  <svg:desc>Sheet1.C92:Sheet1.H92</svg:desc>
                </draw:g>
              </table:table-cell>
              <table:table-cell office:value-type="float" office:value="4.00000004161769">
                <text:p>4.00000004161769</text:p>
              </table:table-cell>
              <table:table-cell office:value-type="float" office:value="8.00000005447827">
                <text:p>8.00000005447827</text:p>
              </table:table-cell>
              <table:table-cell office:value-type="float" office:value="12.0000000673388">
                <text:p>12.0000000673388</text:p>
              </table:table-cell>
              <table:table-cell office:value-type="float" office:value="16.0000000336694">
                <text:p>16.00000003366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5</text:p>
                <draw:g>
                  <svg:desc>Sheet1.B93:Sheet1.B93</svg:desc>
                </draw:g>
              </table:table-cell>
              <table:table-cell office:value-type="float" office:value="0">
                <text:p>0</text:p>
                <draw:g>
                  <svg:desc>Sheet1.C93:Sheet1.H93</svg:desc>
                </draw:g>
              </table:table-cell>
              <table:table-cell office:value-type="float" office:value="4.00000002723913">
                <text:p>4.00000002723913</text:p>
              </table:table-cell>
              <table:table-cell office:value-type="float" office:value="8.00000005447827">
                <text:p>8.00000005447827</text:p>
              </table:table-cell>
              <table:table-cell office:value-type="float" office:value="12.0000000440738">
                <text:p>12.0000000440738</text:p>
              </table:table-cell>
              <table:table-cell office:value-type="float" office:value="16.0000000336694">
                <text:p>16.00000003366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0</text:p>
                <draw:g>
                  <svg:desc>Sheet1.B94:Sheet1.B94</svg:desc>
                </draw:g>
              </table:table-cell>
              <table:table-cell office:value-type="float" office:value="0">
                <text:p>0</text:p>
                <draw:g>
                  <svg:desc>Sheet1.C94:Sheet1.H94</svg:desc>
                </draw:g>
              </table:table-cell>
              <table:table-cell office:value-type="float" office:value="4.00000002723913">
                <text:p>4.00000002723913</text:p>
              </table:table-cell>
              <table:table-cell office:value-type="float" office:value="8.00000003565649">
                <text:p>8.00000003565649</text:p>
              </table:table-cell>
              <table:table-cell office:value-type="float" office:value="12.0000000440738">
                <text:p>12.0000000440738</text:p>
              </table:table-cell>
              <table:table-cell office:value-type="float" office:value="16.0000000220369">
                <text:p>16.0000000220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  <draw:g>
                  <svg:desc>Sheet1.B95:Sheet1.B95</svg:desc>
                </draw:g>
              </table:table-cell>
              <table:table-cell office:value-type="float" office:value="0">
                <text:p>0</text:p>
                <draw:g>
                  <svg:desc>Sheet1.C95:Sheet1.H95</svg:desc>
                </draw:g>
              </table:table-cell>
              <table:table-cell office:value-type="float" office:value="4.00000001782824">
                <text:p>4.00000001782824</text:p>
              </table:table-cell>
              <table:table-cell office:value-type="float" office:value="8.00000003565649">
                <text:p>8.00000003565649</text:p>
              </table:table-cell>
              <table:table-cell office:value-type="float" office:value="12.0000000288467">
                <text:p>12.0000000288467</text:p>
              </table:table-cell>
              <table:table-cell office:value-type="float" office:value="16.0000000220369">
                <text:p>16.0000000220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0</text:p>
                <draw:g>
                  <svg:desc>Sheet1.B96:Sheet1.B96</svg:desc>
                </draw:g>
              </table:table-cell>
              <table:table-cell office:value-type="float" office:value="0">
                <text:p>0</text:p>
                <draw:g>
                  <svg:desc>Sheet1.C96:Sheet1.H96</svg:desc>
                </draw:g>
              </table:table-cell>
              <table:table-cell office:value-type="float" office:value="4.00000001782824">
                <text:p>4.00000001782824</text:p>
              </table:table-cell>
              <table:table-cell office:value-type="float" office:value="8.00000002333747">
                <text:p>8.00000002333747</text:p>
              </table:table-cell>
              <table:table-cell office:value-type="float" office:value="12.0000000288467">
                <text:p>12.0000000288467</text:p>
              </table:table-cell>
              <table:table-cell office:value-type="float" office:value="16.0000000144234">
                <text:p>16.00000001442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5</text:p>
                <draw:g>
                  <svg:desc>Sheet1.B97:Sheet1.B97</svg:desc>
                </draw:g>
              </table:table-cell>
              <table:table-cell office:value-type="float" office:value="0">
                <text:p>0</text:p>
                <draw:g>
                  <svg:desc>Sheet1.C97:Sheet1.H97</svg:desc>
                </draw:g>
              </table:table-cell>
              <table:table-cell office:value-type="float" office:value="4.00000001166874">
                <text:p>4.00000001166874</text:p>
              </table:table-cell>
              <table:table-cell office:value-type="float" office:value="8.00000002333747">
                <text:p>8.00000002333747</text:p>
              </table:table-cell>
              <table:table-cell office:value-type="float" office:value="12.0000000188804">
                <text:p>12.0000000188804</text:p>
              </table:table-cell>
              <table:table-cell office:value-type="float" office:value="16.0000000144234">
                <text:p>16.00000001442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0</text:p>
                <draw:g>
                  <svg:desc>Sheet1.B98:Sheet1.B98</svg:desc>
                </draw:g>
              </table:table-cell>
              <table:table-cell office:value-type="float" office:value="0">
                <text:p>0</text:p>
                <draw:g>
                  <svg:desc>Sheet1.C98:Sheet1.H98</svg:desc>
                </draw:g>
              </table:table-cell>
              <table:table-cell office:value-type="float" office:value="4.00000001166874">
                <text:p>4.00000001166874</text:p>
              </table:table-cell>
              <table:table-cell office:value-type="float" office:value="8.00000001527458">
                <text:p>8.00000001527458</text:p>
              </table:table-cell>
              <table:table-cell office:value-type="float" office:value="12.0000000188804">
                <text:p>12.0000000188804</text:p>
              </table:table-cell>
              <table:table-cell office:value-type="float" office:value="16.0000000094402">
                <text:p>16.00000000944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5</text:p>
                <draw:g>
                  <svg:desc>Sheet1.B99:Sheet1.B99</svg:desc>
                </draw:g>
              </table:table-cell>
              <table:table-cell office:value-type="float" office:value="0">
                <text:p>0</text:p>
                <draw:g>
                  <svg:desc>Sheet1.C99:Sheet1.H99</svg:desc>
                </draw:g>
              </table:table-cell>
              <table:table-cell office:value-type="float" office:value="4.00000000763729">
                <text:p>4.00000000763729</text:p>
              </table:table-cell>
              <table:table-cell office:value-type="float" office:value="8.00000001527458">
                <text:p>8.00000001527458</text:p>
              </table:table-cell>
              <table:table-cell office:value-type="float" office:value="12.0000000123574">
                <text:p>12.0000000123574</text:p>
              </table:table-cell>
              <table:table-cell office:value-type="float" office:value="16.0000000094402">
                <text:p>16.00000000944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0</text:p>
                <draw:g>
                  <svg:desc>Sheet1.B100:Sheet1.B100</svg:desc>
                </draw:g>
              </table:table-cell>
              <table:table-cell office:value-type="float" office:value="0">
                <text:p>0</text:p>
                <draw:g>
                  <svg:desc>Sheet1.C100:Sheet1.H100</svg:desc>
                </draw:g>
              </table:table-cell>
              <table:table-cell office:value-type="float" office:value="4.00000000763729">
                <text:p>4.00000000763729</text:p>
              </table:table-cell>
              <table:table-cell office:value-type="float" office:value="8.00000000999734">
                <text:p>8.00000000999734</text:p>
              </table:table-cell>
              <table:table-cell office:value-type="float" office:value="12.0000000123574">
                <text:p>12.0000000123574</text:p>
              </table:table-cell>
              <table:table-cell office:value-type="float" office:value="16.0000000061787">
                <text:p>16.00000000617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5</text:p>
                <draw:g>
                  <svg:desc>Sheet1.B101:Sheet1.B101</svg:desc>
                </draw:g>
              </table:table-cell>
              <table:table-cell office:value-type="float" office:value="0">
                <text:p>0</text:p>
                <draw:g>
                  <svg:desc>Sheet1.C101:Sheet1.H101</svg:desc>
                </draw:g>
              </table:table-cell>
              <table:table-cell office:value-type="float" office:value="4.00000000499867">
                <text:p>4.00000000499867</text:p>
              </table:table-cell>
              <table:table-cell office:value-type="float" office:value="8.00000000999734">
                <text:p>8.00000000999734</text:p>
              </table:table-cell>
              <table:table-cell office:value-type="float" office:value="12.000000008088">
                <text:p>12.000000008088</text:p>
              </table:table-cell>
              <table:table-cell office:value-type="float" office:value="16.0000000061787">
                <text:p>16.00000000617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0</text:p>
                <draw:g>
                  <svg:desc>Sheet1.B102:Sheet1.B102</svg:desc>
                </draw:g>
              </table:table-cell>
              <table:table-cell office:value-type="float" office:value="0">
                <text:p>0</text:p>
                <draw:g>
                  <svg:desc>Sheet1.C102:Sheet1.H102</svg:desc>
                </draw:g>
              </table:table-cell>
              <table:table-cell office:value-type="float" office:value="4.00000000499867">
                <text:p>4.00000000499867</text:p>
              </table:table-cell>
              <table:table-cell office:value-type="float" office:value="8.00000000654334">
                <text:p>8.00000000654334</text:p>
              </table:table-cell>
              <table:table-cell office:value-type="float" office:value="12.000000008088">
                <text:p>12.000000008088</text:p>
              </table:table-cell>
              <table:table-cell office:value-type="float" office:value="16.000000004044">
                <text:p>16.0000000040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5</text:p>
                <draw:g>
                  <svg:desc>Sheet1.B103:Sheet1.B103</svg:desc>
                </draw:g>
              </table:table-cell>
              <table:table-cell office:value-type="float" office:value="0">
                <text:p>0</text:p>
                <draw:g>
                  <svg:desc>Sheet1.C103:Sheet1.H103</svg:desc>
                </draw:g>
              </table:table-cell>
              <table:table-cell office:value-type="float" office:value="4.00000000327167">
                <text:p>4.00000000327167</text:p>
              </table:table-cell>
              <table:table-cell office:value-type="float" office:value="8.00000000654334">
                <text:p>8.00000000654334</text:p>
              </table:table-cell>
              <table:table-cell office:value-type="float" office:value="12.0000000052937">
                <text:p>12.0000000052937</text:p>
              </table:table-cell>
              <table:table-cell office:value-type="float" office:value="16.000000004044">
                <text:p>16.00000000404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